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pictos" svg:font-family="pictos" style:font-family-generic="roman" style:font-pitch="variable"/>
    <style:font-face style:name="roboto_condensed" svg:font-family="roboto_condensed"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master-page-name="Standard">
      <style:table-properties style:width="16.161cm" fo:margin-left="-0.026cm" fo:margin-top="0cm" fo:margin-bottom="0cm" style:page-number="auto" table:align="left" fo:background-color="#ffffff" style:writing-mode="lr-tb">
        <style:background-image/>
      </style:table-properties>
    </style:style>
    <style:style style:name="Tableau1.A" style:family="table-column">
      <style:table-column-properties style:column-width="4.868cm"/>
    </style:style>
    <style:style style:name="Tableau1.B" style:family="table-column">
      <style:table-column-properties style:column-width="11.292cm"/>
    </style:style>
    <style:style style:name="Tableau1.1" style:family="table-row">
      <style:table-row-properties fo:keep-together="auto"/>
    </style:style>
    <style:style style:name="Tableau1.A1" style:family="table-cell">
      <style:table-cell-properties fo:background-color="#ffffff" fo:padding="0.026cm" fo:border="none">
        <style:background-image/>
      </style:table-cell-properties>
    </style:style>
    <style:style style:name="Tableau2" style:family="table">
      <style:table-properties style:width="16.161cm" fo:margin-left="-0.026cm" fo:margin-top="0cm" fo:margin-bottom="0cm" table:align="left" fo:background-color="#ffffff" style:writing-mode="lr-tb">
        <style:background-image/>
      </style:table-properties>
    </style:style>
    <style:style style:name="Tableau2.A" style:family="table-column">
      <style:table-column-properties style:column-width="9.977cm"/>
    </style:style>
    <style:style style:name="Tableau2.B" style:family="table-column">
      <style:table-column-properties style:column-width="6.184cm"/>
    </style:style>
    <style:style style:name="Tableau2.1" style:family="table-row">
      <style:table-row-properties fo:keep-together="auto"/>
    </style:style>
    <style:style style:name="Tableau2.A1" style:family="table-cell">
      <style:table-cell-properties fo:background-color="#ffffff" fo:padding="0.026cm" fo:border="none">
        <style:background-image/>
      </style:table-cell-properties>
    </style:style>
    <style:style style:name="Tableau3" style:family="table">
      <style:table-properties style:width="15.921cm" style:rel-width="100%" fo:margin-left="-0.026cm" fo:margin-top="0cm" fo:margin-bottom="0cm" table:align="left" style:writing-mode="lr-tb"/>
    </style:style>
    <style:style style:name="Tableau3.A" style:family="table-column">
      <style:table-column-properties style:column-width="2.468cm" style:rel-column-width="10157*"/>
    </style:style>
    <style:style style:name="Tableau3.B" style:family="table-column">
      <style:table-column-properties style:column-width="13.453cm" style:rel-column-width="55377*"/>
    </style:style>
    <style:style style:name="Tableau3.1" style:family="table-row">
      <style:table-row-properties fo:keep-together="auto"/>
    </style:style>
    <style:style style:name="Tableau3.A1" style:family="table-cell">
      <style:table-cell-properties fo:background-color="#f5f6f7" fo:padding="0.026cm" fo:border="none">
        <style:background-image/>
      </style:table-cell-properties>
    </style:style>
    <style:style style:name="Tableau3.B1" style:family="table-cell">
      <style:table-cell-properties style:vertical-align="middle" fo:background-color="#f5f6f7" fo:padding="0.026cm" fo:border="none">
        <style:background-image/>
      </style:table-cell-properties>
    </style:style>
    <style:style style:name="Tableau4" style:family="table">
      <style:table-properties style:width="16.161cm" fo:margin-left="-0.026cm" fo:margin-top="0cm" fo:margin-bottom="0cm" table:align="left" fo:background-color="#ffffff" style:writing-mode="lr-tb">
        <style:background-image/>
      </style:table-properties>
    </style:style>
    <style:style style:name="Tableau4.A" style:family="table-column">
      <style:table-column-properties style:column-width="9.687cm"/>
    </style:style>
    <style:style style:name="Tableau4.B" style:family="table-column">
      <style:table-column-properties style:column-width="0.053cm"/>
    </style:style>
    <style:style style:name="Tableau4.C" style:family="table-column">
      <style:table-column-properties style:column-width="6.421cm"/>
    </style:style>
    <style:style style:name="Tableau4.1" style:family="table-row">
      <style:table-row-properties fo:keep-together="auto"/>
    </style:style>
    <style:style style:name="Tableau4.A1" style:family="table-cell">
      <style:table-cell-properties fo:background-color="#ffffff" fo:padding="0.026cm" fo:border="none">
        <style:background-image/>
      </style:table-cell-properties>
    </style:style>
    <style:style style:name="Tableau5" style:family="table">
      <style:table-properties style:width="16.161cm" fo:margin-left="-0.026cm" fo:margin-top="0cm" fo:margin-bottom="0cm" table:align="left" fo:background-color="#ffffff" style:writing-mode="lr-tb">
        <style:background-image/>
      </style:table-properties>
    </style:style>
    <style:style style:name="Tableau5.A" style:family="table-column">
      <style:table-column-properties style:column-width="3.369cm"/>
    </style:style>
    <style:style style:name="Tableau5.B" style:family="table-column">
      <style:table-column-properties style:column-width="12.792cm"/>
    </style:style>
    <style:style style:name="Tableau5.1" style:family="table-row">
      <style:table-row-properties fo:keep-together="auto"/>
    </style:style>
    <style:style style:name="Tableau5.A1" style:family="table-cell">
      <style:table-cell-properties fo:background-color="#ffffff" fo:padding="0.026cm" fo:border="none">
        <style:background-image/>
      </style:table-cell-properties>
    </style:style>
    <style:style style:name="Tableau6" style:family="table">
      <style:table-properties style:width="16.161cm" fo:margin-left="-0.026cm" fo:margin-top="0cm" fo:margin-bottom="0cm" table:align="left" fo:background-color="#ffffff" style:writing-mode="lr-tb">
        <style:background-image/>
      </style:table-properties>
    </style:style>
    <style:style style:name="Tableau6.A" style:family="table-column">
      <style:table-column-properties style:column-width="4.165cm"/>
    </style:style>
    <style:style style:name="Tableau6.B" style:family="table-column">
      <style:table-column-properties style:column-width="11.996cm"/>
    </style:style>
    <style:style style:name="Tableau6.1" style:family="table-row">
      <style:table-row-properties fo:keep-together="auto"/>
    </style:style>
    <style:style style:name="Tableau6.A1" style:family="table-cell">
      <style:table-cell-properties fo:background-color="#ffffff" fo:padding="0.026cm" fo:border="none">
        <style:background-image/>
      </style:table-cell-properties>
    </style:style>
    <style:style style:name="Tableau7" style:family="table">
      <style:table-properties style:width="16.161cm" fo:margin-left="-0.026cm" fo:margin-top="0cm" fo:margin-bottom="0cm" table:align="left" fo:background-color="#ffffff" style:writing-mode="lr-tb">
        <style:background-image/>
      </style:table-properties>
    </style:style>
    <style:style style:name="Tableau7.A" style:family="table-column">
      <style:table-column-properties style:column-width="5.927cm"/>
    </style:style>
    <style:style style:name="Tableau7.B" style:family="table-column">
      <style:table-column-properties style:column-width="10.234cm"/>
    </style:style>
    <style:style style:name="Tableau7.1" style:family="table-row">
      <style:table-row-properties fo:keep-together="auto"/>
    </style:style>
    <style:style style:name="Tableau7.A1" style:family="table-cell">
      <style:table-cell-properties fo:background-color="#ffffff" fo:padding="0.026cm" fo:border="none">
        <style:background-image/>
      </style:table-cell-properties>
    </style:style>
    <style:style style:name="Tableau8" style:family="table">
      <style:table-properties style:width="16.161cm" fo:margin-left="-0.026cm" fo:margin-top="0cm" fo:margin-bottom="0cm" table:align="left" fo:background-color="#ffffff" style:writing-mode="lr-tb">
        <style:background-image/>
      </style:table-properties>
    </style:style>
    <style:style style:name="Tableau8.A" style:family="table-column">
      <style:table-column-properties style:column-width="3.688cm"/>
    </style:style>
    <style:style style:name="Tableau8.B" style:family="table-column">
      <style:table-column-properties style:column-width="12.472cm"/>
    </style:style>
    <style:style style:name="Tableau8.1" style:family="table-row">
      <style:table-row-properties fo:keep-together="auto"/>
    </style:style>
    <style:style style:name="Tableau8.A1" style:family="table-cell">
      <style:table-cell-properties fo:background-color="#ffffff" fo:padding="0.026cm" fo:border="none">
        <style:background-image/>
      </style:table-cell-properties>
    </style:style>
    <style:style style:name="Tableau9" style:family="table">
      <style:table-properties style:width="16.161cm" fo:margin-left="-0.026cm" fo:margin-top="0cm" fo:margin-bottom="0cm" table:align="left" fo:background-color="#ffffff" style:writing-mode="lr-tb">
        <style:background-image/>
      </style:table-properties>
    </style:style>
    <style:style style:name="Tableau9.A" style:family="table-column">
      <style:table-column-properties style:column-width="3.962cm"/>
    </style:style>
    <style:style style:name="Tableau9.B" style:family="table-column">
      <style:table-column-properties style:column-width="12.199cm"/>
    </style:style>
    <style:style style:name="Tableau9.1" style:family="table-row">
      <style:table-row-properties fo:keep-together="auto"/>
    </style:style>
    <style:style style:name="Tableau9.A1" style:family="table-cell">
      <style:table-cell-properties fo:background-color="#ffffff" fo:padding="0.026cm" fo:border="none">
        <style:background-image/>
      </style:table-cell-properties>
    </style:style>
    <style:style style:name="Tableau10" style:family="table">
      <style:table-properties style:width="16.161cm" fo:margin-left="-0.026cm" fo:margin-top="0cm" fo:margin-bottom="0cm" table:align="left" fo:background-color="#ffffff" style:writing-mode="lr-tb">
        <style:background-image/>
      </style:table-properties>
    </style:style>
    <style:style style:name="Tableau10.A" style:family="table-column">
      <style:table-column-properties style:column-width="3.688cm"/>
    </style:style>
    <style:style style:name="Tableau10.B" style:family="table-column">
      <style:table-column-properties style:column-width="12.472cm"/>
    </style:style>
    <style:style style:name="Tableau10.1" style:family="table-row">
      <style:table-row-properties fo:keep-together="auto"/>
    </style:style>
    <style:style style:name="Tableau10.A1" style:family="table-cell">
      <style:table-cell-properties fo:background-color="#ffffff" fo:padding="0.026cm" fo:border="none">
        <style:background-image/>
      </style:table-cell-properties>
    </style:style>
    <style:style style:name="Tableau11" style:family="table">
      <style:table-properties style:width="16.161cm" fo:margin-left="-0.026cm" fo:margin-top="0cm" fo:margin-bottom="0cm" table:align="left" fo:background-color="#ffffff" style:writing-mode="lr-tb">
        <style:background-image/>
      </style:table-properties>
    </style:style>
    <style:style style:name="Tableau11.A" style:family="table-column">
      <style:table-column-properties style:column-width="7.712cm"/>
    </style:style>
    <style:style style:name="Tableau11.B" style:family="table-column">
      <style:table-column-properties style:column-width="8.449cm"/>
    </style:style>
    <style:style style:name="Tableau11.1" style:family="table-row">
      <style:table-row-properties fo:keep-together="auto"/>
    </style:style>
    <style:style style:name="Tableau11.A1" style:family="table-cell">
      <style:table-cell-properties fo:background-color="#ffffff" fo:padding="0.026cm" fo:border="none">
        <style:background-image/>
      </style:table-cell-properties>
    </style:style>
    <style:style style:name="Tableau12" style:family="table">
      <style:table-properties style:width="16.161cm" fo:margin-left="-0.026cm" fo:margin-top="0cm" fo:margin-bottom="0cm" table:align="left" fo:background-color="#ffffff" style:writing-mode="lr-tb">
        <style:background-image/>
      </style:table-properties>
    </style:style>
    <style:style style:name="Tableau12.A" style:family="table-column">
      <style:table-column-properties style:column-width="6.121cm"/>
    </style:style>
    <style:style style:name="Tableau12.B" style:family="table-column">
      <style:table-column-properties style:column-width="10.04cm"/>
    </style:style>
    <style:style style:name="Tableau12.1" style:family="table-row">
      <style:table-row-properties fo:keep-together="auto"/>
    </style:style>
    <style:style style:name="Tableau12.A1" style:family="table-cell">
      <style:table-cell-properties fo:background-color="#ffffff" fo:padding="0.026cm" fo:border="none">
        <style:background-image/>
      </style:table-cell-properties>
    </style:style>
    <style:style style:name="Tableau13" style:family="table">
      <style:table-properties style:width="16.161cm" fo:margin-left="-0.026cm" fo:margin-top="0cm" fo:margin-bottom="0cm" table:align="left" fo:background-color="#ffffff" style:writing-mode="lr-tb">
        <style:background-image/>
      </style:table-properties>
    </style:style>
    <style:style style:name="Tableau13.A" style:family="table-column">
      <style:table-column-properties style:column-width="3.688cm"/>
    </style:style>
    <style:style style:name="Tableau13.B" style:family="table-column">
      <style:table-column-properties style:column-width="12.472cm"/>
    </style:style>
    <style:style style:name="Tableau13.1" style:family="table-row">
      <style:table-row-properties fo:keep-together="auto"/>
    </style:style>
    <style:style style:name="Tableau13.A1" style:family="table-cell">
      <style:table-cell-properties fo:background-color="#ffffff" fo:padding="0.026cm" fo:border="none">
        <style:background-image/>
      </style:table-cell-properties>
    </style:style>
    <style:style style:name="P1" style:family="paragraph" style:parent-style-name="Standard">
      <style:text-properties style:font-name="Calibri" fo:font-size="11pt" fo:language="fr" fo:country="FR" style:font-name-asian="Calibri1" style:font-size-asian="11pt" style:font-name-complex="Calibri1" style:font-size-complex="11pt"/>
    </style:style>
    <style:style style:name="P2" style:family="paragraph" style:parent-style-name="Standard">
      <style:paragraph-properties fo:text-align="center" style:justify-single-word="false"/>
      <style:text-properties fo:font-weight="bold" officeooo:paragraph-rsid="00144e65" style:font-weight-asian="bold"/>
    </style:style>
    <style:style style:name="P3" style:family="paragraph" style:parent-style-name="Standard">
      <style:text-properties officeooo:paragraph-rsid="00144e65"/>
    </style:style>
    <style:style style:name="P4" style:family="paragraph" style:parent-style-name="Standard">
      <style:text-properties officeooo:paragraph-rsid="001513ef"/>
    </style:style>
    <style:style style:name="P5" style:family="paragraph" style:parent-style-name="Standard">
      <style:paragraph-properties fo:margin-left="0cm" fo:margin-right="0cm" fo:text-indent="0cm" style:auto-text-indent="false"/>
      <style:text-properties officeooo:rsid="00144e65" officeooo:paragraph-rsid="00144e65"/>
    </style:style>
    <style:style style:name="P6" style:family="paragraph" style:parent-style-name="Standard">
      <style:paragraph-properties fo:margin-left="0cm" fo:margin-right="0cm" fo:text-indent="0cm" style:auto-text-indent="false"/>
      <style:text-properties officeooo:rsid="00144e65" officeooo:paragraph-rsid="001513ef"/>
    </style:style>
    <style:style style:name="P7" style:family="paragraph" style:parent-style-name="Standard">
      <style:paragraph-properties fo:margin-top="0cm" fo:margin-bottom="0cm" loext:contextual-spacing="false" fo:line-height="100%"/>
      <style:text-properties style:font-name="Verdana" fo:font-size="12pt" officeooo:paragraph-rsid="00144e65" style:font-name-asian="Times New Roman1" style:font-size-asian="12pt" style:language-asian="fr" style:country-asian="FR" style:font-name-complex="Times New Roman1" style:font-size-complex="12pt"/>
    </style:style>
    <style:style style:name="P8" style:family="paragraph" style:parent-style-name="Standard">
      <style:paragraph-properties fo:margin-top="0cm" fo:margin-bottom="0cm" loext:contextual-spacing="false" fo:line-height="100%"/>
      <style:text-properties style:font-name="Verdana" fo:font-size="9.5pt" officeooo:paragraph-rsid="00144e65" style:font-name-asian="Times New Roman1" style:font-size-asian="9.5pt" style:language-asian="fr" style:country-asian="FR" style:font-name-complex="Times New Roman1" style:font-size-complex="9.5pt"/>
    </style:style>
    <style:style style:name="P9" style:family="paragraph" style:parent-style-name="Standard">
      <style:paragraph-properties fo:margin-top="0cm" fo:margin-bottom="0cm" loext:contextual-spacing="false" fo:line-height="100%"/>
      <style:text-properties officeooo:paragraph-rsid="00144e65"/>
    </style:style>
    <style:style style:name="P10" style:family="paragraph" style:parent-style-name="Standard">
      <style:paragraph-properties fo:margin-top="0cm" fo:margin-bottom="0cm" loext:contextual-spacing="false" fo:line-height="100%"/>
      <style:text-properties fo:color="#808080" style:font-name="Verdana" fo:font-size="9.5pt" fo:font-weight="bold" officeooo:paragraph-rsid="00144e65" style:font-name-asian="Times New Roman1" style:font-size-asian="9.5pt" style:language-asian="fr" style:country-asian="FR" style:font-weight-asian="bold" style:font-name-complex="Times New Roman1" style:font-size-complex="9.5pt" style:font-weight-complex="bold"/>
    </style:style>
    <style:style style:name="P11" style:family="paragraph" style:parent-style-name="notice">
      <loext:graphic-properties draw:fill="solid" draw:fill-color="#ffffff"/>
      <style:paragraph-properties fo:margin-top="0cm" fo:margin-bottom="0cm" loext:contextual-spacing="false" fo:background-color="#ffffff"/>
      <style:text-properties officeooo:paragraph-rsid="00144e65"/>
    </style:style>
    <style:style style:name="P12" style:family="paragraph" style:parent-style-name="Standard">
      <style:paragraph-properties fo:break-before="page"/>
      <style:text-properties officeooo:paragraph-rsid="00144e65"/>
    </style:style>
    <style:style style:name="P13" style:family="paragraph" style:parent-style-name="Standard">
      <style:paragraph-properties fo:break-before="page"/>
      <style:text-properties officeooo:paragraph-rsid="001513ef"/>
    </style:style>
    <style:style style:name="P14" style:family="paragraph" style:parent-style-name="notice">
      <loext:graphic-properties draw:fill="solid" draw:fill-color="#ffffff"/>
      <style:paragraph-properties fo:margin-top="0.291cm" fo:margin-bottom="0cm" loext:contextual-spacing="false" fo:background-color="#ffffff"/>
      <style:text-properties officeooo:paragraph-rsid="00144e65"/>
    </style:style>
    <style:style style:name="P15" style:family="paragraph" style:parent-style-name="Heading_20_1">
      <style:text-properties fo:language="fr" fo:country="FR"/>
    </style:style>
    <style:style style:name="P16" style:family="paragraph" style:parent-style-name="List_20_Paragraph" style:list-style-name="WWNum2">
      <style:text-properties style:font-name="Calibri" fo:font-size="11pt" fo:language="fr" fo:country="FR" style:font-name-asian="Calibri1" style:font-size-asian="11pt" style:font-name-complex="Calibri1" style:font-size-complex="11pt"/>
    </style:style>
    <style:style style:name="P17" style:family="paragraph" style:parent-style-name="List_20_Paragraph" style:list-style-name="WWNum1"/>
    <style:style style:name="P18" style:family="paragraph" style:parent-style-name="List_20_Paragraph" style:list-style-name="WWNum1">
      <style:text-properties officeooo:rsid="00144e65" officeooo:paragraph-rsid="00144e65"/>
    </style:style>
    <style:style style:name="P19" style:family="paragraph" style:parent-style-name="List_20_Paragraph" style:list-style-name="WWNum2">
      <style:paragraph-properties fo:margin-top="0cm" fo:margin-bottom="0cm" loext:contextual-spacing="true"/>
      <style:text-properties style:font-name="Calibri" fo:font-size="11pt" fo:language="fr" fo:country="FR" style:font-name-asian="Calibri1" style:font-size-asian="11pt" style:font-name-complex="Calibri1" style:font-size-complex="11pt"/>
    </style:style>
    <style:style style:name="P20" style:family="paragraph" style:parent-style-name="List_20_Paragraph" style:list-style-name="WWNum1">
      <style:paragraph-properties fo:margin-left="0cm" fo:margin-right="0cm" fo:text-indent="0cm" style:auto-text-indent="false"/>
      <style:text-properties officeooo:paragraph-rsid="001513ef"/>
    </style:style>
    <style:style style:name="P21" style:family="paragraph" style:parent-style-name="Title" style:master-page-name="Standard">
      <style:paragraph-properties style:page-number="auto"/>
      <style:text-properties fo:language="fr" fo:country="FR"/>
    </style:style>
    <style:style style:name="P22" style:family="paragraph" style:parent-style-name="Standard">
      <style:text-properties style:font-name="Calibri" fo:font-size="11pt" fo:language="fr" fo:country="FR" style:font-name-asian="Calibri1" style:font-size-asian="11pt" style:font-name-complex="Calibri1" style:font-size-complex="11pt"/>
    </style:style>
    <style:style style:name="P23" style:family="paragraph" style:parent-style-name="Standard">
      <style:paragraph-properties fo:text-align="center" style:justify-single-word="false"/>
      <style:text-properties fo:font-weight="bold" officeooo:paragraph-rsid="00144e65" style:font-weight-asian="bold"/>
    </style:style>
    <style:style style:name="P24" style:family="paragraph" style:parent-style-name="Standard">
      <style:text-properties officeooo:paragraph-rsid="001513ef" fo:background-color="#ffffff"/>
    </style:style>
    <style:style style:name="P25" style:family="paragraph" style:parent-style-name="Standard">
      <style:paragraph-properties fo:margin-top="0cm" fo:margin-bottom="0cm" loext:contextual-spacing="false" fo:line-height="100%"/>
      <style:text-properties fo:color="#808080" style:font-name="Verdana" fo:font-size="9.5pt" fo:font-weight="bold" officeooo:paragraph-rsid="00144e65" style:font-name-asian="Times New Roman1" style:font-size-asian="9.5pt" style:language-asian="fr" style:country-asian="FR" style:font-weight-asian="bold" style:font-name-complex="Times New Roman1" style:font-size-complex="9.5pt" style:font-weight-complex="bold"/>
    </style:style>
    <style:style style:name="P26" style:family="paragraph" style:parent-style-name="Standard">
      <style:paragraph-properties fo:margin-top="0cm" fo:margin-bottom="0cm" loext:contextual-spacing="false" fo:line-height="100%"/>
      <style:text-properties style:font-name="Verdana" fo:font-size="9.5pt" officeooo:paragraph-rsid="00144e65" style:font-name-asian="Times New Roman1" style:font-size-asian="9.5pt" style:language-asian="fr" style:country-asian="FR" style:font-name-complex="Times New Roman1" style:font-size-complex="9.5pt"/>
    </style:style>
    <style:style style:name="P27" style:family="paragraph" style:parent-style-name="Standard">
      <style:paragraph-properties fo:margin-top="0cm" fo:margin-bottom="0cm" loext:contextual-spacing="false" fo:line-height="100%"/>
      <style:text-properties fo:color="#615467" style:font-name="Helvetica" fo:font-size="9.5pt" fo:font-weight="bold" officeooo:paragraph-rsid="00144e65" style:font-name-asian="Times New Roman1" style:font-size-asian="9.5pt" style:language-asian="fr" style:country-asian="FR" style:font-weight-asian="bold" style:font-name-complex="Times New Roman1" style:font-size-complex="9.5pt" style:font-weight-complex="bold"/>
    </style:style>
    <style:style style:name="P28" style:family="paragraph" style:parent-style-name="Standard">
      <style:paragraph-properties fo:margin-top="0cm" fo:margin-bottom="0cm" loext:contextual-spacing="false" fo:line-height="100%"/>
      <style:text-properties fo:color="#615467" style:font-name="Helvetica" fo:font-size="9.5pt" officeooo:paragraph-rsid="00144e65" style:font-name-asian="Times New Roman1" style:font-size-asian="9.5pt" style:language-asian="fr" style:country-asian="FR" style:font-name-complex="Times New Roman1" style:font-size-complex="9.5pt"/>
    </style:style>
    <style:style style:name="T1" style:family="text">
      <style:text-properties style:font-name="Calibri" fo:font-size="11pt" fo:language="fr" fo:country="FR" style:font-name-asian="Calibri1" style:font-size-asian="11pt" style:font-name-complex="Calibri1" style:font-size-complex="11pt"/>
    </style:style>
    <style:style style:name="T2" style:family="text">
      <style:text-properties style:font-name="Calibri" fo:font-size="11pt" fo:language="fr" fo:country="FR" officeooo:rsid="001147aa" style:font-name-asian="Calibri1" style:font-size-asian="11pt" style:font-name-complex="Calibri1" style:font-size-complex="11pt"/>
    </style:style>
    <style:style style:name="T3" style:family="text">
      <style:text-properties style:font-name="Calibri" fo:font-size="11pt" fo:language="fr" fo:country="FR" officeooo:rsid="00144e65" style:font-name-asian="Calibri1" style:font-size-asian="11pt" style:font-name-complex="Calibri1" style:font-size-complex="11pt"/>
    </style:style>
    <style:style style:name="T4" style:family="text">
      <style:text-properties style:font-name="Calibri" fo:font-size="11pt" fo:language="fr" fo:country="FR" fo:font-style="italic" style:font-name-asian="Calibri1" style:font-size-asian="11pt" style:font-style-asian="italic" style:font-name-complex="Calibri1" style:font-size-complex="11pt" style:font-style-complex="italic"/>
    </style:style>
    <style:style style:name="T5" style:family="text">
      <style:text-properties style:font-name="Calibri" fo:font-size="11pt" fo:language="fr" fo:country="FR" fo:font-style="italic" officeooo:rsid="00144e65" style:font-name-asian="Calibri1" style:font-size-asian="11pt" style:font-style-asian="italic" style:font-name-complex="Calibri1" style:font-size-complex="11pt" style:font-style-complex="italic"/>
    </style:style>
    <style:style style:name="T6" style:family="text">
      <style:text-properties style:font-name="Calibri" fo:font-size="11pt" fo:language="fr" fo:country="FR" fo:font-style="normal" style:font-name-asian="Calibri1" style:font-size-asian="11pt" style:font-style-asian="normal" style:font-name-complex="Calibri1" style:font-size-complex="11pt" style:font-style-complex="normal"/>
    </style:style>
    <style:style style:name="T7" style:family="text">
      <style:text-properties style:font-name="Calibri" fo:font-size="11pt" fo:language="fr" fo:country="FR" fo:font-style="normal" officeooo:rsid="00144e65" style:font-name-asian="Calibri1" style:font-size-asian="11pt" style:font-style-asian="normal" style:font-name-complex="Calibri1" style:font-size-complex="11pt" style:font-style-complex="normal"/>
    </style:style>
    <style:style style:name="T8" style:family="text">
      <style:text-properties fo:color="#808080" style:font-name="Verdana" fo:font-size="9.5pt" fo:font-weight="bold" style:font-name-asian="Times New Roman1" style:font-size-asian="9.5pt" style:language-asian="fr" style:country-asian="FR" style:font-weight-asian="bold" style:font-name-complex="Times New Roman1" style:font-size-complex="9.5pt" style:font-weight-complex="bold"/>
    </style:style>
    <style:style style:name="T9" style:family="text">
      <style:text-properties fo:color="#4172b8" style:font-name="Verdana" fo:font-size="9.5pt" style:text-underline-style="solid" style:text-underline-width="auto" style:text-underline-color="font-color" style:font-name-asian="Times New Roman1" style:font-size-asian="9.5pt" style:language-asian="fr" style:country-asian="FR" style:font-name-complex="Times New Roman1" style:font-size-complex="9.5pt"/>
    </style:style>
    <style:style style:name="T10" style:family="text">
      <style:text-properties fo:color="#4172b8" style:font-name="Verdana" fo:font-size="9.5pt" style:text-underline-style="solid" style:text-underline-width="auto" style:text-underline-color="font-color" fo:font-weight="bold" style:font-name-asian="Times New Roman1" style:font-size-asian="9.5pt" style:language-asian="fr" style:country-asian="FR" style:font-weight-asian="bold" style:font-name-complex="Times New Roman1" style:font-size-complex="9.5pt" style:font-weight-complex="bold"/>
    </style:style>
    <style:style style:name="T11" style:family="text">
      <style:text-properties style:font-name="Verdana" fo:font-size="9.5pt" style:font-name-asian="Times New Roman1" style:font-size-asian="9.5pt" style:language-asian="fr" style:country-asian="FR" style:font-name-complex="Times New Roman1" style:font-size-complex="9.5pt"/>
    </style:style>
    <style:style style:name="T12" style:family="text">
      <style:text-properties style:font-name="Verdana" fo:font-size="9.5pt" fo:font-weight="bold" style:font-name-asian="Times New Roman1" style:font-size-asian="9.5pt" style:language-asian="fr" style:country-asian="FR" style:font-weight-asian="bold" style:font-name-complex="Times New Roman1" style:font-size-complex="9.5pt" style:font-weight-complex="bold"/>
    </style:style>
    <style:style style:name="T13" style:family="text">
      <style:text-properties fo:color="#615467" style:font-name="Helvetica" fo:font-size="9.5pt" style:font-name-asian="Times New Roman1" style:font-size-asian="9.5pt" style:language-asian="fr" style:country-asian="FR" style:font-name-complex="Times New Roman1" style:font-size-complex="9.5pt"/>
    </style:style>
    <style:style style:name="T14" style:family="text">
      <style:text-properties fo:color="#615467" style:font-name="Helvetica" fo:font-size="7.5pt" style:font-name-asian="Times New Roman1" style:font-size-asian="7.5pt" style:language-asian="fr" style:country-asian="FR" style:font-name-complex="Times New Roman1" style:font-size-complex="7.5pt"/>
    </style:style>
    <style:style style:name="T15" style:family="text">
      <style:text-properties fo:color="#4e4e51" style:font-name="roboto_condensed" fo:font-size="10.5pt" fo:font-weight="bold" style:font-size-asian="10.5pt" style:font-weight-asian="bold" style:font-size-complex="10.5pt" style:font-weight-complex="bold"/>
    </style:style>
    <style:style style:name="T16" style:family="text">
      <style:text-properties fo:color="#4e4e51" style:font-name="roboto_condensed" fo:font-size="10.5pt" style:font-size-asian="10.5pt" style:font-size-complex="10.5pt"/>
    </style:style>
    <style:style style:name="T17" style:family="text">
      <style:text-properties fo:color="#4e4e51" style:font-name="pictos" fo:font-size="13.5pt" style:text-underline-style="solid" style:text-underline-width="auto" style:text-underline-color="font-color" style:font-size-asian="13.5pt" style:font-size-complex="13.5pt"/>
    </style:style>
    <style:style style:name="T18" style:family="text">
      <style:text-properties fo:color="#007e8b" style:font-name="roboto_condensed" fo:font-size="10.5pt" style:font-size-asian="10.5pt" style:font-size-complex="10.5pt"/>
    </style:style>
    <style:style style:name="T19"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Notes projet OMEKA</text:p>
      <text:p text:style-name="P1">Gallica sélection : thé, café, chocolat.</text:p>
      <text:p text:style-name="P1">- 5 documents des 17 et 18e siècle, à regarder si besoin pour la médiation "depuis longtemps il existe des publications sur le café, mais il faut attendre le 19e siècle pour voir leur nombre exploser. Nous en avons sélectionné 20."</text:p>
      <text:list xml:id="list3473759242" text:style-name="WWNum2">
        <text:list-item>
          <text:p text:style-name="P19">Arrest du conseil d'Etat du Roy, qui revoque le Privilege pour la vente du Caffé, Thé, Sorbec, Chocolat, Cacao &amp; Vanille, établi par Edit du mois de Janvier 1692. Et regle les droits qui seront payez à l'avenir aux entrées du Royaume sur chaque livre pesant de chacune de ces Marchandises ; &amp; fait défense de faire entrer ledit Caffé que par la Ville de Marseille. du 12. May 1693. A Paris, chez Estienne Michallet, premier Imprimeur du Roy, ruë saint Jacques, à l'Image saint Paul. M.DC.XCIII.</text:p>
        </text:list-item>
        <text:list-item>
          <text:p text:style-name="P16">De l'usage du caphé, du thé et du chocolate. A Lyon, chez Jean Girin, &amp; Barthelemy Riviere. en rüe Merciere, à la Prudence. M.DC.LXXI. avec permission des Superieurs.</text:p>
        </text:list-item>
        <text:list-item>
          <text:p text:style-name="P16">Le bon usage du thé, du caffé et du chocolat pour la preservation &amp; la guerison des Maladies. Par Mr de Blegny, Conseiller, medecin Ariste ordinaire du Roy &amp; de Monsieur et préosé par ordre de Sa Majesté, à la Recherche &amp; Verification des nouvelles découvertes de Medecine. A Lyon, chez Thomas Amaulry, ruë Merciere, au Mercure Galant. M.DC.LXXXVII. Avec privilege du Roy.</text:p>
        </text:list-item>
        <text:list-item>
          <text:p text:style-name="P16">Traité sur les proprétés et les effets du Café, par M.B. Moseley, docteur en Médecine, Auteur des Observations sur la Dyssenterie des Indes Occidentales ; traduit de l'anglois, sur la troisième édition, par M. Lebreton, inspecteur-général des remises des Capitaineries Royales, de l'Académie Royale des Sciences d'Upsal, &amp; Correspondant de la Société Royale d'Agriculture de Paris. avec les Observations sur la culture du Café, par M. Fusée-Aublet. A Paris. Chez Prault, Imprimeur du Roi, quai des Augustins, à l'Immortalité. M.DCC.LXXXVI. Avec Approbation &amp; Privilège du Roi.</text:p>
        </text:list-item>
        <text:list-item>
          <text:p text:style-name="P16">Tratier nouveaux &amp; curieux du café, du thé et du chcolate. Ouvrage également necessaire aux Medecins, &amp; à tous ceux qui aiment leur santé. Par Philippe Sylvestre Dufour, seconde edition. A Lyon, chez Jean Baptiste Deville, ruë Merciere à la Science. M.DC.LXXXVIII. Avec privilege du roy.</text:p>
        </text:list-item>
      </text:list>
      <text:h text:style-name="P15" text:outline-level="1">Documents du 19e siècle :</text:h>
      <text:p text:style-name="Standard"><text:span text:style-name="T2">1.</text:span><text:span text:style-name="T1">Antoine-Alexis Cadet-de-Vaux et Charles-Louis Cadet, Dissertation sur le café ; son historique, ses propriétés, et le procédé pour en obtenir la boisson la plus agréable, la plus salutation et la plus économique suivie de son analyse, Paris, 1807</text:span></text:p>
      <text:p text:style-name="Standard"><text:span text:style-name="T1">=&gt;119 pages. </text:span><text:a xlink:type="simple" xlink:href="https://gallica.bnf.fr/ark:/12148/bpt6k9619491j/f9.image" text:style-name="ListLabel_20_1" text:visited-style-name="ListLabel_20_1"><text:span text:style-name="Internet_20_link"><text:span text:style-name="T1">https://gallica.bnf.fr/ark:/12148/bpt6k9619491j/f9.image</text:span></text:span></text:a><text:span text:style-name="T1"> ; histoire, médecine, préparation, généralités</text:span></text:p>
      <text:p text:style-name="P1"/>
      <text:p text:style-name="Standard"><text:span text:style-name="T2">2.</text:span><text:span text:style-name="T1">Julien-Joseph Virey, Nouvelles considérations sur l'histoire et les effets hygiéniques du café et sur le genre Coffea L., Paris L. Colas fils, 1816</text:span></text:p>
      <text:p text:style-name="Standard"><text:span text:style-name="T1">=&gt;35 pages. </text:span><text:a xlink:type="simple" xlink:href="https://gallica.bnf.fr/ark:/12148/bpt6k6461324k/f9.image" text:style-name="ListLabel_20_1" text:visited-style-name="ListLabel_20_1"><text:span text:style-name="Internet_20_link"><text:span text:style-name="T1">https://gallica.bnf.fr/ark:/12148/bpt6k6461324k/f9.image</text:span></text:span></text:a><text:span text:style-name="T1"> ; histoire, médecine, botanique</text:span></text:p>
      <text:p text:style-name="P1"/>
      <text:p text:style-name="Standard"><text:soft-page-break/><text:span text:style-name="T2">3.</text:span><text:span text:style-name="T1">Louis Clerc, Manuel de l'amateur de café ou l'art de cultiver le cafier, de le multiplier, d'en récolter son fruit et de préparer agréablement et économiquement sa boisson par des procédés tant anciens que nouveaux, Paris, chez l'éditeur, 1828</text:span></text:p>
      <text:p text:style-name="Standard"><text:span text:style-name="T1">=&gt;107 pages. </text:span><text:a xlink:type="simple" xlink:href="https://gallica.bnf.fr/ark:/12148/bpt6k6518173d/" text:style-name="ListLabel_20_1" text:visited-style-name="ListLabel_20_1"><text:span text:style-name="Internet_20_link"><text:span text:style-name="T1">https://gallica.bnf.fr/ark:/12148/bpt6k6518173d/</text:span></text:span></text:a><text:span text:style-name="T1"> <text:s/>; généralités, botanique, agriculture, préparation</text:span></text:p>
      <text:p text:style-name="P1"/>
      <text:p text:style-name="Standard"><text:span text:style-name="T2">4.</text:span><text:span text:style-name="T1">Germain-Etienne Coubard d'Aulnay, Monographie du café ou Manuel de l'amateur de café : ouvrage contenant la description e tla culture du cafier, l'histoire du café, ses caractères commerciaux, sa préparation et ses propriétés, Paris, Delaunay, 1832</text:span></text:p>
      <text:p text:style-name="Standard"><text:span text:style-name="T1">=&gt;215 pages. </text:span><text:a xlink:type="simple" xlink:href="https://gallica.bnf.fr/ark:/12148/bpt6k65244544/f11.image" text:style-name="ListLabel_20_1" text:visited-style-name="ListLabel_20_1"><text:span text:style-name="Internet_20_link"><text:span text:style-name="T1">https://gallica.bnf.fr/ark:/12148/bpt6k65244544/f11.image</text:span></text:span></text:a><text:span text:style-name="T1"> ; généralités, histoire, préparation</text:span></text:p>
      <text:p text:style-name="P1"/>
      <text:p text:style-name="Standard"><text:span text:style-name="T2">5.</text:span><text:span text:style-name="T1">Antoine Galland, De l'origine et du progrès du café, opuscule du XVIIe siècle. Nouvelle édition, augmentée d'instruction sur les propriétés de cette fève, et le meilleur procédé pour en obtenir la boisson dans toute sa perfection, Caen, F. Poisson, Paris, Lance, 1836</text:span></text:p>
      <text:p text:style-name="Standard"><text:span text:style-name="T1">=&gt;64 pages. </text:span><text:a xlink:type="simple" xlink:href="https://gallica.bnf.fr/ark:/12148/bpt6k6581311r/f11.image" text:style-name="ListLabel_20_1" text:visited-style-name="ListLabel_20_1"><text:span text:style-name="Internet_20_link"><text:span text:style-name="T1">https://gallica.bnf.fr/ark:/12148/bpt6k6581311r/f11.image</text:span></text:span></text:a><text:span text:style-name="T1"> ; histoire ; bienfaits ; préparation</text:span></text:p>
      <text:p text:style-name="P1"/>
      <text:p text:style-name="Standard"><text:span text:style-name="T2">6.</text:span><text:span text:style-name="T1">M. Matthieu, Le confiseur national et universel : contenant les meilleurs procédés pour faire les confitures, compotes, etc. par M. Wirthe, suivi du distillateur-liquoriste et du limonadier, traité complet et pratique de la distillation et des opérations du limonadier, d'après les découvertes modernes de la chimie, pour fabriquer les liqueurs de table et autres, la préparation du café, du thé, du chocolat, Paris, Baudouin, 1836</text:span></text:p>
      <text:p text:style-name="Standard"><text:span text:style-name="T1">=&gt; 316 pages (mais distillateur commence à la p. 157). </text:span><text:a xlink:type="simple" xlink:href="https://gallica.bnf.fr/ark:/12148/bpt6k65244544/f11.image" text:style-name="ListLabel_20_1" text:visited-style-name="ListLabel_20_1"><text:span text:style-name="Internet_20_link"><text:span text:style-name="T1">https://gallica.bnf.fr/ark:/12148/bpt6k65244544/f11.image</text:span></text:span></text:a><text:span text:style-name="T1"> ; préparation</text:span></text:p>
      <text:p text:style-name="P1"/>
      <text:p text:style-name="Standard"><text:span text:style-name="T2">7.</text:span><text:span text:style-name="T1">Journal : L'Entremets : journal des restaurans, des cafés, des hôtels et des théâtres : littérature, tribunaux, théâtres, fêtes et concerts, modes, physiologie hygiénique, anecdotes, arts, industrie, programme des spectacles, statistique des routes et des hôtels , Paris, 02/03/1838</text:span></text:p>
      <text:p text:style-name="Standard"><text:span text:style-name="T1">=&gt;20 pages. </text:span><text:a xlink:type="simple" xlink:href="https://gallica.bnf.fr/ark:/12148/bpt6k1410415/f1.image" text:style-name="ListLabel_20_1" text:visited-style-name="ListLabel_20_1"><text:span text:style-name="Internet_20_link"><text:span text:style-name="T1">https://gallica.bnf.fr/ark:/12148/bpt6k1410415/f1.image</text:span></text:span></text:a><text:span text:style-name="T1"> ; lieu</text:span></text:p>
      <text:p text:style-name="P1"/>
      <text:p text:style-name="Standard"><text:span text:style-name="T2">8.</text:span><text:span text:style-name="T1">Auguste R***, L'Éclaireur des barrières, contenant les noms des principaux restaurants... des barrières de Paris ; notices historiques sur quelques localités et monuments des environs de la capitale, 1841</text:span></text:p>
      <text:p text:style-name="Standard"><text:span text:style-name="T1">=&gt;120 ?. </text:span><text:a xlink:type="simple" xlink:href="https://gallica.bnf.fr/ark:/12148/bpt6k841049n/f3.image" text:style-name="ListLabel_20_1" text:visited-style-name="ListLabel_20_1"><text:span text:style-name="Internet_20_link"><text:span text:style-name="T1">https://gallica.bnf.fr/ark:/12148/bpt6k841049n/f3.image</text:span></text:span></text:a><text:span text:style-name="T1"> ; lieu</text:span></text:p>
      <text:p text:style-name="P1"/>
      <text:p text:style-name="Standard"><text:span text:style-name="T2">9.</text:span><text:span text:style-name="T1">Alexandre Trifet, Histoire et physiologie du café : de son action sur l'homme, à l'état de santé et à l'état de maladie, Paris, Moquet, 1846</text:span></text:p>
      <text:p text:style-name="Standard"><text:soft-page-break/><text:span text:style-name="T1">=&gt;40 pages. </text:span><text:a xlink:type="simple" xlink:href="https://gallica.bnf.fr/ark:/12148/bpt6k64622197/f7.image" text:style-name="ListLabel_20_1" text:visited-style-name="ListLabel_20_1"><text:span text:style-name="Internet_20_link"><text:span text:style-name="T1">https://gallica.bnf.fr/ark:/12148/bpt6k64622197/f7.image</text:span></text:span></text:a><text:span text:style-name="T1"> ; histoire, généralité ; médecine</text:span></text:p>
      <text:p text:style-name="P1"/>
      <text:p text:style-name="Standard"><text:span text:style-name="T2">10.</text:span><text:span text:style-name="T1">B. R., Le Guide du promeneur aux barrières et dans les environs de Paris, ouvrage orné de gravures et d'un plan, Paris, R. Ruel aîné, 1851</text:span></text:p>
      <text:p text:style-name="Standard"><text:span text:style-name="T1">=&gt;200 ?. </text:span><text:a xlink:type="simple" xlink:href="https://gallica.bnf.fr/ark:/12148/bpt6k132391v/f2.image" text:style-name="ListLabel_20_1" text:visited-style-name="ListLabel_20_1"><text:span text:style-name="Internet_20_link"><text:span text:style-name="T1">https://gallica.bnf.fr/ark:/12148/bpt6k132391v/f2.image</text:span></text:span></text:a><text:span text:style-name="T1"> ; lieu</text:span></text:p>
      <text:p text:style-name="P1"/>
      <text:p text:style-name="Standard"><text:span text:style-name="T2">11.</text:span><text:span text:style-name="T1">A. L. (duo septuagénaire), Traité sur la nature chimique, les effets hygiéniques, la préparation, la torréfaction et l'usage du café, Paris, Ledoyen, 1855</text:span></text:p>
      <text:p text:style-name="Standard"><text:span text:style-name="T1">=&gt;33 pages. </text:span><text:a xlink:type="simple" xlink:href="https://gallica.bnf.fr/ark:/12148/bpt6k64622056/f5.image" text:style-name="ListLabel_20_1" text:visited-style-name="ListLabel_20_1"><text:span text:style-name="Internet_20_link"><text:span text:style-name="T1">https://gallica.bnf.fr/ark:/12148/bpt6k64622056/f5.image</text:span></text:span></text:a><text:span text:style-name="T1"># ; chimie ; médecine ; préparation ; effets</text:span></text:p>
      <text:p text:style-name="P1"/>
      <text:p text:style-name="Standard"><text:span text:style-name="T2">12.</text:span><text:span text:style-name="T1">Dr Biéchy, Des Modificateurs de l'économie. Du principe d'action du café. Colmar, Camille Decker, 1856</text:span></text:p>
      <text:p text:style-name="Standard"><text:span text:style-name="T1">=&gt;41 pages. </text:span><text:a xlink:type="simple" xlink:href="https://gallica.bnf.fr/ark:/12148/bpt6k6458485h/f5.image" text:style-name="ListLabel_20_1" text:visited-style-name="ListLabel_20_1"><text:span text:style-name="Internet_20_link"><text:span text:style-name="T1">https://gallica.bnf.fr/ark:/12148/bpt6k6458485h/f5.image</text:span></text:span></text:a><text:span text:style-name="T1"> ; médecine, chimie, physiologie</text:span></text:p>
      <text:p text:style-name="P1"/>
      <text:p text:style-name="Standard"><text:span text:style-name="T2">13.</text:span><text:span text:style-name="T1">Offret, Observation sur l'action physiologique du café selon ses diverses torréfactions, Nantes, Forest &amp; Grimaud, 1862</text:span></text:p>
      <text:p text:style-name="Standard"><text:span text:style-name="T1">=&gt;34 pages. </text:span><text:a xlink:type="simple" xlink:href="https://gallica.bnf.fr/ark:/12148/bpt6k1025107h/f7.image" text:style-name="ListLabel_20_1" text:visited-style-name="ListLabel_20_1"><text:span text:style-name="Internet_20_link"><text:span text:style-name="T1">https://gallica.bnf.fr/ark:/12148/bpt6k1025107h/f7.image</text:span></text:span></text:a><text:span text:style-name="T1"> ; médecine, physiologie ; torréfaction</text:span></text:p>
      <text:p text:style-name="P1"/>
      <text:p text:style-name="Standard"><text:span text:style-name="T2">14.</text:span><text:span text:style-name="T1">Dr H. Petit, De la prolongation de la Vie Humaine par le café. Mémoire présenté à l'institut de France (Académie des sciences), Paris, J.B. Baillière et Fils, 1862. </text:span></text:p>
      <text:p text:style-name="Standard"><text:span text:style-name="T1">=&gt;35 pages. </text:span><text:a xlink:type="simple" xlink:href="https://gallica.bnf.fr/ark:/12148/bpt6k6468770c/f7.image" text:style-name="ListLabel_20_1" text:visited-style-name="ListLabel_20_1"><text:span text:style-name="Internet_20_link"><text:span text:style-name="T1">https://gallica.bnf.fr/ark:/12148/bpt6k6468770c/f7.image</text:span></text:span></text:a><text:span text:style-name="T1"> ; médecine, bienfaits</text:span></text:p>
      <text:p text:style-name="P1"/>
      <text:p text:style-name="Standard"><text:span text:style-name="T2">15.</text:span><text:span text:style-name="T1">A Chevallier, Du café, son historique, son usage, son utilité, ses altérations, ses succédanés et ses falsifications, Paris, Baillière et Fils, 1862</text:span></text:p>
      <text:p text:style-name="Standard"><text:span text:style-name="T1">=&gt;63 pages. </text:span><text:a xlink:type="simple" xlink:href="https://gallica.bnf.fr/ark:/12148/bpt6k619091/f5.image" text:style-name="ListLabel_20_1" text:visited-style-name="ListLabel_20_1"><text:span text:style-name="Internet_20_link"><text:span text:style-name="T1">https://gallica.bnf.fr/ark:/12148/bpt6k619091/f5.image</text:span></text:span></text:a><text:span text:style-name="T1"> <text:s/>; généralités ; histoire </text:span></text:p>
      <text:p text:style-name="P1"/>
      <text:p text:style-name="Standard"><text:span text:style-name="T2">16.</text:span><text:span text:style-name="T1">Dr A. Penilleau, Etude sur le café au point de vue historique, physiologique, hygiénique et alimentaire, Paris, l'auteur, 1864</text:span></text:p>
      <text:p text:style-name="Standard"><text:span text:style-name="T1">=&gt;90 pages. </text:span><text:a xlink:type="simple" xlink:href="https://gallica.bnf.fr/ark:/12148/bpt6k6572740w/f5.image" text:style-name="ListLabel_20_1" text:visited-style-name="ListLabel_20_1"><text:span text:style-name="Internet_20_link"><text:span text:style-name="T1">https://gallica.bnf.fr/ark:/12148/bpt6k6572740w/f5.image</text:span></text:span></text:a><text:span text:style-name="T1"> ; histoire physiologie, hygiène, médecine, santé</text:span></text:p>
      <text:p text:style-name="P1"/>
      <text:p text:style-name="Standard"><text:soft-page-break/><text:span text:style-name="T2">17.</text:span><text:span text:style-name="T1">L. Robin, Institut de France. Mémoire sur le café, sur sa culture, son commerce, ses propriétés physiologiques, thérapeutiques et alimentaires, Abbeville, P. Briez, 1864</text:span></text:p>
      <text:p text:style-name="Standard"><text:span text:style-name="T1">=&gt;106 pages. </text:span><text:a xlink:type="simple" xlink:href="https://gallica.bnf.fr/ark:/12148/bpt6k886655p/f7.image" text:style-name="ListLabel_20_1" text:visited-style-name="ListLabel_20_1"><text:span text:style-name="Internet_20_link"><text:span text:style-name="T1">https://gallica.bnf.fr/ark:/12148/bpt6k886655p/f7.image</text:span></text:span></text:a><text:span text:style-name="T1"> ; agriculture, commerce, propriétés</text:span></text:p>
      <text:p text:style-name="P1"/>
      <text:p text:style-name="Standard"><text:span text:style-name="T2">18.</text:span><text:span text:style-name="T1">Dr F. Méplain, Du café, étude de thérapeutique physiologique, Paris, Louis Leclerc, 1868</text:span></text:p>
      <text:p text:style-name="Standard"><text:span text:style-name="T1">=&gt;102 pages. </text:span><text:a xlink:type="simple" xlink:href="https://gallica.bnf.fr/ark:/12148/bpt6k6138142f/f4.image" text:style-name="ListLabel_20_1" text:visited-style-name="ListLabel_20_1"><text:span text:style-name="Internet_20_link"><text:span text:style-name="T1">https://gallica.bnf.fr/ark:/12148/bpt6k6138142f/f4.image</text:span></text:span></text:a><text:span text:style-name="T1"> ; médecine</text:span></text:p>
      <text:p text:style-name="P1"/>
      <text:p text:style-name="Standard"><text:span text:style-name="T2">19.</text:span><text:span text:style-name="T1">J. Jeuffard, Grand indicateur des hôtels, cafés, restaurants, traiteurs, commissionnaires en marchandises avec leurs adresses et leurs spécialités, Jeuffard, 1874</text:span></text:p>
      <text:p text:style-name="Standard"><text:span text:style-name="T1">=&gt;200 pages ?. </text:span><text:a xlink:type="simple" xlink:href="https://gallica.bnf.fr/ark:/12148/bpt6k6436638c/f5.image" text:style-name="ListLabel_20_1" text:visited-style-name="ListLabel_20_1"><text:span text:style-name="Internet_20_link"><text:span text:style-name="T1">https://gallica.bnf.fr/ark:/12148/bpt6k6436638c/f5.image</text:span></text:span></text:a><text:span text:style-name="T1"> ; lieu</text:span></text:p>
      <text:p text:style-name="P1"/>
      <text:p text:style-name="Standard"><text:span text:style-name="T2">20.</text:span><text:span text:style-name="T1">Eugène d'Epercy, Venins et virus, le café, Arbois, 1880</text:span></text:p>
      <text:p text:style-name="Standard"><text:span text:style-name="T1">=&gt;23 pages. </text:span><text:a xlink:type="simple" xlink:href="https://gallica.bnf.fr/ark:/12148/bpt6k61374744/f4.image" text:style-name="ListLabel_20_1" text:visited-style-name="ListLabel_20_1"><text:span text:style-name="Internet_20_link"><text:span text:style-name="T1">https://gallica.bnf.fr/ark:/12148/bpt6k61374744/f4.image</text:span></text:span></text:a><text:span text:style-name="T1"> ; médecine</text:span></text:p>
      <text:p text:style-name="P1"/>
      <text:p text:style-name="Standard"><text:span text:style-name="T2">21.</text:span><text:span text:style-name="T1">A. Guillot, Le Café, Toulon, A. Isnard, 1883</text:span></text:p>
      <text:p text:style-name="Standard"><text:span text:style-name="T1">=&gt;32 pages. </text:span><text:a xlink:type="simple" xlink:href="https://gallica.bnf.fr/ark:/12148/bpt6k6462201j/f7.image" text:style-name="ListLabel_20_1" text:visited-style-name="ListLabel_20_1"><text:span text:style-name="Internet_20_link"><text:span text:style-name="T1">https://gallica.bnf.fr/ark:/12148/bpt6k6462201j/f7.image</text:span></text:span></text:a><text:span text:style-name="T1"> ; généralités, botanique, commerce, préparation</text:span></text:p>
      <text:p text:style-name="P1"/>
      <text:p text:style-name="Standard"><text:span text:style-name="T2">22.</text:span><text:span text:style-name="T1">L. Brillié et Emile Dupré, Etude sur les cafés, amélioraton de la qualité des cafés de consommation courante : communication faite à la Société française d'hygiène etc., Paris, bureau de la société, 1889</text:span></text:p>
      <text:p text:style-name="Standard"><text:span text:style-name="T1">=&gt;16 pages. </text:span><text:a xlink:type="simple" xlink:href="https://gallica.bnf.fr/ark:/12148/bpt6k64622160/f7.image" text:style-name="ListLabel_20_1" text:visited-style-name="ListLabel_20_1"><text:span text:style-name="Internet_20_link"><text:span text:style-name="T1">https://gallica.bnf.fr/ark:/12148/bpt6k64622160/f7.image</text:span></text:span></text:a><text:span text:style-name="T1"> ; généralités, historique, botanique, commerce, préparation, santé</text:span></text:p>
      <text:p text:style-name="P1"/>
      <text:p text:style-name="Standard"><text:span text:style-name="T2">23.</text:span><text:span text:style-name="T1">Le Turcq des Rosiers, Le café : une révolution dans ses procédés de torréfaction, Paris, Carré, 1890</text:span></text:p>
      <text:p text:style-name="Standard"><text:span text:style-name="T1">=&gt;16 pages. </text:span><text:a xlink:type="simple" xlink:href="https://gallica.bnf.fr/ark:/12148/bpt6k6462150p/f7.image" text:style-name="ListLabel_20_1" text:visited-style-name="ListLabel_20_1"><text:span text:style-name="Internet_20_link"><text:span text:style-name="T1">https://gallica.bnf.fr/ark:/12148/bpt6k6462150p/f7.image</text:span></text:span></text:a><text:span text:style-name="T1"> ; préparation</text:span></text:p>
      <text:h text:style-name="P15" text:outline-level="1">Autres ouvrages sur Gallica :</text:h>
      <text:list xml:id="list2370811954" text:style-name="WWNum1">
        <text:list-item>
          <text:p text:style-name="P17"><text:span text:style-name="T1">Louis Longret, Le café : chanson nouvelle en patois de Lille : chantée par la Société des Petites-Boites dite les Jobres réunis à l'estaminet du Grand Quinquin, rue des Etaques, 53, Lille : impr. de Six-Horemans, [18.. ?] ; </text:span><text:a xlink:type="simple" xlink:href="https://gallica.bnf.fr/ark:/12148/bpt6k6470006k" text:style-name="ListLabel_20_1" text:visited-style-name="ListLabel_20_1"><text:span text:style-name="Internet_20_link"><text:span text:style-name="T1">https://gallica.bnf.fr/ark:/12148/bpt6k6470006k</text:span></text:span></text:a></text:p>
        </text:list-item>
        <text:list-item>
          <text:p text:style-name="P17"><text:span text:style-name="T1">Louis Longret, Le café Jean : chanson nouvelle en patois de Lille : chantée par la Société des Envolés réunie à l'estaminet du petit pont rouge, rue des Stations, 37, Lille : impr. de Six-Horemans, [18.. ?] ; </text:span><text:a xlink:type="simple" xlink:href="https://gallica.bnf.fr/ark:/12148/bpt6k64700144/f1.image" text:style-name="ListLabel_20_1" text:visited-style-name="ListLabel_20_1"><text:span text:style-name="Internet_20_link"><text:span text:style-name="T1">https://gallica.bnf.fr/ark:/12148/bpt6k64700144/f1.image</text:span></text:span></text:a></text:p>
        </text:list-item>
        <text:list-item>
          <text:p text:style-name="P17"><text:span text:style-name="T1">Antoine-Alexis Cadet de Vaux, Dissertation sur le café ; son historique, ses propriétés,... suivie de son analyse ; par Charles-Louis Cadet,..., Paris : L. Colas,1807 ; </text:span><text:a xlink:type="simple" xlink:href="https://gallica.bnf.fr/ark:/12148/bpt6k9619491j" text:style-name="ListLabel_20_1" text:visited-style-name="ListLabel_20_1"><text:span text:style-name="Internet_20_link"><text:span text:style-name="T1">https://gallica.bnf.fr/ark:/12148/bpt6k9619491j</text:span></text:span></text:a></text:p>
        </text:list-item>
        <text:list-item>
          <text:p text:style-name="P17"><text:soft-page-break/><text:span text:style-name="T1">Le café, proverbe en vers, Paris : Corréard : les marchands de nouveautés, 1821 ; </text:span><text:a xlink:type="simple" xlink:href="https://gallica.bnf.fr/ark:/12148/bpt6k5546773g/f1.image" text:style-name="ListLabel_20_1" text:visited-style-name="ListLabel_20_1"><text:span text:style-name="Internet_20_link"><text:span text:style-name="T1">https://gallica.bnf.fr/ark:/12148/bpt6k5546773g/f1.image</text:span></text:span></text:a></text:p>
        </text:list-item>
        <text:list-item>
          <text:p text:style-name="P17"><text:span text:style-name="T1">Maucherat, Le café parisien, chanson nouvelle, Lyon : impr. de Brunet, [1823] ; </text:span><text:a xlink:type="simple" xlink:href="https://gallica.bnf.fr/ark:/12148/bpt6k5709992t/f1.image" text:style-name="ListLabel_20_1" text:visited-style-name="ListLabel_20_1"><text:span text:style-name="Internet_20_link"><text:span text:style-name="T1">https://gallica.bnf.fr/ark:/12148/bpt6k5709992t/f1.image</text:span></text:span></text:a></text:p>
        </text:list-item>
        <text:list-item>
          <text:p text:style-name="P17"><text:span text:style-name="T1"><text:s/>Vigor Renaudière, <text:s/>Le Bouquet blanc, le bouquet noir, par un ami du sucre et du café, Paris : Guffanti, 1825 ; </text:span><text:a xlink:type="simple" xlink:href="https://gallica.bnf.fr/ark:/12148/bpt6k54620326/f4.image" text:style-name="ListLabel_20_1" text:visited-style-name="ListLabel_20_1"><text:span text:style-name="Internet_20_link"><text:span text:style-name="T1">https://gallica.bnf.fr/ark:/12148/bpt6k54620326/f4.image</text:span></text:span></text:a></text:p>
        </text:list-item>
        <text:list-item>
          <text:p text:style-name="P17"><text:span text:style-name="T1"><text:s/>Antoine-Joseph Reydemorande, De la facilité et des avantages de l'introduction en France de la culture en grand du coton, du café, et notamment de la canne à sucre... par un propriétaire français qui a habité pendant douze ans les Antilles..., Paris : Mme Huzard, 1830 ; </text:span><text:a xlink:type="simple" xlink:href="https://gallica.bnf.fr/ark:/12148/bpt6k9779953g" text:style-name="ListLabel_20_1" text:visited-style-name="ListLabel_20_1"><text:span text:style-name="Internet_20_link"><text:span text:style-name="T1">https://gallica.bnf.fr/ark:/12148/bpt6k9779953g</text:span></text:span></text:a></text:p>
        </text:list-item>
        <text:list-item>
          <text:p text:style-name="P17"><text:span text:style-name="T1">P. Cardelli, Manuel du limonadier et du confiseur; contenant les meilleurs procédés pour préparer le café, le chocolat, le punch, les glaces... par M. Cardelli, chef d'office. Cinquième édition, entièrement refondue et considérablement augmentée. Paris : librairie encyclopédique de Roret, 1830 ; </text:span><text:a xlink:type="simple" xlink:href="https://gallica.bnf.fr/ark:/12148/bpt6k96727645/f7.image" text:style-name="ListLabel_20_1" text:visited-style-name="ListLabel_20_1"><text:span text:style-name="Internet_20_link"><text:span text:style-name="T1">https://gallica.bnf.fr/ark:/12148/bpt6k96727645/f7.image</text:span></text:span></text:a></text:p>
        </text:list-item>
        <text:list-item>
          <text:p text:style-name="P17"><text:span text:style-name="T1"><text:s/>C. Baud, De la préservation du choléra et de l'emploi du café de santé dans le traitement de cette maladie, [Paris] : impr. de Carpentier-Méricourt, [1832] ; </text:span><text:a xlink:type="simple" xlink:href="https://gallica.bnf.fr/ark:/12148/bpt6k6132537n/f1.image" text:style-name="ListLabel_20_1" text:visited-style-name="ListLabel_20_1"><text:span text:style-name="Internet_20_link"><text:span text:style-name="T1">https://gallica.bnf.fr/ark:/12148/bpt6k6132537n/f1.image</text:span></text:span></text:a></text:p>
        </text:list-item>
        <text:list-item>
          <text:p text:style-name="P17"><text:span text:style-name="T1"><text:s/>Louis-Édouard Vialla de La Valfère, Le Café, préservatif et curatif de la goutte et de la vérole, Paris : impr. de A. Mie, 1833 ; </text:span><text:a xlink:type="simple" xlink:href="https://gallica.bnf.fr/ark:/12148/bpt6k57836249" text:style-name="ListLabel_20_1" text:visited-style-name="ListLabel_20_1"><text:span text:style-name="Internet_20_link"><text:span text:style-name="T1">https://gallica.bnf.fr/ark:/12148/bpt6k57836249</text:span></text:span></text:a></text:p>
        </text:list-item>
        <text:list-item>
          <text:p text:style-name="P17"><text:span text:style-name="T1"><text:s/>Léon Guérin et Jean-Gabriel Cappot, dit Capo de Feuillide, Chroniques du Café de Paris: Le jeune homme, Paris : U. Canel, 1833 ; </text:span><text:a xlink:type="simple" xlink:href="https://gallica.bnf.fr/ark:/12148/bpt6k8630655x" text:style-name="ListLabel_20_1" text:visited-style-name="ListLabel_20_1"><text:span text:style-name="Internet_20_link"><text:span text:style-name="T1">https://gallica.bnf.fr/ark:/12148/bpt6k8630655x</text:span></text:span></text:a></text:p>
        </text:list-item>
        <text:list-item>
          <text:p text:style-name="P17"><text:span text:style-name="T1"><text:s/>Roger de Beauvoir, Le café Procope, Paris : Dumont, 1835 ; </text:span><text:a xlink:type="simple" xlink:href="https://gallica.bnf.fr/ark:/12148/bpt6k63780203" text:style-name="ListLabel_20_1" text:visited-style-name="ListLabel_20_1"><text:span text:style-name="Internet_20_link"><text:span text:style-name="T1">https://gallica.bnf.fr/ark:/12148/bpt6k63780203</text:span></text:span></text:a></text:p>
        </text:list-item>
        <text:list-item>
          <text:p text:style-name="P17"><text:span text:style-name="T1">M. Maugenest, Mémoire sur un vin composé, tonique, fébrifuge, antiscorbutique et digestif, destiné à suppléer toutes les préparations du quinquina dans la thérapeutique et le café dans l'hygiène.., Paris : G. Baillière, 1836 ; </text:span><text:a xlink:type="simple" xlink:href="https://gallica.bnf.fr/ark:/12148/bpt6k6135198w/f5.image" text:style-name="ListLabel_20_1" text:visited-style-name="ListLabel_20_1"><text:span text:style-name="Internet_20_link"><text:span text:style-name="T1">https://gallica.bnf.fr/ark:/12148/bpt6k6135198w/f5.image</text:span></text:span></text:a></text:p>
        </text:list-item>
        <text:list-item>
          <text:p text:style-name="P17"><text:span text:style-name="T1"><text:s/>Chanson en patois de Lille : air du café et du thé, ch'est la mote des Lilloisses / Société du vieux-chateau, [Lille] : imp. de J. Ducrocq, DL 1841 ; </text:span><text:a xlink:type="simple" xlink:href="https://gallica.bnf.fr/ark:/12148/bpt6k6429863s" text:style-name="ListLabel_20_1" text:visited-style-name="ListLabel_20_1"><text:span text:style-name="Internet_20_link"><text:span text:style-name="T1">https://gallica.bnf.fr/ark:/12148/bpt6k6429863s</text:span></text:span></text:a></text:p>
        </text:list-item>
        <text:list-item>
          <text:p text:style-name="P17"><text:span text:style-name="T1"><text:s/>Perron, Le guide du consommateur de chocolat et de thé : suivi de conseils pour préparer du café parfait, Paris : chez l'auteur, 1844 ; </text:span><text:a xlink:type="simple" xlink:href="https://gallica.bnf.fr/ark:/12148/bpt6k9684619w" text:style-name="ListLabel_20_1" text:visited-style-name="ListLabel_20_1"><text:span text:style-name="Internet_20_link"><text:span text:style-name="T1">https://gallica.bnf.fr/ark:/12148/bpt6k9684619w</text:span></text:span></text:a></text:p>
        </text:list-item>
        <text:list-item>
          <text:p text:style-name="P17"><text:span text:style-name="T1"><text:s/>Picot, Guide du consommateur de chocolat et de thé, suivi de conseils pour préparer du café parfait, Paris : l'auteur, 1845 ; </text:span><text:a xlink:type="simple" xlink:href="https://gallica.bnf.fr/ark:/12148/bpt6k9685609t" text:style-name="ListLabel_20_1" text:visited-style-name="ListLabel_20_1"><text:span text:style-name="Internet_20_link"><text:span text:style-name="T1">https://gallica.bnf.fr/ark:/12148/bpt6k9685609t</text:span></text:span></text:a></text:p>
        </text:list-item>
        <text:list-item>
          <text:p text:style-name="P17"><text:span text:style-name="T1">Café Burlet... : seul véritable café indigène de santé de la fabrique de M. Burlet, à Lyon,... Paris : M. Guiot, DL 1850 ; </text:span><text:a xlink:type="simple" xlink:href="https://gallica.bnf.fr/ark:/12148/bpt6k9685040j" text:style-name="ListLabel_20_1" text:visited-style-name="ListLabel_20_1"><text:span text:style-name="Internet_20_link"><text:span text:style-name="T1">https://gallica.bnf.fr/ark:/12148/bpt6k9685040j</text:span></text:span></text:a></text:p>
        </text:list-item>
        <text:list-item>
          <text:p text:style-name="P17"><text:span text:style-name="T1"><text:s/>A. Giraud, Cafés de Paris: procédés uniques pour la préparation du café, glorias, grogs à l'américaine... , Paris : l'auteur, 1853 ; </text:span><text:a xlink:type="simple" xlink:href="https://gallica.bnf.fr/ark:/12148/bpt6k9800662x" text:style-name="ListLabel_20_1" text:visited-style-name="ListLabel_20_1"><text:span text:style-name="Internet_20_link"><text:span text:style-name="T1">https://gallica.bnf.fr/ark:/12148/bpt6k9800662x</text:span></text:span></text:a></text:p>
        </text:list-item>
        <text:list-item>
          <text:p text:style-name="P17"><text:span text:style-name="T1"><text:s/>M. V.-A. Duval, Le régénérateur du goût: manuel critique, théorique et pratique de la préparation des substances alimentaires le plus en usage... , Paris : l'auteur, DL 1854 ; </text:span><text:a xlink:type="simple" xlink:href="https://gallica.bnf.fr/ark:/12148/bpt6k9803184q" text:style-name="ListLabel_20_1" text:visited-style-name="ListLabel_20_1"><text:span text:style-name="Internet_20_link"><text:span text:style-name="T1">https://gallica.bnf.fr/ark:/12148/bpt6k9803184q</text:span></text:span></text:a></text:p>
        </text:list-item>
        <text:list-item>
          <text:p text:style-name="P17"><text:span text:style-name="T1">Louis Lacour de La Pijardière, Les garçons de café et de restaurant de Paris : pamphlet extrait d'une Physiologie du mauvais goût, Gaston Vorlac, Paris : A. Taride, 1856 ; </text:span><text:a xlink:type="simple" xlink:href="https://gallica.bnf.fr/ark:/12148/bpt6k6448847x" text:style-name="ListLabel_20_1" text:visited-style-name="ListLabel_20_1"><text:span text:style-name="Internet_20_link"><text:span text:style-name="T1">https://gallica.bnf.fr/ark:/12148/bpt6k6448847x</text:span></text:span></text:a></text:p>
        </text:list-item>
        <text:list-item>
          <text:p text:style-name="P17"><text:span text:style-name="T1"><text:s/>Prévost Édouard, L'Buveuse de café, chanson nouvelle en patois de Lille... .Lille : impr. de Horemans, (1859) ; </text:span><text:a xlink:type="simple" xlink:href="https://gallica.bnf.fr/ark:/12148/bpt6k64701310" text:style-name="ListLabel_20_1" text:visited-style-name="ListLabel_20_1"><text:span text:style-name="Internet_20_link"><text:span text:style-name="T1">https://gallica.bnf.fr/ark:/12148/bpt6k64701310</text:span></text:span></text:a></text:p>
        </text:list-item>
        <text:list-item>
          <text:p text:style-name="P17"><text:span text:style-name="T1"><text:s/>Charles Béghin, Le Café, chanson nouvelle en patois de Lille, (S. l., 1859.) ; </text:span><text:a xlink:type="simple" xlink:href="https://gallica.bnf.fr/ark:/12148/bpt6k6533151t/f1.image" text:style-name="ListLabel_20_1" text:visited-style-name="ListLabel_20_1"><text:span text:style-name="Internet_20_link"><text:span text:style-name="T1">https://gallica.bnf.fr/ark:/12148/bpt6k6533151t/f1.image</text:span></text:span></text:a></text:p>
        </text:list-item>
        <text:list-item>
          <text:p text:style-name="P17"><text:soft-page-break/><text:span text:style-name="T1"><text:s/>Dr F.-V. Lamare-Picquot, De l'Action dynamique du café et de son emploi dans les hernies étranglées,... <text:s/>Corbeil : impr. de Crété, (1861) ; </text:span><text:a xlink:type="simple" xlink:href="https://gallica.bnf.fr/ark:/12148/bpt6k5626901c" text:style-name="ListLabel_20_1" text:visited-style-name="ListLabel_20_1"><text:span text:style-name="Internet_20_link"><text:span text:style-name="T1">https://gallica.bnf.fr/ark:/12148/bpt6k5626901c</text:span></text:span></text:a></text:p>
        </text:list-item>
        <text:list-item>
          <text:p text:style-name="P17"><text:span text:style-name="T1"><text:s/>Charles de Courcy, Les histoires du café de Paris, Paris : M. Lévy frères, 1861 ; </text:span><text:a xlink:type="simple" xlink:href="https://gallica.bnf.fr/ark:/12148/bpt6k205614g" text:style-name="ListLabel_20_1" text:visited-style-name="ListLabel_20_1"><text:span text:style-name="Internet_20_link"><text:span text:style-name="T1">https://gallica.bnf.fr/ark:/12148/bpt6k205614g</text:span></text:span></text:a></text:p>
        </text:list-item>
        <text:list-item>
          <text:p text:style-name="P17"><text:span text:style-name="T1"><text:s/>C. Ch, Les Fraudes du café dévoilées par un amateur, Paris : imp. de P. Cordier, 1862 ; </text:span><text:a xlink:type="simple" xlink:href="https://gallica.bnf.fr/ark:/12148/bpt6k61377604" text:style-name="ListLabel_20_1" text:visited-style-name="ListLabel_20_1"><text:span text:style-name="Internet_20_link"><text:span text:style-name="T1">https://gallica.bnf.fr/ark:/12148/bpt6k61377604</text:span></text:span></text:a></text:p>
        </text:list-item>
        <text:list-item>
          <text:p text:style-name="P17"><text:span text:style-name="T1"><text:s/>Dr A. Penilleau, Étude sur le café au point de vue historique, physiologique, hygiénique et alimentaire, Paris : l'auteur, 1864 ; </text:span><text:a xlink:type="simple" xlink:href="https://gallica.bnf.fr/ark:/12148/bpt6k6572740w" text:style-name="ListLabel_20_1" text:visited-style-name="ListLabel_20_1"><text:span text:style-name="Internet_20_link"><text:span text:style-name="T1">https://gallica.bnf.fr/ark:/12148/bpt6k6572740w</text:span></text:span></text:a></text:p>
        </text:list-item>
        <text:list-item>
          <text:p text:style-name="P17"><text:span text:style-name="T1"><text:s/>M. Couesmes, Café persan ou liqueur anti-épidémique... Troyes : impr. de Bertrand-Hû, (1871) ; </text:span><text:a xlink:type="simple" xlink:href="https://gallica.bnf.fr/ark:/12148/bpt6k61376060" text:style-name="ListLabel_20_1" text:visited-style-name="ListLabel_20_1"><text:span text:style-name="Internet_20_link"><text:span text:style-name="T1">https://gallica.bnf.fr/ark:/12148/bpt6k61376060</text:span></text:span></text:a></text:p>
        </text:list-item>
        <text:list-item>
          <text:p text:style-name="P17"><text:span text:style-name="T1"><text:s/>Mlle Hermance Fauré, Au café, comédie en 1 acte, Bordeaux : impr. de Duverdier, 1872 ; </text:span><text:a xlink:type="simple" xlink:href="https://gallica.bnf.fr/ark:/12148/bpt6k6119943c" text:style-name="ListLabel_20_1" text:visited-style-name="ListLabel_20_1"><text:span text:style-name="Internet_20_link"><text:span text:style-name="T1">https://gallica.bnf.fr/ark:/12148/bpt6k6119943c</text:span></text:span></text:a></text:p>
        </text:list-item>
        <text:list-item>
          <text:p text:style-name="P17"><text:span text:style-name="T1"><text:s/>Dr Angel Marvaud, Les aliments d'épargne : alcool et boissons aromatiques (café, thé, mathé, cacao, coca), effets physiologiques..,Paris : J.-B. Baillière et fils, 1874 ; </text:span><text:a xlink:type="simple" xlink:href="https://gallica.bnf.fr/ark:/12148/bpt6k9665920b" text:style-name="ListLabel_20_1" text:visited-style-name="ListLabel_20_1"><text:span text:style-name="Internet_20_link"><text:span text:style-name="T1">https://gallica.bnf.fr/ark:/12148/bpt6k9665920b</text:span></text:span></text:a></text:p>
        </text:list-item>
        <text:list-item>
          <text:p text:style-name="P17"><text:span text:style-name="T1"><text:s/>Le café: estaminet du Prince impérial, rue de Menin à Tourcoing, Tourcoing : impr. de J. Mathon, DL 1874 ; </text:span><text:a xlink:type="simple" xlink:href="https://gallica.bnf.fr/ark:/12148/bpt6k54519490" text:style-name="ListLabel_20_1" text:visited-style-name="ListLabel_20_1"><text:span text:style-name="Internet_20_link"><text:span text:style-name="T1">https://gallica.bnf.fr/ark:/12148/bpt6k54519490</text:span></text:span></text:a></text:p>
        </text:list-item>
        <text:list-item>
          <text:p text:style-name="P17"><text:span text:style-name="T1"><text:s/>Dr Aimé Riant, Le café, le chocolat, le thé, Paris : Hachette, 1875 ; </text:span><text:a xlink:type="simple" xlink:href="https://gallica.bnf.fr/ark:/12148/bpt6k9775688d" text:style-name="ListLabel_20_1" text:visited-style-name="ListLabel_20_1"><text:span text:style-name="Internet_20_link"><text:span text:style-name="T1">https://gallica.bnf.fr/ark:/12148/bpt6k9775688d</text:span></text:span></text:a></text:p>
        </text:list-item>
        <text:list-item>
          <text:p text:style-name="P17"><text:span text:style-name="T1"><text:s/>Général Arthur Morin, Note sur diverses variétés de café et en particulier sur les cafés du Brésil, Paris : impr. de E. Capiomont et V. Renault, DL 1877 ; </text:span><text:a xlink:type="simple" xlink:href="https://gallica.bnf.fr/ark:/12148/bpt6k9738634p" text:style-name="ListLabel_20_1" text:visited-style-name="ListLabel_20_1"><text:span text:style-name="Internet_20_link"><text:span text:style-name="T1">https://gallica.bnf.fr/ark:/12148/bpt6k9738634p</text:span></text:span></text:a></text:p>
        </text:list-item>
        <text:list-item>
          <text:p text:style-name="P17"><text:span text:style-name="T1"><text:s/>Maxime Rude, Tout Paris au café, Paris : M. Dreyfous, [1877] ; </text:span><text:a xlink:type="simple" xlink:href="https://gallica.bnf.fr/ark:/12148/bpt6k272239p" text:style-name="ListLabel_20_1" text:visited-style-name="ListLabel_20_1"><text:span text:style-name="Internet_20_link"><text:span text:style-name="T1">https://gallica.bnf.fr/ark:/12148/bpt6k272239p</text:span></text:span></text:a></text:p>
        </text:list-item>
        <text:list-item>
          <text:p text:style-name="P17"><text:span text:style-name="T1"><text:s/>Général Arthur Morin, Note sur diverses variétés de café et en particulier sur les cafés du Brésil, Paris : impr. de E. Capiomont et V. Renault, DL 1879 ; </text:span><text:a xlink:type="simple" xlink:href="https://gallica.bnf.fr/ark:/12148/bpt6k9738637x" text:style-name="ListLabel_20_1" text:visited-style-name="ListLabel_20_1"><text:span text:style-name="Internet_20_link"><text:span text:style-name="T1">https://gallica.bnf.fr/ark:/12148/bpt6k9738637x</text:span></text:span></text:a></text:p>
        </text:list-item>
        <text:list-item>
          <text:p text:style-name="P17"><text:span text:style-name="T1"><text:s/>Jules-Fortuné Guégan, Considération sur l'emploi du café dans le traitement des métrorrhagies, Paris : impr. de A. Parent, 1881 ; </text:span><text:a xlink:type="simple" xlink:href="https://gallica.bnf.fr/ark:/12148/bpt6k5780902t" text:style-name="ListLabel_20_1" text:visited-style-name="ListLabel_20_1"><text:span text:style-name="Internet_20_link"><text:span text:style-name="T1">https://gallica.bnf.fr/ark:/12148/bpt6k5780902t</text:span></text:span></text:a></text:p>
        </text:list-item>
        <text:list-item>
          <text:p text:style-name="P17"><text:span text:style-name="T1">La Question du café. Le café du Brésil au Palais de l'industrie (concours agricole, janvier 1883), par l'auteur du livre le "Pays du café" , Paris : Guillaumin, 1883 ; </text:span><text:a xlink:type="simple" xlink:href="https://gallica.bnf.fr/ark:/12148/bpt6k1173236k" text:style-name="ListLabel_20_1" text:visited-style-name="ListLabel_20_1"><text:span text:style-name="Internet_20_link"><text:span text:style-name="T1">https://gallica.bnf.fr/ark:/12148/bpt6k1173236k</text:span></text:span></text:a></text:p>
        </text:list-item>
        <text:list-item>
          <text:p text:style-name="P17"><text:span text:style-name="T1"><text:s/>C. F. Van Delden Laèrne, Le Brésil et Java: rapport sur la culture du café en Amérique, Asie et Afrique, présenté à S. E. le ministre des colonies, La Haye : M. Nijhoff ; Paris : Challamel aîné, 1885 ; </text:span><text:a xlink:type="simple" xlink:href="https://gallica.bnf.fr/ark:/12148/bpt6k6431686w" text:style-name="ListLabel_20_1" text:visited-style-name="ListLabel_20_1"><text:span text:style-name="Internet_20_link"><text:span text:style-name="T1">https://gallica.bnf.fr/ark:/12148/bpt6k6431686w</text:span></text:span></text:a></text:p>
        </text:list-item>
        <text:list-item>
          <text:p text:style-name="P17"><text:span text:style-name="T1"><text:s/>Georges Montorgueil, Le café-concert, lithographies de H.-G. Ibels et de H. de Toulouse-Lautrec, Paris : l'Estampe originale, 1893 ; </text:span><text:a xlink:type="simple" xlink:href="https://gallica.bnf.fr/ark:/12148/bpt6k122773x" text:style-name="ListLabel_20_1" text:visited-style-name="ListLabel_20_1"><text:span text:style-name="Internet_20_link"><text:span text:style-name="T1">https://gallica.bnf.fr/ark:/12148/bpt6k122773x</text:span></text:span></text:a></text:p>
        </text:list-item>
        <text:list-item>
          <text:p text:style-name="P17"><text:span text:style-name="T1"><text:s/>Ouvrard, La vie au café-concert : études de moeurs, Paris : Impr. de P. Schmidt, 1894 ; </text:span><text:a xlink:type="simple" xlink:href="https://gallica.bnf.fr/ark:/12148/bpt6k377800p" text:style-name="Internet_20_link" text:visited-style-name="Visited_20_Internet_20_Link"><text:span text:style-name="T1">https://gallica.bnf.fr/ark:/12148/bpt6k377800p</text:span></text:a><text:span text:style-name="T1"> </text:span></text:p>
        </text:list-item>
        <text:list-item>
          <text:p text:style-name="P17"><text:span text:style-name="T3"><text:s/>Jules de Saint-Crica, </text:span><text:span text:style-name="T5">Conseils pour faire le café par M. le Cte de ***, ancien chambellan</text:span><text:span text:style-name="T7">, Paris, Mme Huzard, 1834 ;</text:span><text:span text:style-name="T3"> </text:span><text:a xlink:type="simple" xlink:href="https://gallica.bnf.fr/ark:/12148/bpt6k96850142.texteImage" text:style-name="Internet_20_link" text:visited-style-name="Visited_20_Internet_20_Link"><text:span text:style-name="T1">https://gallica.bnf.fr/ark:/12148/bpt6k96850142.texteImage</text:span></text:a><text:span text:style-name="T1"> </text:span></text:p>
        </text:list-item>
        <text:list-item>
          <text:p text:style-name="P18"><text:span text:style-name="T1"><text:s/>Edouard de Julienne, </text:span><text:span text:style-name="T4">De la nécessité d’affranchir nos colonies et de modifier les droits de douane sur les sucres et les cafés…</text:span><text:span text:style-name="T6">, Aix, veuve Tavernier, 1850 ; </text:span><text:a xlink:type="simple" xlink:href="https://gallica.bnf.fr/ark:/12148/bpt6k58377396" text:style-name="Internet_20_link" text:visited-style-name="Visited_20_Internet_20_Link"><text:span text:style-name="T6">https://gallica.bnf.fr/ark:/12148/bpt6k58377396</text:span></text:a></text:p>
        </text:list-item>
        <text:list-item>
          <text:p text:style-name="P18"><text:span text:style-name="T6"><text:s/></text:span><text:span text:style-name="T4">Série encyclopédique des leçons de choses illustrées. Feuille n°5, histoire industrielle. Le Café : le Café des gourmets de l’usine Trébucien</text:span><text:span text:style-name="T6">, Paris, nouvelle imagerie instructive des </text:span><text:soft-page-break/><text:span text:style-name="T6">leçons des choses illustrées, Glücq, 1881 ; </text:span><text:a xlink:type="simple" xlink:href="https://gallica.bnf.fr/ark:/12148/btv1b6938596s?rk=85837;2" text:style-name="Internet_20_link" text:visited-style-name="Visited_20_Internet_20_Link"><text:span text:style-name="T6">https://gallica.bnf.fr/ark:/12148/btv1b6938596s?rk=85837;2</text:span></text:a><text:span text:style-name="T6"> </text:span></text:p>
        </text:list-item>
      </text:list>
      <text:p text:style-name="P12"/>
      <table:table table:name="Tableau1" table:style-name="Tableau1">
        <table:table-column table:style-name="Tableau1.A"/>
        <table:table-column table:style-name="Tableau1.B"/>
        <table:table-row table:style-name="Tableau1.1">
          <table:table-cell table:style-name="Tableau1.A1" office:value-type="string">
            <text:p text:style-name="P7"/>
          </table:table-cell>
          <table:table-cell table:style-name="Tableau1.A1" office:value-type="string">
            <text:p text:style-name="P3"/>
          </table:table-cell>
        </table:table-row>
        <table:table-row table:style-name="Tableau1.1">
          <table:table-cell table:style-name="Tableau1.A1" office:value-type="string">
            <text:p text:style-name="P10">Titre : </text:p>
          </table:table-cell>
          <table:table-cell table:style-name="Tableau1.A1" office:value-type="string">
            <text:p text:style-name="P9"><text:a xlink:type="simple" xlink:href="http://www.sudoc.abes.fr/xslt/DB=2.1/SET=4/TTL=2/CLK?IKT=1016&amp;TRM=Les+Reinhart,+une+famille+protestante+du+négoce+du+coton+et+du+café+du+Havre,+1852-1962" text:style-name="ListLabel_20_1" text:visited-style-name="ListLabel_20_1"><text:span text:style-name="T9">Les Reinhart, une famille protestante du négoce du coton et du </text:span></text:a><text:a xlink:type="simple" xlink:href="http://www.sudoc.abes.fr/xslt/DB=2.1/SET=4/TTL=2/CLK?IKT=1016&amp;TRM=Les+Reinhart,+une+famille+protestante+du+négoce+du+coton+et+du+café+du+Havre,+1852-1962" text:style-name="ListLabel_20_2" text:visited-style-name="ListLabel_20_2"><text:span text:style-name="T10">café</text:span></text:a><text:a xlink:type="simple" xlink:href="http://www.sudoc.abes.fr/xslt/DB=2.1/SET=4/TTL=2/CLK?IKT=1016&amp;TRM=Les+Reinhart,+une+famille+protestante+du+négoce+du+coton+et+du+café+du+Havre,+1852-1962" text:style-name="ListLabel_20_1" text:visited-style-name="ListLabel_20_1"><text:span text:style-name="T9"> du Havre, 1852-1962</text:span></text:a><text:span text:style-name="T11"> [Texte imprimé] / Claudie Reinhart ; sous la direction de Jean-Pierre Chaline</text:span></text:p>
          </table:table-cell>
        </table:table-row>
        <table:table-row table:style-name="Tableau1.1">
          <table:table-cell table:style-name="Tableau1.A1" office:value-type="string">
            <text:p text:style-name="P10"/>
          </table:table-cell>
          <table:table-cell table:style-name="Tableau1.A1" office:value-type="string">
            <text:p text:style-name="P8">Mémoire ou thèse (version d'origine)</text:p>
          </table:table-cell>
        </table:table-row>
        <table:table-row table:style-name="Tableau1.1">
          <table:table-cell table:style-name="Tableau1.A1" office:value-type="string">
            <text:p text:style-name="P10">Alphabet du titre : </text:p>
          </table:table-cell>
          <table:table-cell table:style-name="Tableau1.A1" office:value-type="string">
            <text:p text:style-name="P8">latin</text:p>
          </table:table-cell>
        </table:table-row>
        <table:table-row table:style-name="Tableau1.1">
          <table:table-cell table:style-name="Tableau1.A1" office:value-type="string">
            <text:p text:style-name="P10">Auteur(s) : </text:p>
          </table:table-cell>
          <table:table-cell table:style-name="Tableau1.A1" office:value-type="string">
            <text:p text:style-name="P9"><text:a xlink:type="simple" xlink:href="http://www.sudoc.abes.fr/xslt/DB=2.1/SET=4/TTL=2/REL?PPN=101280556" text:style-name="ListLabel_20_1" text:visited-style-name="ListLabel_20_1"><text:span text:style-name="T9">Reinhart, Claudie (1945-....)</text:span></text:a><text:span text:style-name="T11">. Auteur</text:span></text:p>
            <text:p text:style-name="P9"><text:a xlink:type="simple" xlink:href="http://www.sudoc.abes.fr/xslt/DB=2.1/SET=4/TTL=2/REL?PPN=026776413" text:style-name="ListLabel_20_1" text:visited-style-name="ListLabel_20_1"><text:span text:style-name="T9">Chaline, Jean-Pierre (1939-....)</text:span></text:a><text:span text:style-name="T11">. Directeur de thèse</text:span></text:p>
            <text:p text:style-name="P9"><text:a xlink:type="simple" xlink:href="http://www.sudoc.abes.fr/xslt/DB=2.1/SET=4/TTL=2/REL?PPN=026403633" text:style-name="ListLabel_20_1" text:visited-style-name="ListLabel_20_1"><text:span text:style-name="T9">Université Paris-Sorbonne (1970-2017)</text:span></text:a><text:span text:style-name="T11">. Organisme de soutenance</text:span></text:p>
          </table:table-cell>
        </table:table-row>
        <table:table-row table:style-name="Tableau1.1">
          <table:table-cell table:style-name="Tableau1.A1" office:value-type="string">
            <text:p text:style-name="P10">Date(s) : </text:p>
          </table:table-cell>
          <table:table-cell table:style-name="Tableau1.A1" office:value-type="string">
            <text:p text:style-name="P8">2005</text:p>
          </table:table-cell>
        </table:table-row>
        <table:table-row table:style-name="Tableau1.1">
          <table:table-cell table:style-name="Tableau1.A1" office:value-type="string">
            <text:p text:style-name="P10">Langue(s) : </text:p>
          </table:table-cell>
          <table:table-cell table:style-name="Tableau1.A1" office:value-type="string">
            <text:p text:style-name="P8">français</text:p>
          </table:table-cell>
        </table:table-row>
        <table:table-row table:style-name="Tableau1.1">
          <table:table-cell table:style-name="Tableau1.A1" office:value-type="string">
            <text:p text:style-name="P10">Pays : </text:p>
          </table:table-cell>
          <table:table-cell table:style-name="Tableau1.A1" office:value-type="string">
            <text:p text:style-name="P8">France</text:p>
          </table:table-cell>
        </table:table-row>
        <table:table-row table:style-name="Tableau1.1">
          <table:table-cell table:style-name="Tableau1.A1" office:value-type="string">
            <text:p text:style-name="P10">Editeur(s) :</text:p>
          </table:table-cell>
          <table:table-cell table:style-name="Tableau1.A1" office:value-type="string">
            <text:p text:style-name="P9"><text:span text:style-name="T11">[</text:span><text:a xlink:type="simple" xlink:href="http://www.sudoc.abes.fr/xslt/DB=2.1/SET=4/TTL=2/CLK?IKT=1018&amp;TRM=S.l." text:style-name="ListLabel_20_1" text:visited-style-name="ListLabel_20_1"><text:span text:style-name="T9">S.l.</text:span></text:a><text:span text:style-name="T11">] : [s.n.], 2005</text:span></text:p>
          </table:table-cell>
        </table:table-row>
        <table:table-row table:style-name="Tableau1.1">
          <table:table-cell table:style-name="Tableau1.A1" office:value-type="string">
            <text:p text:style-name="P10">Description : </text:p>
          </table:table-cell>
          <table:table-cell table:style-name="Tableau1.A1" office:value-type="string">
            <text:p text:style-name="P8">3 vol. (789 p.)</text:p>
          </table:table-cell>
        </table:table-row>
        <table:table-row table:style-name="Tableau1.1">
          <table:table-cell table:style-name="Tableau1.A1" office:value-type="string">
            <text:p text:style-name="P10">Num. national de thèse : </text:p>
          </table:table-cell>
          <table:table-cell table:style-name="Tableau1.A1" office:value-type="string">
            <text:p text:style-name="P8">2005PA040080</text:p>
            <text:p text:style-name="P8"> </text:p>
            <text:p text:style-name="P8"> </text:p>
          </table:table-cell>
        </table:table-row>
        <table:table-row table:style-name="Tableau1.1">
          <table:table-cell table:style-name="Tableau1.A1" office:value-type="string">
            <text:p text:style-name="P10">Thèse : </text:p>
          </table:table-cell>
          <table:table-cell table:style-name="Tableau1.A1" office:value-type="string">
            <text:p text:style-name="P9"><text:a xlink:type="simple" xlink:href="http://www.sudoc.abes.fr/xslt/DB=2.1/SET=4/TTL=2/CLK?IKT=63&amp;TRM=Thèse" text:style-name="ListLabel_20_1" text:visited-style-name="ListLabel_20_1"><text:span text:style-name="T9">Thèse</text:span></text:a><text:span text:style-name="T11"> </text:span><text:a xlink:type="simple" xlink:href="http://www.sudoc.abes.fr/xslt/DB=2.1/SET=4/TTL=2/CLK?IKT=63&amp;TRM=de" text:style-name="ListLabel_20_1" text:visited-style-name="ListLabel_20_1"><text:span text:style-name="T9">de</text:span></text:a><text:span text:style-name="T11"> </text:span><text:a xlink:type="simple" xlink:href="http://www.sudoc.abes.fr/xslt/DB=2.1/SET=4/TTL=2/CLK?IKT=63&amp;TRM=doctorat" text:style-name="ListLabel_20_1" text:visited-style-name="ListLabel_20_1"><text:span text:style-name="T9">doctorat</text:span></text:a><text:span text:style-name="T11"> : </text:span><text:a xlink:type="simple" xlink:href="http://www.sudoc.abes.fr/xslt/DB=2.1/SET=4/TTL=2/CLK?IKT=63&amp;TRM=Histoire" text:style-name="ListLabel_20_1" text:visited-style-name="ListLabel_20_1"><text:span text:style-name="T9">Histoire</text:span></text:a><text:span text:style-name="T11"> : </text:span><text:a xlink:type="simple" xlink:href="http://www.sudoc.abes.fr/xslt/DB=2.1/SET=4/TTL=2/CLK?IKT=63&amp;TRM=Paris" text:style-name="ListLabel_20_1" text:visited-style-name="ListLabel_20_1"><text:span text:style-name="T9">Paris</text:span></text:a><text:span text:style-name="T11"> </text:span><text:a xlink:type="simple" xlink:href="http://www.sudoc.abes.fr/xslt/DB=2.1/SET=4/TTL=2/CLK?IKT=63&amp;TRM=4" text:style-name="ListLabel_20_1" text:visited-style-name="ListLabel_20_1"><text:span text:style-name="T9">4</text:span></text:a><text:span text:style-name="T11"> : </text:span><text:a xlink:type="simple" xlink:href="http://www.sudoc.abes.fr/xslt/DB=2.1/SET=4/TTL=2/CLK?IKT=63&amp;TRM=2005" text:style-name="ListLabel_20_1" text:visited-style-name="ListLabel_20_1"><text:span text:style-name="T9">2005</text:span></text:a></text:p>
          </table:table-cell>
        </table:table-row>
        <table:table-row table:style-name="Tableau1.1">
          <table:table-cell table:style-name="Tableau1.A1" office:value-type="string">
            <text:p text:style-name="P10">Note sur la disponibilité :</text:p>
          </table:table-cell>
          <table:table-cell table:style-name="Tableau1.A1" office:value-type="string">
            <text:p text:style-name="P8">Publication autorisée par le jury</text:p>
          </table:table-cell>
        </table:table-row>
        <table:table-row table:style-name="Tableau1.1">
          <table:table-cell table:style-name="Tableau1.A1" office:value-type="string">
            <text:p text:style-name="P10">Annexes : </text:p>
          </table:table-cell>
          <table:table-cell table:style-name="Tableau1.A1" office:value-type="string">
            <text:p text:style-name="P8">272 références bibliographiques</text:p>
          </table:table-cell>
        </table:table-row>
      </table:table>
      <text:p text:style-name="P3"/>
      <text:p text:style-name="P3"/>
      <table:table table:name="Tableau2" table:style-name="Tableau2">
        <table:table-column table:style-name="Tableau2.A"/>
        <table:table-column table:style-name="Tableau2.B"/>
        <table:table-row table:style-name="Tableau2.1">
          <table:table-cell table:style-name="Tableau2.A1" office:value-type="string">
            <text:p text:style-name="P9"><text:a xlink:type="simple" xlink:href="http://www.sudoc.abes.fr/xslt/DB=2.1/SET=4/TTL=10/CLK?IKT=1016&amp;TRM=Exposé+des+motifs+du+projet+de+loi+relatif+au+tarif+des+sucres+et+des+cafés+et+projet+de+loi" text:style-name="ListLabel_20_1" text:visited-style-name="ListLabel_20_1"><text:span text:style-name="T9">Exposé des motifs du projet de loi relatif au tarif des sucres et des cafés et projet de loi</text:span></text:a><text:span text:style-name="T11"> [Texte imprimé] : session des conseils généraux de l'agriculture, des manufactures et du commerce, session de 1850 / Ministère de l'Agriculture et du Commerce</text:span></text:p>
          </table:table-cell>
          <table:table-cell table:style-name="Tableau2.A1" office:value-type="string">
            <text:p text:style-name="P3"/>
          </table:table-cell>
        </table:table-row>
        <table:table-row table:style-name="Tableau2.1">
          <table:table-cell table:style-name="Tableau2.A1" office:value-type="string">
            <text:p text:style-name="P10">Alphabet du titre : </text:p>
          </table:table-cell>
          <table:table-cell table:style-name="Tableau2.A1" office:value-type="string">
            <text:p text:style-name="P8">latin</text:p>
          </table:table-cell>
        </table:table-row>
        <table:table-row table:style-name="Tableau2.1">
          <table:table-cell table:style-name="Tableau2.A1" office:value-type="string">
            <text:p text:style-name="P10">Auteur(s) : </text:p>
          </table:table-cell>
          <table:table-cell table:style-name="Tableau2.A1" office:value-type="string">
            <text:p text:style-name="P9"><text:a xlink:type="simple" xlink:href="http://www.sudoc.abes.fr/xslt/DB=2.1/SET=4/TTL=10/REL?PPN=031472729" text:style-name="ListLabel_20_1" text:visited-style-name="ListLabel_20_1"><text:span text:style-name="T9">France. Ministère de l'agriculture et du commerce (1839-1852)</text:span></text:a><text:span text:style-name="T11">. Auteur</text:span></text:p>
          </table:table-cell>
        </table:table-row>
        <table:table-row table:style-name="Tableau2.1">
          <table:table-cell table:style-name="Tableau2.A1" office:value-type="string">
            <text:p text:style-name="P10">Date(s) : </text:p>
          </table:table-cell>
          <table:table-cell table:style-name="Tableau2.A1" office:value-type="string">
            <text:p text:style-name="P8">1850</text:p>
          </table:table-cell>
        </table:table-row>
        <table:table-row table:style-name="Tableau2.1">
          <table:table-cell table:style-name="Tableau2.A1" office:value-type="string">
            <text:p text:style-name="P10">Langue(s) : </text:p>
          </table:table-cell>
          <table:table-cell table:style-name="Tableau2.A1" office:value-type="string">
            <text:p text:style-name="P8">français</text:p>
          </table:table-cell>
        </table:table-row>
        <table:table-row table:style-name="Tableau2.1">
          <table:table-cell table:style-name="Tableau2.A1" office:value-type="string">
            <text:p text:style-name="P10">Pays : </text:p>
          </table:table-cell>
          <table:table-cell table:style-name="Tableau2.A1" office:value-type="string">
            <text:p text:style-name="P8">France</text:p>
          </table:table-cell>
        </table:table-row>
        <table:table-row table:style-name="Tableau2.1">
          <table:table-cell table:style-name="Tableau2.A1" office:value-type="string">
            <text:p text:style-name="P10">Editeur(s) :</text:p>
          </table:table-cell>
          <table:table-cell table:style-name="Tableau2.A1" office:value-type="string">
            <text:p text:style-name="P9"><text:a xlink:type="simple" xlink:href="http://www.sudoc.abes.fr/xslt/DB=2.1/SET=4/TTL=10/CLK?IKT=1018&amp;TRM=Paris" text:style-name="ListLabel_20_1" text:visited-style-name="ListLabel_20_1"><text:span text:style-name="T9">Paris</text:span></text:a><text:span text:style-name="T11"> : </text:span><text:a xlink:type="simple" xlink:href="http://www.sudoc.abes.fr/xslt/DB=2.1/SET=4/TTL=10/CLK?IKT=1018&amp;TRM=Imprimerie" text:style-name="ListLabel_20_1" text:visited-style-name="ListLabel_20_1"><text:span text:style-name="T9">Imprimerie</text:span></text:a><text:span text:style-name="T11"> </text:span><text:a xlink:type="simple" xlink:href="http://www.sudoc.abes.fr/xslt/DB=2.1/SET=4/TTL=10/CLK?IKT=1018&amp;TRM=Nationale" text:style-name="ListLabel_20_1" text:visited-style-name="ListLabel_20_1"><text:span text:style-name="T9">Nationale</text:span></text:a><text:span text:style-name="T11">, 1850</text:span></text:p>
          </table:table-cell>
        </table:table-row>
        <table:table-row table:style-name="Tableau2.1">
          <table:table-cell table:style-name="Tableau2.A1" office:value-type="string">
            <text:p text:style-name="P10">Description : </text:p>
          </table:table-cell>
          <table:table-cell table:style-name="Tableau2.A1" office:value-type="string">
            <text:p text:style-name="P8">1 vol. (8p.) : tabl. ; 29 cm</text:p>
          </table:table-cell>
        </table:table-row>
      </table:table>
      <text:p text:style-name="P3"/>
      <text:p text:style-name="P3"/>
      <table:table table:name="Tableau3" table:style-name="Tableau3">
        <table:table-column table:style-name="Tableau3.A"/>
        <table:table-column table:style-name="Tableau3.B"/>
        <table:table-row table:style-name="Tableau3.1">
          <table:table-cell table:style-name="Tableau3.A1" office:value-type="string">
            <text:p text:style-name="P27">Titre  </text:p>
          </table:table-cell>
          <table:table-cell table:style-name="Tableau3.B1" office:value-type="string">
            <text:p text:style-name="P9"><text:span text:style-name="T13">   </text:span><text:span text:style-name="T14">Café</text:span><text:span text:style-name="T13"> in : légendes, saveurs et commerces du </text:span><text:span text:style-name="T14">café</text:span><text:span text:style-name="T13">, L’Économie du </text:span><text:span text:style-name="T14">café</text:span><text:span text:style-name="T13">. 1 : [exposition, Marseille, Mucem, 25 octobre 2016- 23 janvier 2017 / Musée des civilisations de l’Europe et de la Méditerranée, Fondation Malongo ; Alfred Conesa]</text:span></text:p>
          </table:table-cell>
        </table:table-row>
        <table:table-row table:style-name="Tableau3.1">
          <table:table-cell table:style-name="Tableau3.A1" office:value-type="string">
            <text:p text:style-name="P27">Editeur(s)  </text:p>
          </table:table-cell>
          <table:table-cell table:style-name="Tableau3.B1" office:value-type="string">
            <text:p text:style-name="P28">   Arles : Actes SudMarseille : Éditions du MUCEM, 2016</text:p>
          </table:table-cell>
        </table:table-row>
        <table:table-row table:style-name="Tableau3.1">
          <table:table-cell table:style-name="Tableau3.A1" office:value-type="string">
            <text:p text:style-name="P27">Description  </text:p>
          </table:table-cell>
          <table:table-cell table:style-name="Tableau3.B1" office:value-type="string">
            <text:p text:style-name="P28">   1 vol. ([40] p.) : ill. en noir et en coul., couv. ill. en coul. ; 38 cm</text:p>
          </table:table-cell>
        </table:table-row>
        <table:table-row table:style-name="Tableau3.1">
          <table:table-cell table:style-name="Tableau3.A1" office:value-type="string">
            <text:p text:style-name="P27">Note Contenu  </text:p>
          </table:table-cell>
          <table:table-cell table:style-name="Tableau3.B1" office:value-type="string">
            <text:p text:style-name="P9"><text:span text:style-name="T13">   Le </text:span><text:span text:style-name="T14">café</text:span><text:span text:style-name="T13">, deuxième boisson mondiale après l’eau !/Alfred Conesa -- En trois siècles, à la conquête du monde -- Une succession de crises, de régulations et de désaccords internationaux -- La résistance de la "caféiculture forestière" -- Depuis 1993, la domination des multinationales et de la spéculation -- L’émergence du commerce équitable -- Le </text:span><text:span text:style-name="T14">café</text:span><text:span text:style-name="T13">, juste après le pétrole</text:span></text:p>
          </table:table-cell>
        </table:table-row>
        <table:table-row table:style-name="Tableau3.1">
          <table:table-cell table:style-name="Tableau3.A1" office:value-type="string">
            <text:p text:style-name="P27">Resume  </text:p>
          </table:table-cell>
          <table:table-cell table:style-name="Tableau3.B1" office:value-type="string">
            <text:p text:style-name="P9"><text:span text:style-name="T13">   Voici une tout autre manière d’apprécier le </text:span><text:span text:style-name="T14">café</text:span><text:span text:style-name="T13"> : le déguster par les mots, les photos, quelques chiffres où les zéros donnent le tournis. Mais qui mieux que des écrivains inspirés comme Douglas Kennedy, Claudio Magris, Zoé Valdés, Yves Simon ou Bernardo Carvalho peut en célébrer l’imaginaire, la poésie ? Qui d’autre que le Dr Le Plé, oublié mais ici ressuscité, peut nous convaincre des vertus médicinales de cette petite cerise "rouge" qu’il a, en 1877, étudiée jusque dans les moindres détails ? Mieux encore, les mots du </text:span><text:span text:style-name="T14">café</text:span><text:span text:style-name="T13"> se déclinent désormais partout dans le monde, là où des planteurs, des </text:span><text:soft-page-break/><text:span text:style-name="T13">agronomes, des torréfacteurs, des baristas, des industriels, des commerçants "équitables" ou simplement des garçons de </text:span><text:span text:style-name="T14">café</text:span><text:span text:style-name="T13"> font métier de ce breuvage qui n’en finit plus de se renouveler. Enfin, comment mieux l’honorer qu’en confiant au "plus grand chef du monde", Pierre Gagnaire, le soin de nous concocter quelques recettes inédites à base d’arabica ? Voilà qui est fait et devrait suffire à nous le faire aimer un peu plus encore. (Jean-Michel Djian, commissaire de l’exposition "</text:span><text:span text:style-name="T14">Café</text:span><text:span text:style-name="T13"> In").</text:span></text:p>
          </table:table-cell>
        </table:table-row>
      </table:table>
      <text:p text:style-name="P3"/>
      <text:p text:style-name="P3"/>
      <text:p text:style-name="P3"><text:bookmark text:name="_GoBack"/></text:p>
      <text:p text:style-name="P3"/>
      <table:table table:name="Tableau4" table:style-name="Tableau4">
        <table:table-column table:style-name="Tableau4.A"/>
        <table:table-column table:style-name="Tableau4.B"/>
        <table:table-column table:style-name="Tableau4.C"/>
        <table:table-row table:style-name="Tableau4.1">
          <table:table-cell table:style-name="Tableau4.A1" table:number-columns-spanned="2" office:value-type="string">
            <text:p text:style-name="P9"><text:a xlink:type="simple" xlink:href="http://www.sudoc.abes.fr/xslt/DB=2.1/SET=4/TTL=11/CLK?IKT=1016&amp;TRM=Question+du+tarif+d%27importation+des+cafés" text:style-name="ListLabel_20_1" text:visited-style-name="ListLabel_20_1"><text:span text:style-name="T9"><text:line-break/>Question du tarif d'importation des cafés</text:span></text:a><text:span text:style-name="T11"> [Texte imprimé] : session des conseils généraux de l'agriculture, des manufactures et du commerce, session de 1850 / Ministère de l'Agriculture et du Commerce</text:span></text:p>
          </table:table-cell>
          <table:covered-table-cell/>
          <table:table-cell table:style-name="Tableau4.A1" office:value-type="string">
            <text:p text:style-name="P3"/>
          </table:table-cell>
        </table:table-row>
        <table:table-row table:style-name="Tableau4.1">
          <table:table-cell table:style-name="Tableau4.A1" table:number-columns-spanned="2" office:value-type="string">
            <text:p text:style-name="P10">Alphabet du titre : </text:p>
          </table:table-cell>
          <table:covered-table-cell/>
          <table:table-cell table:style-name="Tableau4.A1" office:value-type="string">
            <text:p text:style-name="P8">latin</text:p>
          </table:table-cell>
        </table:table-row>
        <table:table-row table:style-name="Tableau4.1">
          <table:table-cell table:style-name="Tableau4.A1" table:number-columns-spanned="2" office:value-type="string">
            <text:p text:style-name="P10">Auteur(s) : </text:p>
          </table:table-cell>
          <table:covered-table-cell/>
          <table:table-cell table:style-name="Tableau4.A1" office:value-type="string">
            <text:p text:style-name="P9"><text:a xlink:type="simple" xlink:href="http://www.sudoc.abes.fr/xslt/DB=2.1/SET=4/TTL=11/REL?PPN=031472729" text:style-name="ListLabel_20_1" text:visited-style-name="ListLabel_20_1"><text:span text:style-name="T9">France. Ministère de l'agriculture et du commerce (1839-1852)</text:span></text:a><text:span text:style-name="T11">. Auteur</text:span></text:p>
          </table:table-cell>
        </table:table-row>
        <table:table-row table:style-name="Tableau4.1">
          <table:table-cell table:style-name="Tableau4.A1" table:number-columns-spanned="2" office:value-type="string">
            <text:p text:style-name="P10">Date(s) : </text:p>
          </table:table-cell>
          <table:covered-table-cell/>
          <table:table-cell table:style-name="Tableau4.A1" office:value-type="string">
            <text:p text:style-name="P8">1850</text:p>
          </table:table-cell>
        </table:table-row>
        <table:table-row table:style-name="Tableau4.1">
          <table:table-cell table:style-name="Tableau4.A1" table:number-columns-spanned="2" office:value-type="string">
            <text:p text:style-name="P10">Langue(s) : </text:p>
          </table:table-cell>
          <table:covered-table-cell/>
          <table:table-cell table:style-name="Tableau4.A1" office:value-type="string">
            <text:p text:style-name="P8">français</text:p>
          </table:table-cell>
        </table:table-row>
        <table:table-row table:style-name="Tableau4.1">
          <table:table-cell table:style-name="Tableau4.A1" table:number-columns-spanned="2" office:value-type="string">
            <text:p text:style-name="P10">Pays : </text:p>
          </table:table-cell>
          <table:covered-table-cell/>
          <table:table-cell table:style-name="Tableau4.A1" office:value-type="string">
            <text:p text:style-name="P8">France</text:p>
          </table:table-cell>
        </table:table-row>
        <table:table-row table:style-name="Tableau4.1">
          <table:table-cell table:style-name="Tableau4.A1" table:number-columns-spanned="2" office:value-type="string">
            <text:p text:style-name="P10">Editeur(s) :</text:p>
          </table:table-cell>
          <table:covered-table-cell/>
          <table:table-cell table:style-name="Tableau4.A1" office:value-type="string">
            <text:p text:style-name="P9"><text:a xlink:type="simple" xlink:href="http://www.sudoc.abes.fr/xslt/DB=2.1/SET=4/TTL=11/CLK?IKT=1018&amp;TRM=Paris" text:style-name="ListLabel_20_1" text:visited-style-name="ListLabel_20_1"><text:span text:style-name="T9">Paris</text:span></text:a><text:span text:style-name="T11"> : </text:span><text:a xlink:type="simple" xlink:href="http://www.sudoc.abes.fr/xslt/DB=2.1/SET=4/TTL=11/CLK?IKT=1018&amp;TRM=Imprimerie" text:style-name="ListLabel_20_1" text:visited-style-name="ListLabel_20_1"><text:span text:style-name="T9">Imprimerie</text:span></text:a><text:span text:style-name="T11"> </text:span><text:a xlink:type="simple" xlink:href="http://www.sudoc.abes.fr/xslt/DB=2.1/SET=4/TTL=11/CLK?IKT=1018&amp;TRM=Nationale" text:style-name="ListLabel_20_1" text:visited-style-name="ListLabel_20_1"><text:span text:style-name="T9">Nationale</text:span></text:a><text:span text:style-name="T11">, 1850</text:span></text:p>
          </table:table-cell>
        </table:table-row>
        <table:table-row table:style-name="Tableau4.1">
          <table:table-cell table:style-name="Tableau4.A1" table:number-columns-spanned="2" office:value-type="string">
            <text:p text:style-name="P10">Description : </text:p>
          </table:table-cell>
          <table:covered-table-cell/>
          <table:table-cell table:style-name="Tableau4.A1" office:value-type="string">
            <text:p text:style-name="P8">1 vol. (13 p.) : tabl. ; 29 cm</text:p>
            <text:p text:style-name="P8"> </text:p>
          </table:table-cell>
        </table:table-row>
        <table:table-row table:style-name="Tableau4.1">
          <table:table-cell table:style-name="Tableau4.A1" office:value-type="string">
            <text:p text:style-name="P8"> </text:p>
            <text:p text:style-name="P8"/>
          </table:table-cell>
          <table:table-cell table:style-name="Tableau4.A1" office:value-type="string">
            <text:p text:style-name="P3"/>
          </table:table-cell>
          <table:table-cell table:style-name="Tableau4.A1" office:value-type="string">
            <text:p text:style-name="P3"/>
          </table:table-cell>
        </table:table-row>
        <table:table-row table:style-name="Tableau4.1">
          <table:table-cell table:style-name="Tableau4.A1" office:value-type="string">
            <text:p text:style-name="P10">Type(s) de contenu (modes de consultation) :</text:p>
          </table:table-cell>
          <table:table-cell table:style-name="Tableau4.A1" table:number-columns-spanned="2" office:value-type="string">
            <text:p text:style-name="P8">Texte</text:p>
          </table:table-cell>
          <table:covered-table-cell/>
        </table:table-row>
        <table:table-row table:style-name="Tableau4.1">
          <table:table-cell table:style-name="Tableau4.A1" office:value-type="string">
            <text:p text:style-name="P10">Titre : </text:p>
          </table:table-cell>
          <table:table-cell table:style-name="Tableau4.A1" table:number-columns-spanned="2" office:value-type="string">
            <text:p text:style-name="P9"><text:a xlink:type="simple" xlink:href="http://www.sudoc.abes.fr/xslt/DB=2.1/SET=7/TTL=1/CLK?IKT=1016&amp;TRM=Histoire+du+café" text:style-name="ListLabel_20_1" text:visited-style-name="ListLabel_20_1"><text:span text:style-name="T9">Histoire du café</text:span></text:a><text:span text:style-name="T11"> [Texte imprimé] / Frédéric Mauro</text:span></text:p>
          </table:table-cell>
          <table:covered-table-cell/>
        </table:table-row>
        <table:table-row table:style-name="Tableau4.1">
          <table:table-cell table:style-name="Tableau4.A1" office:value-type="string">
            <text:p text:style-name="P10">Alphabet du titre : </text:p>
          </table:table-cell>
          <table:table-cell table:style-name="Tableau4.A1" table:number-columns-spanned="2" office:value-type="string">
            <text:p text:style-name="P8">latin</text:p>
          </table:table-cell>
          <table:covered-table-cell/>
        </table:table-row>
        <table:table-row table:style-name="Tableau4.1">
          <table:table-cell table:style-name="Tableau4.A1" office:value-type="string">
            <text:p text:style-name="P10">Auteur(s) : </text:p>
          </table:table-cell>
          <table:table-cell table:style-name="Tableau4.A1" table:number-columns-spanned="2" office:value-type="string">
            <text:p text:style-name="P9"><text:a xlink:type="simple" xlink:href="http://www.sudoc.abes.fr/xslt/DB=2.1/SET=7/TTL=1/REL?PPN=027019055" text:style-name="ListLabel_20_1" text:visited-style-name="ListLabel_20_1"><text:span text:style-name="T9">Mauro, Frédéric (1921-2001)</text:span></text:a><text:span text:style-name="T11">. Auteur</text:span></text:p>
          </table:table-cell>
          <table:covered-table-cell/>
        </table:table-row>
        <table:table-row table:style-name="Tableau4.1">
          <table:table-cell table:style-name="Tableau4.A1" office:value-type="string">
            <text:p text:style-name="P10">Date(s) : </text:p>
          </table:table-cell>
          <table:table-cell table:style-name="Tableau4.A1" table:number-columns-spanned="2" office:value-type="string">
            <text:p text:style-name="P8">impr. 1991</text:p>
          </table:table-cell>
          <table:covered-table-cell/>
        </table:table-row>
        <table:table-row table:style-name="Tableau4.1">
          <table:table-cell table:style-name="Tableau4.A1" office:value-type="string">
            <text:p text:style-name="P10">Langue(s) : </text:p>
          </table:table-cell>
          <table:table-cell table:style-name="Tableau4.A1" table:number-columns-spanned="2" office:value-type="string">
            <text:p text:style-name="P8">français</text:p>
          </table:table-cell>
          <table:covered-table-cell/>
        </table:table-row>
        <table:table-row table:style-name="Tableau4.1">
          <table:table-cell table:style-name="Tableau4.A1" office:value-type="string">
            <text:p text:style-name="P10">Pays : </text:p>
          </table:table-cell>
          <table:table-cell table:style-name="Tableau4.A1" table:number-columns-spanned="2" office:value-type="string">
            <text:p text:style-name="P8">France</text:p>
          </table:table-cell>
          <table:covered-table-cell/>
        </table:table-row>
        <table:table-row table:style-name="Tableau4.1">
          <table:table-cell table:style-name="Tableau4.A1" office:value-type="string">
            <text:p text:style-name="P10">Editeur(s) :</text:p>
          </table:table-cell>
          <table:table-cell table:style-name="Tableau4.A1" table:number-columns-spanned="2" office:value-type="string">
            <text:p text:style-name="P9"><text:a xlink:type="simple" xlink:href="http://www.sudoc.abes.fr/xslt/DB=2.1/SET=7/TTL=1/CLK?IKT=1018&amp;TRM=Paris" text:style-name="ListLabel_20_1" text:visited-style-name="ListLabel_20_1"><text:span text:style-name="T9">Paris</text:span></text:a><text:span text:style-name="T11"> : </text:span><text:a xlink:type="simple" xlink:href="http://www.sudoc.abes.fr/xslt/DB=2.1/SET=7/TTL=1/CLK?IKT=1018&amp;TRM=Desjonquères" text:style-name="ListLabel_20_1" text:visited-style-name="ListLabel_20_1"><text:span text:style-name="T9">Desjonquères</text:span></text:a><text:span text:style-name="T11">, impr. 1991</text:span></text:p>
          </table:table-cell>
          <table:covered-table-cell/>
        </table:table-row>
        <table:table-row table:style-name="Tableau4.1">
          <table:table-cell table:style-name="Tableau4.A1" office:value-type="string">
            <text:p text:style-name="P10">Description : </text:p>
          </table:table-cell>
          <table:table-cell table:style-name="Tableau4.A1" table:number-columns-spanned="2" office:value-type="string">
            <text:p text:style-name="P8">1 vol. (249 p.) : ill., couv. ill. en coul. ; 23 cm</text:p>
          </table:table-cell>
          <table:covered-table-cell/>
        </table:table-row>
        <table:table-row table:style-name="Tableau4.1">
          <table:table-cell table:style-name="Tableau4.A1" office:value-type="string">
            <text:p text:style-name="P10">Appartient à la collection : </text:p>
          </table:table-cell>
          <table:table-cell table:style-name="Tableau4.A1" table:number-columns-spanned="2" office:value-type="string">
            <text:p text:style-name="P9"><text:span text:style-name="T11">(</text:span><text:a xlink:type="simple" xlink:href="http://www.sudoc.abes.fr/xslt/DB=2.1/SET=7/TTL=1/CLK?IKT=8109&amp;TRM=Outremer" text:style-name="ListLabel_20_1" text:visited-style-name="ListLabel_20_1"><text:span text:style-name="T9">Outremer</text:span></text:a><text:span text:style-name="T11">)</text:span></text:p>
          </table:table-cell>
          <table:covered-table-cell/>
        </table:table-row>
        <table:table-row table:style-name="Tableau4.1">
          <table:table-cell table:style-name="Tableau4.A1" office:value-type="string">
            <text:p text:style-name="P10">ISBN : </text:p>
          </table:table-cell>
          <table:table-cell table:style-name="Tableau4.A1" table:number-columns-spanned="2" office:value-type="string">
            <text:p text:style-name="P8">2-904227-51-2 (br.) : 130 FRF</text:p>
          </table:table-cell>
          <table:covered-table-cell/>
        </table:table-row>
        <table:table-row table:style-name="Tableau4.1">
          <table:table-cell table:style-name="Tableau4.A1" office:value-type="string">
            <text:p text:style-name="P10">EAN : </text:p>
          </table:table-cell>
          <table:table-cell table:style-name="Tableau4.A1" table:number-columns-spanned="2" office:value-type="string">
            <text:p text:style-name="P8">9782904227516</text:p>
            <text:p text:style-name="P8"> </text:p>
          </table:table-cell>
          <table:covered-table-cell/>
        </table:table-row>
        <table:table-row table:style-name="Tableau4.1">
          <table:table-cell table:style-name="Tableau4.A1" office:value-type="string">
            <text:p text:style-name="P10">Annexes : </text:p>
          </table:table-cell>
          <table:table-cell table:style-name="Tableau4.A1" table:number-columns-spanned="2" office:value-type="string">
            <text:p text:style-name="P8">Bibliogr. p. 239-240</text:p>
          </table:table-cell>
          <table:covered-table-cell/>
        </table:table-row>
      </table:table>
      <text:p text:style-name="P3"/>
      <text:p text:style-name="P3"/>
      <table:table table:name="Tableau5" table:style-name="Tableau5">
        <table:table-column table:style-name="Tableau5.A"/>
        <table:table-column table:style-name="Tableau5.B"/>
        <table:table-row table:style-name="Tableau5.1">
          <table:table-cell table:style-name="Tableau5.A1" office:value-type="string">
            <text:p text:style-name="P8"> </text:p>
          </table:table-cell>
          <table:table-cell table:style-name="Tableau5.A1" office:value-type="string">
            <text:p text:style-name="P3"/>
          </table:table-cell>
        </table:table-row>
        <table:table-row table:style-name="Tableau5.1">
          <table:table-cell table:style-name="Tableau5.A1" office:value-type="string">
            <text:p text:style-name="P10">Type(s) de contenu (modes de consultation) :</text:p>
          </table:table-cell>
          <table:table-cell table:style-name="Tableau5.A1" office:value-type="string">
            <text:p text:style-name="P8">Texte</text:p>
          </table:table-cell>
        </table:table-row>
        <table:table-row table:style-name="Tableau5.1">
          <table:table-cell table:style-name="Tableau5.A1" office:value-type="string">
            <text:p text:style-name="P10">Titre : </text:p>
          </table:table-cell>
          <table:table-cell table:style-name="Tableau5.A1" office:value-type="string">
            <text:p text:style-name="P9"><text:a xlink:type="simple" xlink:href="http://www.sudoc.abes.fr/xslt/DB=2.1/SET=6/TTL=4/CLK?IKT=1016&amp;TRM=Caféiers+et+cafés" text:style-name="ListLabel_20_1" text:visited-style-name="ListLabel_20_1"><text:span text:style-name="T9">Caféiers et cafés</text:span></text:a><text:span text:style-name="T11"> [Texte imprimé] / par René Coste,... ; avec la collaboration de H. Cambrony,...</text:span></text:p>
          </table:table-cell>
        </table:table-row>
        <text:soft-page-break/>
        <table:table-row table:style-name="Tableau5.1">
          <table:table-cell table:style-name="Tableau5.A1" office:value-type="string">
            <text:p text:style-name="P9"><text:span text:style-name="T8">Alphabet du titre : </text:span></text:p>
          </table:table-cell>
          <table:table-cell table:style-name="Tableau5.A1" office:value-type="string">
            <text:p text:style-name="P8">latin</text:p>
          </table:table-cell>
        </table:table-row>
        <table:table-row table:style-name="Tableau5.1">
          <table:table-cell table:style-name="Tableau5.A1" office:value-type="string">
            <text:p text:style-name="P10">Auteur(s) : </text:p>
          </table:table-cell>
          <table:table-cell table:style-name="Tableau5.A1" office:value-type="string">
            <text:p text:style-name="P9"><text:a xlink:type="simple" xlink:href="http://www.sudoc.abes.fr/xslt/DB=2.1/SET=6/TTL=4/REL?PPN=029681375" text:style-name="ListLabel_20_1" text:visited-style-name="ListLabel_20_1"><text:span text:style-name="T9">Coste, René (1907-....)</text:span></text:a><text:span text:style-name="T11">. Auteur</text:span></text:p>
            <text:p text:style-name="P9"><text:a xlink:type="simple" xlink:href="http://www.sudoc.abes.fr/xslt/DB=2.1/SET=6/TTL=4/REL?PPN=029681871" text:style-name="ListLabel_20_1" text:visited-style-name="ListLabel_20_1"><text:span text:style-name="T9">Cambrony, Henri</text:span></text:a><text:span text:style-name="T11">. Collaborateur</text:span></text:p>
          </table:table-cell>
        </table:table-row>
        <table:table-row table:style-name="Tableau5.1">
          <table:table-cell table:style-name="Tableau5.A1" office:value-type="string">
            <text:p text:style-name="P10">Date(s) : </text:p>
          </table:table-cell>
          <table:table-cell table:style-name="Tableau5.A1" office:value-type="string">
            <text:p text:style-name="P8">1989</text:p>
          </table:table-cell>
        </table:table-row>
        <table:table-row table:style-name="Tableau5.1">
          <table:table-cell table:style-name="Tableau5.A1" office:value-type="string">
            <text:p text:style-name="P10">Langue(s) : </text:p>
          </table:table-cell>
          <table:table-cell table:style-name="Tableau5.A1" office:value-type="string">
            <text:p text:style-name="P8">français</text:p>
          </table:table-cell>
        </table:table-row>
        <table:table-row table:style-name="Tableau5.1">
          <table:table-cell table:style-name="Tableau5.A1" office:value-type="string">
            <text:p text:style-name="P10">Pays : </text:p>
          </table:table-cell>
          <table:table-cell table:style-name="Tableau5.A1" office:value-type="string">
            <text:p text:style-name="P8">France</text:p>
          </table:table-cell>
        </table:table-row>
        <table:table-row table:style-name="Tableau5.1">
          <table:table-cell table:style-name="Tableau5.A1" office:value-type="string">
            <text:p text:style-name="P10">Editeur(s) :</text:p>
          </table:table-cell>
          <table:table-cell table:style-name="Tableau5.A1" office:value-type="string">
            <text:p text:style-name="P9"><text:a xlink:type="simple" xlink:href="http://www.sudoc.abes.fr/xslt/DB=2.1/SET=6/TTL=4/CLK?IKT=1018&amp;TRM=Paris" text:style-name="ListLabel_20_1" text:visited-style-name="ListLabel_20_1"><text:span text:style-name="T9">Paris</text:span></text:a><text:span text:style-name="T11"> : </text:span><text:a xlink:type="simple" xlink:href="http://www.sudoc.abes.fr/xslt/DB=2.1/SET=6/TTL=4/CLK?IKT=1018&amp;TRM=G.P." text:style-name="ListLabel_20_1" text:visited-style-name="ListLabel_20_1"><text:span text:style-name="T9">G.P.</text:span></text:a><text:span text:style-name="T11"> </text:span><text:a xlink:type="simple" xlink:href="http://www.sudoc.abes.fr/xslt/DB=2.1/SET=6/TTL=4/CLK?IKT=1018&amp;TRM=Maisonneuve" text:style-name="ListLabel_20_1" text:visited-style-name="ListLabel_20_1"><text:span text:style-name="T9">Maisonneuve</text:span></text:a><text:span text:style-name="T11"> &amp; </text:span><text:a xlink:type="simple" xlink:href="http://www.sudoc.abes.fr/xslt/DB=2.1/SET=6/TTL=4/CLK?IKT=1018&amp;TRM=Larose" text:style-name="ListLabel_20_1" text:visited-style-name="ListLabel_20_1"><text:span text:style-name="T9">Larose</text:span></text:a><text:span text:style-name="T11"> : </text:span><text:a xlink:type="simple" xlink:href="http://www.sudoc.abes.fr/xslt/DB=2.1/SET=6/TTL=4/CLK?IKT=1018&amp;TRM=Agence" text:style-name="ListLabel_20_1" text:visited-style-name="ListLabel_20_1"><text:span text:style-name="T9">Agence</text:span></text:a><text:span text:style-name="T11"> de </text:span><text:a xlink:type="simple" xlink:href="http://www.sudoc.abes.fr/xslt/DB=2.1/SET=6/TTL=4/CLK?IKT=1018&amp;TRM=coopération" text:style-name="ListLabel_20_1" text:visited-style-name="ListLabel_20_1">coopération</text:a><text:a xlink:type="simple" xlink:href="http://www.sudoc.abes.fr/xslt/DB=2.1/SET=6/TTL=4/CLK?IKT=1018&amp;TRM=culturelle" text:style-name="ListLabel_20_1" text:visited-style-name="ListLabel_20_1">culturelle</text:a><text:span text:style-name="T11"> et </text:span><text:a xlink:type="simple" xlink:href="http://www.sudoc.abes.fr/xslt/DB=2.1/SET=6/TTL=4/CLK?IKT=1018&amp;TRM=technique" text:style-name="ListLabel_20_1" text:visited-style-name="ListLabel_20_1"><text:span text:style-name="T9">technique</text:span></text:a><text:span text:style-name="T11">, 1989</text:span></text:p>
          </table:table-cell>
        </table:table-row>
        <table:table-row table:style-name="Tableau5.1">
          <table:table-cell table:style-name="Tableau5.A1" office:value-type="string">
            <text:p text:style-name="P10">Description : </text:p>
          </table:table-cell>
          <table:table-cell table:style-name="Tableau5.A1" office:value-type="string">
            <text:p text:style-name="P8">1 vol. (373 p.-XXXVIII p. de pl.) : ill.en noir et en coul., couv. ill. en coul ; 24 cm</text:p>
          </table:table-cell>
        </table:table-row>
        <table:table-row table:style-name="Tableau5.1">
          <table:table-cell table:style-name="Tableau5.A1" office:value-type="string">
            <text:p text:style-name="P10">ISBN : </text:p>
          </table:table-cell>
          <table:table-cell table:style-name="Tableau5.A1" office:value-type="string">
            <text:p text:style-name="P8">(br.) : 215 F. - 92-9028-142-1 (Agence de coopération culturelle et technique). - 2-7068-0989-2 (Maisonneuve et Larose)</text:p>
          </table:table-cell>
        </table:table-row>
        <table:table-row table:style-name="Tableau5.1">
          <table:table-cell table:style-name="Tableau5.A1" office:value-type="string">
            <text:p text:style-name="P10">EAN : </text:p>
          </table:table-cell>
          <table:table-cell table:style-name="Tableau5.A1" office:value-type="string">
            <text:p text:style-name="P8">9782706809897</text:p>
            <text:p text:style-name="P8"> </text:p>
          </table:table-cell>
        </table:table-row>
        <table:table-row table:style-name="Tableau5.1">
          <table:table-cell table:style-name="Tableau5.A1" office:value-type="string">
            <text:p text:style-name="P10">Notes : </text:p>
          </table:table-cell>
          <table:table-cell table:style-name="Tableau5.A1" office:value-type="string">
            <text:p text:style-name="P8">9782706809897</text:p>
          </table:table-cell>
        </table:table-row>
        <table:table-row table:style-name="Tableau5.1">
          <table:table-cell table:style-name="Tableau5.A1" office:value-type="string">
            <text:p text:style-name="P10">Annexes : </text:p>
          </table:table-cell>
          <table:table-cell table:style-name="Tableau5.A1" office:value-type="string">
            <text:p text:style-name="P8">Bibliogr. p. [323]-347</text:p>
          </table:table-cell>
        </table:table-row>
      </table:table>
      <text:p text:style-name="P3"/>
      <text:p text:style-name="P3"/>
      <table:table table:name="Tableau6" table:style-name="Tableau6">
        <table:table-column table:style-name="Tableau6.A"/>
        <table:table-column table:style-name="Tableau6.B"/>
        <table:table-row table:style-name="Tableau6.1">
          <table:table-cell table:style-name="Tableau6.A1" office:value-type="string">
            <text:p text:style-name="P10">Type(s) de contenu (modes de consultation) :</text:p>
          </table:table-cell>
          <table:table-cell table:style-name="Tableau6.A1" office:value-type="string">
            <text:p text:style-name="P8">Texte</text:p>
          </table:table-cell>
        </table:table-row>
        <table:table-row table:style-name="Tableau6.1">
          <table:table-cell table:style-name="Tableau6.A1" office:value-type="string">
            <text:p text:style-name="P10">Type de support matériel :</text:p>
          </table:table-cell>
          <table:table-cell table:style-name="Tableau6.A1" office:value-type="string">
            <text:p text:style-name="P8">Volume</text:p>
            <text:p text:style-name="P8"> </text:p>
          </table:table-cell>
        </table:table-row>
        <table:table-row table:style-name="Tableau6.1">
          <table:table-cell table:style-name="Tableau6.A1" office:value-type="string">
            <text:p text:style-name="P10">Titre : </text:p>
          </table:table-cell>
          <table:table-cell table:style-name="Tableau6.A1" office:value-type="string">
            <text:p text:style-name="P9"><text:a xlink:type="simple" xlink:href="http://www.sudoc.abes.fr/xslt/DB=2.1/SET=6/TTL=5/CLK?IKT=1016&amp;TRM=Café+in" text:style-name="ListLabel_20_2" text:visited-style-name="ListLabel_20_2"><text:span text:style-name="T10">Café</text:span></text:a><text:a xlink:type="simple" xlink:href="http://www.sudoc.abes.fr/xslt/DB=2.1/SET=6/TTL=5/CLK?IKT=1016&amp;TRM=Café+in" text:style-name="ListLabel_20_1" text:visited-style-name="ListLabel_20_1"><text:span text:style-name="T9"> in</text:span></text:a><text:span text:style-name="T11"> : légendes, saveurs et commerces du </text:span><text:span text:style-name="T12">café</text:span><text:span text:style-name="T11"> : [exposition présentée par le Mucem du 25 octobre 2016 au 23 janvier 2017, en coproduction avec la fondation Malongo]</text:span></text:p>
          </table:table-cell>
        </table:table-row>
        <table:table-row table:style-name="Tableau6.1">
          <table:table-cell table:style-name="Tableau6.A1" office:value-type="string">
            <text:p text:style-name="P10">Alphabet du titre : </text:p>
          </table:table-cell>
          <table:table-cell table:style-name="Tableau6.A1" office:value-type="string">
            <text:p text:style-name="P8">latin</text:p>
          </table:table-cell>
        </table:table-row>
        <table:table-row table:style-name="Tableau6.1">
          <table:table-cell table:style-name="Tableau6.A1" office:value-type="string">
            <text:p text:style-name="P10">Auteur(s) : </text:p>
          </table:table-cell>
          <table:table-cell table:style-name="Tableau6.A1" office:value-type="string">
            <text:p text:style-name="P9"><text:a xlink:type="simple" xlink:href="http://www.sudoc.abes.fr/xslt/DB=2.1/SET=6/TTL=5/REL?PPN=078065410" text:style-name="ListLabel_20_1" text:visited-style-name="ListLabel_20_1"><text:span text:style-name="T9">Gagnaire, Pierre (1950-....)</text:span></text:a><text:span text:style-name="T11">. Auteur</text:span></text:p>
            <text:p text:style-name="P9"><text:a xlink:type="simple" xlink:href="http://www.sudoc.abes.fr/xslt/DB=2.1/SET=6/TTL=5/REL?PPN=196759870" text:style-name="ListLabel_20_1" text:visited-style-name="ListLabel_20_1"><text:span text:style-name="T9">Le Plé, Amédée (Dr) (1830-1906)</text:span></text:a><text:span text:style-name="T11">. Auteur</text:span></text:p>
            <text:p text:style-name="P9"><text:a xlink:type="simple" xlink:href="http://www.sudoc.abes.fr/xslt/DB=2.1/SET=6/TTL=5/REL?PPN=088717372" text:style-name="ListLabel_20_1" text:visited-style-name="ListLabel_20_1"><text:span text:style-name="T9">Musée des civilisations de l'Europe et de la Méditerranée (Marseille)</text:span></text:a><text:span text:style-name="T11">. Auteur</text:span></text:p>
            <text:p text:style-name="P9"><text:a xlink:type="simple" xlink:href="http://www.sudoc.abes.fr/xslt/DB=2.1/SET=6/TTL=5/REL?PPN=196789818" text:style-name="ListLabel_20_1" text:visited-style-name="ListLabel_20_1"><text:span text:style-name="T9">Fondation Malongo</text:span></text:a><text:span text:style-name="T11">. Auteur</text:span></text:p>
          </table:table-cell>
        </table:table-row>
        <table:table-row table:style-name="Tableau6.1">
          <table:table-cell table:style-name="Tableau6.A1" office:value-type="string">
            <text:p text:style-name="P10">Date(s) : </text:p>
          </table:table-cell>
          <table:table-cell table:style-name="Tableau6.A1" office:value-type="string">
            <text:p text:style-name="P8">2016</text:p>
          </table:table-cell>
        </table:table-row>
        <table:table-row table:style-name="Tableau6.1">
          <table:table-cell table:style-name="Tableau6.A1" office:value-type="string">
            <text:p text:style-name="P10">Langue(s) : </text:p>
          </table:table-cell>
          <table:table-cell table:style-name="Tableau6.A1" office:value-type="string">
            <text:p text:style-name="P8">français</text:p>
          </table:table-cell>
        </table:table-row>
        <table:table-row table:style-name="Tableau6.1">
          <table:table-cell table:style-name="Tableau6.A1" office:value-type="string">
            <text:p text:style-name="P10">Pays : </text:p>
          </table:table-cell>
          <table:table-cell table:style-name="Tableau6.A1" office:value-type="string">
            <text:p text:style-name="P8">France</text:p>
          </table:table-cell>
        </table:table-row>
        <table:table-row table:style-name="Tableau6.1">
          <table:table-cell table:style-name="Tableau6.A1" office:value-type="string">
            <text:p text:style-name="P10">Publication :</text:p>
          </table:table-cell>
          <table:table-cell table:style-name="Tableau6.A1" office:value-type="string">
            <text:p text:style-name="P9"><text:a xlink:type="simple" xlink:href="http://www.sudoc.abes.fr/xslt/DB=2.1/SET=6/TTL=5/CLK?IKT=1018&amp;TRM=Arles" text:style-name="ListLabel_20_1" text:visited-style-name="ListLabel_20_1"><text:span text:style-name="T9">Arles</text:span></text:a><text:span text:style-name="T11"> : </text:span><text:a xlink:type="simple" xlink:href="http://www.sudoc.abes.fr/xslt/DB=2.1/SET=6/TTL=5/CLK?IKT=1018&amp;TRM=Actes" text:style-name="ListLabel_20_1" text:visited-style-name="ListLabel_20_1"><text:span text:style-name="T9">Actes</text:span></text:a><text:span text:style-name="T11"> </text:span><text:a xlink:type="simple" xlink:href="http://www.sudoc.abes.fr/xslt/DB=2.1/SET=6/TTL=5/CLK?IKT=1018&amp;TRM=Sud" text:style-name="ListLabel_20_1" text:visited-style-name="ListLabel_20_1"><text:span text:style-name="T9">Sud</text:span></text:a><text:span text:style-name="T11"> ; </text:span><text:a xlink:type="simple" xlink:href="http://www.sudoc.abes.fr/xslt/DB=2.1/SET=6/TTL=5/CLK?IKT=1018&amp;TRM=Marseille" text:style-name="ListLabel_20_1" text:visited-style-name="ListLabel_20_1"><text:span text:style-name="T9">Marseille</text:span></text:a><text:span text:style-name="T11"> : </text:span><text:a xlink:type="simple" xlink:href="http://www.sudoc.abes.fr/xslt/DB=2.1/SET=6/TTL=5/CLK?IKT=1018&amp;TRM=Editions" text:style-name="ListLabel_20_1" text:visited-style-name="ListLabel_20_1"><text:span text:style-name="T9">Editions</text:span></text:a><text:span text:style-name="T11"> du </text:span><text:a xlink:type="simple" xlink:href="http://www.sudoc.abes.fr/xslt/DB=2.1/SET=6/TTL=5/CLK?IKT=1018&amp;TRM=MUCEM," text:style-name="ListLabel_20_1" text:visited-style-name="ListLabel_20_1"><text:span text:style-name="T9">MUCEM,</text:span></text:a><text:span text:style-name="T11"> </text:span><text:a xlink:type="simple" xlink:href="http://www.sudoc.abes.fr/xslt/DB=2.1/SET=6/TTL=5/CLK?IKT=1018&amp;TRM=DL" text:style-name="ListLabel_20_1" text:visited-style-name="ListLabel_20_1"><text:span text:style-name="T9">DL</text:span></text:a><text:span text:style-name="T11"> </text:span><text:a xlink:type="simple" xlink:href="http://www.sudoc.abes.fr/xslt/DB=2.1/SET=6/TTL=5/CLK?IKT=1018&amp;TRM=2016" text:style-name="ListLabel_20_1" text:visited-style-name="ListLabel_20_1"><text:span text:style-name="T9">2016</text:span></text:a></text:p>
          </table:table-cell>
        </table:table-row>
        <table:table-row table:style-name="Tableau6.1">
          <table:table-cell table:style-name="Tableau6.A1" office:value-type="string">
            <text:p text:style-name="P10">Description : </text:p>
          </table:table-cell>
          <table:table-cell table:style-name="Tableau6.A1" office:value-type="string">
            <text:p text:style-name="P8">5 vol. (en coffret) : illustrations en noir et en couleurs ; 19 cm</text:p>
          </table:table-cell>
        </table:table-row>
        <table:table-row table:style-name="Tableau6.1">
          <table:table-cell table:style-name="Tableau6.A1" office:value-type="string">
            <text:p text:style-name="P10">ISBN : </text:p>
          </table:table-cell>
          <table:table-cell table:style-name="Tableau6.A1" office:value-type="string">
            <text:p text:style-name="P8">978-2-330-06912-4 (coffret) : 25 EUR</text:p>
          </table:table-cell>
        </table:table-row>
        <table:table-row table:style-name="Tableau6.1">
          <table:table-cell table:style-name="Tableau6.A1" office:value-type="string">
            <text:p text:style-name="P10">EAN : </text:p>
          </table:table-cell>
          <table:table-cell table:style-name="Tableau6.A1" office:value-type="string">
            <text:p text:style-name="P8">9782330069124</text:p>
            <text:p text:style-name="P8"> </text:p>
          </table:table-cell>
        </table:table-row>
        <table:table-row table:style-name="Tableau6.1">
          <table:table-cell table:style-name="Tableau6.A1" office:value-type="string">
            <text:p text:style-name="P10">Annexes : </text:p>
          </table:table-cell>
          <table:table-cell table:style-name="Tableau6.A1" office:value-type="string">
            <text:p text:style-name="P8">Notes bibliogr.</text:p>
          </table:table-cell>
        </table:table-row>
      </table:table>
      <text:p text:style-name="P3"/>
      <text:p text:style-name="P3"/>
      <table:table table:name="Tableau7" table:style-name="Tableau7">
        <table:table-column table:style-name="Tableau7.A"/>
        <table:table-column table:style-name="Tableau7.B"/>
        <table:table-row table:style-name="Tableau7.1">
          <table:table-cell table:style-name="Tableau7.A1" office:value-type="string">
            <text:p text:style-name="P10">Type(s) de contenu (modes de consultation) :</text:p>
          </table:table-cell>
          <table:table-cell table:style-name="Tableau7.A1" office:value-type="string">
            <text:p text:style-name="P8">Texte</text:p>
          </table:table-cell>
        </table:table-row>
        <table:table-row table:style-name="Tableau7.1">
          <table:table-cell table:style-name="Tableau7.A1" office:value-type="string">
            <text:p text:style-name="P10">Titre : </text:p>
          </table:table-cell>
          <table:table-cell table:style-name="Tableau7.A1" office:value-type="string">
            <text:p text:style-name="P9"><text:a xlink:type="simple" xlink:href="http://www.sudoc.abes.fr/xslt/DB=2.1/SET=6/TTL=17/CLK?IKT=1016&amp;TRM=Les+objets+du+café" text:style-name="ListLabel_20_1" text:visited-style-name="ListLabel_20_1"><text:span text:style-name="T9">Les objets du </text:span></text:a><text:a xlink:type="simple" xlink:href="http://www.sudoc.abes.fr/xslt/DB=2.1/SET=6/TTL=17/CLK?IKT=1016&amp;TRM=Les+objets+du+café" text:style-name="ListLabel_20_2" text:visited-style-name="ListLabel_20_2"><text:span text:style-name="T10">café</text:span></text:a><text:span text:style-name="T11"> : dans les sociétés du Proche-Orient et de la Méditerranée / Hélène Desmet-Grégoire</text:span></text:p>
          </table:table-cell>
        </table:table-row>
        <table:table-row table:style-name="Tableau7.1">
          <table:table-cell table:style-name="Tableau7.A1" office:value-type="string">
            <text:p text:style-name="P10">Alphabet du titre : </text:p>
          </table:table-cell>
          <table:table-cell table:style-name="Tableau7.A1" office:value-type="string">
            <text:p text:style-name="P8">latin</text:p>
          </table:table-cell>
        </table:table-row>
        <table:table-row table:style-name="Tableau7.1">
          <table:table-cell table:style-name="Tableau7.A1" office:value-type="string">
            <text:p text:style-name="P10">Auteur(s) : </text:p>
          </table:table-cell>
          <table:table-cell table:style-name="Tableau7.A1" office:value-type="string">
            <text:p text:style-name="P9"><text:a xlink:type="simple" xlink:href="http://www.sudoc.abes.fr/xslt/DB=2.1/SET=6/TTL=17/REL?PPN=029559278" text:style-name="ListLabel_20_1" text:visited-style-name="ListLabel_20_1"><text:span text:style-name="T9">Desmet-Grégoire, Hélène (1948-....)</text:span></text:a><text:span text:style-name="T11">. Auteur</text:span></text:p>
          </table:table-cell>
        </table:table-row>
        <table:table-row table:style-name="Tableau7.1">
          <table:table-cell table:style-name="Tableau7.A1" office:value-type="string">
            <text:p text:style-name="P10">Date(s) : </text:p>
          </table:table-cell>
          <table:table-cell table:style-name="Tableau7.A1" office:value-type="string">
            <text:p text:style-name="P8">1989</text:p>
          </table:table-cell>
        </table:table-row>
        <table:table-row table:style-name="Tableau7.1">
          <table:table-cell table:style-name="Tableau7.A1" office:value-type="string">
            <text:p text:style-name="P10">Langue(s) : </text:p>
          </table:table-cell>
          <table:table-cell table:style-name="Tableau7.A1" office:value-type="string">
            <text:p text:style-name="P8">français</text:p>
          </table:table-cell>
        </table:table-row>
        <text:soft-page-break/>
        <table:table-row table:style-name="Tableau7.1">
          <table:table-cell table:style-name="Tableau7.A1" office:value-type="string">
            <text:p text:style-name="P10">Pays : </text:p>
          </table:table-cell>
          <table:table-cell table:style-name="Tableau7.A1" office:value-type="string">
            <text:p text:style-name="P8">France</text:p>
          </table:table-cell>
        </table:table-row>
        <table:table-row table:style-name="Tableau7.1">
          <table:table-cell table:style-name="Tableau7.A1" office:value-type="string">
            <text:p text:style-name="P10">Editeur(s) :</text:p>
          </table:table-cell>
          <table:table-cell table:style-name="Tableau7.A1" office:value-type="string">
            <text:p text:style-name="P9"><text:a xlink:type="simple" xlink:href="http://www.sudoc.abes.fr/xslt/DB=2.1/SET=6/TTL=17/CLK?IKT=1018&amp;TRM=Paris" text:style-name="ListLabel_20_1" text:visited-style-name="ListLabel_20_1"><text:span text:style-name="T9">Paris</text:span></text:a><text:span text:style-name="T11"> : </text:span><text:a xlink:type="simple" xlink:href="http://www.sudoc.abes.fr/xslt/DB=2.1/SET=6/TTL=17/CLK?IKT=1018&amp;TRM=Presses" text:style-name="ListLabel_20_1" text:visited-style-name="ListLabel_20_1"><text:span text:style-name="T9">Presses</text:span></text:a><text:span text:style-name="T11"> du </text:span><text:a xlink:type="simple" xlink:href="http://www.sudoc.abes.fr/xslt/DB=2.1/SET=6/TTL=17/CLK?IKT=1018&amp;TRM=CNRS" text:style-name="ListLabel_20_1" text:visited-style-name="ListLabel_20_1"><text:span text:style-name="T9">CNRS</text:span></text:a><text:span text:style-name="T11">, 1989</text:span></text:p>
          </table:table-cell>
        </table:table-row>
        <table:table-row table:style-name="Tableau7.1">
          <table:table-cell table:style-name="Tableau7.A1" office:value-type="string">
            <text:p text:style-name="P10">Description : </text:p>
          </table:table-cell>
          <table:table-cell table:style-name="Tableau7.A1" office:value-type="string">
            <text:p text:style-name="P8">1 vol. (135 p.) : ill. en noir et en coul., couv. ill. ; 27 cm</text:p>
          </table:table-cell>
        </table:table-row>
        <table:table-row table:style-name="Tableau7.1">
          <table:table-cell table:style-name="Tableau7.A1" office:value-type="string">
            <text:p text:style-name="P10">ISBN : </text:p>
          </table:table-cell>
          <table:table-cell table:style-name="Tableau7.A1" office:value-type="string">
            <text:p text:style-name="P8">2-87682-035-8 (rel.) : 250 F</text:p>
          </table:table-cell>
        </table:table-row>
        <table:table-row table:style-name="Tableau7.1">
          <table:table-cell table:style-name="Tableau7.A1" office:value-type="string">
            <text:p text:style-name="P10">EAN : </text:p>
          </table:table-cell>
          <table:table-cell table:style-name="Tableau7.A1" office:value-type="string">
            <text:p text:style-name="P8">9782876820357</text:p>
            <text:p text:style-name="P8"> </text:p>
          </table:table-cell>
        </table:table-row>
        <table:table-row table:style-name="Tableau7.1">
          <table:table-cell table:style-name="Tableau7.A1" office:value-type="string">
            <text:p text:style-name="P10">Notes : </text:p>
          </table:table-cell>
          <table:table-cell table:style-name="Tableau7.A1" office:value-type="string">
            <text:p text:style-name="P8">9782876820357</text:p>
          </table:table-cell>
        </table:table-row>
        <table:table-row table:style-name="Tableau7.1">
          <table:table-cell table:style-name="Tableau7.A1" office:value-type="string">
            <text:p text:style-name="P10">Annexes : </text:p>
          </table:table-cell>
          <table:table-cell table:style-name="Tableau7.A1" office:value-type="string">
            <text:p text:style-name="P8">Bibliogr. p. 132-134</text:p>
          </table:table-cell>
        </table:table-row>
      </table:table>
      <text:p text:style-name="P3"/>
      <text:p text:style-name="P3"/>
      <text:p text:style-name="P3"/>
      <text:p text:style-name="P3"/>
      <table:table table:name="Tableau8" table:style-name="Tableau8">
        <table:table-column table:style-name="Tableau8.A"/>
        <table:table-column table:style-name="Tableau8.B"/>
        <table:table-row table:style-name="Tableau8.1">
          <table:table-cell table:style-name="Tableau8.A1" office:value-type="string">
            <text:p text:style-name="P10">Titre : </text:p>
          </table:table-cell>
          <table:table-cell table:style-name="Tableau8.A1" office:value-type="string">
            <text:p text:style-name="P9"><text:a xlink:type="simple" xlink:href="http://www.sudoc.abes.fr/xslt/DB=2.1/SET=9/TTL=23/CLK?IKT=1016&amp;TRM=Manuel+de+l%27amateur+du+café" text:style-name="ListLabel_20_1" text:visited-style-name="ListLabel_20_1"><text:span text:style-name="T9">Manuel de l'amateur du </text:span></text:a><text:a xlink:type="simple" xlink:href="http://www.sudoc.abes.fr/xslt/DB=2.1/SET=9/TTL=23/CLK?IKT=1016&amp;TRM=Manuel+de+l%27amateur+du+café" text:style-name="ListLabel_20_2" text:visited-style-name="ListLabel_20_2"><text:span text:style-name="T10">café</text:span></text:a><text:span text:style-name="T11"> [Texte imprimé] : ou l'Art de torréfier les cafés convenablement et toujours au même degré, basé sur l'analyse chimique comparée du </text:span><text:span text:style-name="T12">café</text:span><text:span text:style-name="T11"> vert et du </text:span><text:span text:style-name="T12">café</text:span><text:span text:style-name="T11"> torréfié, et description de l'appareil le plus complet et le meilleur pour préparer le </text:span><text:span text:style-name="T12">café</text:span><text:span text:style-name="T11"> en liqueur, toujours limpide, contenant tous les principes aromatiques et extractifs du </text:span><text:span text:style-name="T12">café</text:span><text:span text:style-name="T11"> / par Dausse aîné,...</text:span></text:p>
          </table:table-cell>
        </table:table-row>
        <table:table-row table:style-name="Tableau8.1">
          <table:table-cell table:style-name="Tableau8.A1" office:value-type="string">
            <text:p text:style-name="P10">Alphabet du titre : </text:p>
          </table:table-cell>
          <table:table-cell table:style-name="Tableau8.A1" office:value-type="string">
            <text:p text:style-name="P8">latin</text:p>
          </table:table-cell>
        </table:table-row>
        <table:table-row table:style-name="Tableau8.1">
          <table:table-cell table:style-name="Tableau8.A1" office:value-type="string">
            <text:p text:style-name="P10">Auteur(s) : </text:p>
          </table:table-cell>
          <table:table-cell table:style-name="Tableau8.A1" office:value-type="string">
            <text:p text:style-name="P9"><text:a xlink:type="simple" xlink:href="http://www.sudoc.abes.fr/xslt/DB=2.1/SET=9/TTL=23/REL?PPN=153471417" text:style-name="ListLabel_20_1" text:visited-style-name="ListLabel_20_1"><text:span text:style-name="T9">Dausse, Amans</text:span></text:a><text:span text:style-name="T11">. Auteur</text:span></text:p>
          </table:table-cell>
        </table:table-row>
        <table:table-row table:style-name="Tableau8.1">
          <table:table-cell table:style-name="Tableau8.A1" office:value-type="string">
            <text:p text:style-name="P10">Date(s) : </text:p>
          </table:table-cell>
          <table:table-cell table:style-name="Tableau8.A1" office:value-type="string">
            <text:p text:style-name="P8">1846</text:p>
          </table:table-cell>
        </table:table-row>
        <table:table-row table:style-name="Tableau8.1">
          <table:table-cell table:style-name="Tableau8.A1" office:value-type="string">
            <text:p text:style-name="P10">Langue(s) : </text:p>
          </table:table-cell>
          <table:table-cell table:style-name="Tableau8.A1" office:value-type="string">
            <text:p text:style-name="P8">français</text:p>
          </table:table-cell>
        </table:table-row>
        <table:table-row table:style-name="Tableau8.1">
          <table:table-cell table:style-name="Tableau8.A1" office:value-type="string">
            <text:p text:style-name="P10">Pays : </text:p>
          </table:table-cell>
          <table:table-cell table:style-name="Tableau8.A1" office:value-type="string">
            <text:p text:style-name="P8">France</text:p>
          </table:table-cell>
        </table:table-row>
        <table:table-row table:style-name="Tableau8.1">
          <table:table-cell table:style-name="Tableau8.A1" office:value-type="string">
            <text:p text:style-name="P10">Editeur(s) :</text:p>
          </table:table-cell>
          <table:table-cell table:style-name="Tableau8.A1" office:value-type="string">
            <text:p text:style-name="P9"><text:a xlink:type="simple" xlink:href="http://www.sudoc.abes.fr/xslt/DB=2.1/SET=9/TTL=23/CLK?IKT=1018&amp;TRM=Paris" text:style-name="ListLabel_20_1" text:visited-style-name="ListLabel_20_1"><text:span text:style-name="T9">Paris</text:span></text:a><text:span text:style-name="T11"> : </text:span><text:a xlink:type="simple" xlink:href="http://www.sudoc.abes.fr/xslt/DB=2.1/SET=9/TTL=23/CLK?IKT=1018&amp;TRM=chez" text:style-name="ListLabel_20_1" text:visited-style-name="ListLabel_20_1"><text:span text:style-name="T9">chez</text:span></text:a><text:span text:style-name="T11"> </text:span><text:a xlink:type="simple" xlink:href="http://www.sudoc.abes.fr/xslt/DB=2.1/SET=9/TTL=23/CLK?IKT=1018&amp;TRM=l" text:style-name="ListLabel_20_1" text:visited-style-name="ListLabel_20_1"><text:span text:style-name="T9">l</text:span></text:a><text:span text:style-name="T11">'</text:span><text:a xlink:type="simple" xlink:href="http://www.sudoc.abes.fr/xslt/DB=2.1/SET=9/TTL=23/CLK?IKT=1018&amp;TRM=auteur" text:style-name="ListLabel_20_1" text:visited-style-name="ListLabel_20_1"><text:span text:style-name="T9">auteur</text:span></text:a><text:span text:style-name="T11">, 1846</text:span></text:p>
          </table:table-cell>
        </table:table-row>
        <table:table-row table:style-name="Tableau8.1">
          <table:table-cell table:style-name="Tableau8.A1" office:value-type="string">
            <text:p text:style-name="P10">Description : </text:p>
          </table:table-cell>
          <table:table-cell table:style-name="Tableau8.A1" office:value-type="string">
            <text:p text:style-name="P9"><text:span text:style-name="T12">1</text:span><text:span text:style-name="T11"> vol. (62 p.) : ill. ; In-8°</text:span></text:p>
          </table:table-cell>
        </table:table-row>
      </table:table>
      <text:p text:style-name="P3"/>
      <text:p text:style-name="P3"/>
      <table:table table:name="Tableau9" table:style-name="Tableau9">
        <table:table-column table:style-name="Tableau9.A"/>
        <table:table-column table:style-name="Tableau9.B"/>
        <table:table-row table:style-name="Tableau9.1">
          <table:table-cell table:style-name="Tableau9.A1" office:value-type="string">
            <text:p text:style-name="P10">Type(s) de contenu (modes de consultation) :</text:p>
          </table:table-cell>
          <table:table-cell table:style-name="Tableau9.A1" office:value-type="string">
            <text:p text:style-name="P8">Texte</text:p>
          </table:table-cell>
        </table:table-row>
        <table:table-row table:style-name="Tableau9.1">
          <table:table-cell table:style-name="Tableau9.A1" office:value-type="string">
            <text:p text:style-name="P10">Type de support matériel :</text:p>
          </table:table-cell>
          <table:table-cell table:style-name="Tableau9.A1" office:value-type="string">
            <text:p text:style-name="P8">Volume</text:p>
            <text:p text:style-name="P8"> </text:p>
          </table:table-cell>
        </table:table-row>
        <table:table-row table:style-name="Tableau9.1">
          <table:table-cell table:style-name="Tableau9.A1" office:value-type="string">
            <text:p text:style-name="P10">Titre : </text:p>
          </table:table-cell>
          <table:table-cell table:style-name="Tableau9.A1" office:value-type="string">
            <text:p text:style-name="P9"><text:a xlink:type="simple" xlink:href="http://www.sudoc.abes.fr/xslt/DB=2.1/SET=9/TTL=36/CLK?IKT=1016&amp;TRM=Grains+d%27arôme" text:style-name="ListLabel_20_1" text:visited-style-name="ListLabel_20_1"><text:span text:style-name="T9">Grains d'arôme</text:span></text:a><text:span text:style-name="T11"> : l'histoire du </text:span><text:span text:style-name="T12">café</text:span><text:span text:style-name="T11"> : [exposition au Jardin botanique du Montet, Villers-lès-Nancy, du 19 octobre 1996 au 5 janvier 1997] / exposition conçue et réalisée par [le] Conservatoire et Jardins botaniques de Nancy</text:span></text:p>
          </table:table-cell>
        </table:table-row>
        <table:table-row table:style-name="Tableau9.1">
          <table:table-cell table:style-name="Tableau9.A1" office:value-type="string">
            <text:p text:style-name="P10">Alphabet du titre : </text:p>
          </table:table-cell>
          <table:table-cell table:style-name="Tableau9.A1" office:value-type="string">
            <text:p text:style-name="P8">latin</text:p>
          </table:table-cell>
        </table:table-row>
        <table:table-row table:style-name="Tableau9.1">
          <table:table-cell table:style-name="Tableau9.A1" office:value-type="string">
            <text:p text:style-name="P10">Auteur(s) : </text:p>
          </table:table-cell>
          <table:table-cell table:style-name="Tableau9.A1" office:value-type="string">
            <text:p text:style-name="P9"><text:a xlink:type="simple" xlink:href="http://www.sudoc.abes.fr/xslt/DB=2.1/SET=9/TTL=36/REL?PPN=03465979X" text:style-name="ListLabel_20_1" text:visited-style-name="ListLabel_20_1"><text:span text:style-name="T9">Conservatoire et Jardins botaniques de Nancy</text:span></text:a><text:span text:style-name="T11">. Auteur</text:span></text:p>
          </table:table-cell>
        </table:table-row>
        <table:table-row table:style-name="Tableau9.1">
          <table:table-cell table:style-name="Tableau9.A1" office:value-type="string">
            <text:p text:style-name="P10">Date(s) : </text:p>
          </table:table-cell>
          <table:table-cell table:style-name="Tableau9.A1" office:value-type="string">
            <text:p text:style-name="P8">1996</text:p>
          </table:table-cell>
        </table:table-row>
        <table:table-row table:style-name="Tableau9.1">
          <table:table-cell table:style-name="Tableau9.A1" office:value-type="string">
            <text:p text:style-name="P10">Langue(s) : </text:p>
          </table:table-cell>
          <table:table-cell table:style-name="Tableau9.A1" office:value-type="string">
            <text:p text:style-name="P8">français</text:p>
          </table:table-cell>
        </table:table-row>
        <table:table-row table:style-name="Tableau9.1">
          <table:table-cell table:style-name="Tableau9.A1" office:value-type="string">
            <text:p text:style-name="P10">Pays : </text:p>
          </table:table-cell>
          <table:table-cell table:style-name="Tableau9.A1" office:value-type="string">
            <text:p text:style-name="P8">France</text:p>
          </table:table-cell>
        </table:table-row>
        <table:table-row table:style-name="Tableau9.1">
          <table:table-cell table:style-name="Tableau9.A1" office:value-type="string">
            <text:p text:style-name="P10">Publication :</text:p>
          </table:table-cell>
          <table:table-cell table:style-name="Tableau9.A1" office:value-type="string">
            <text:p text:style-name="P9"><text:a xlink:type="simple" xlink:href="http://www.sudoc.abes.fr/xslt/DB=2.1/SET=9/TTL=36/CLK?IKT=1018&amp;TRM=Villers-lès-Nancy" text:style-name="ListLabel_20_1" text:visited-style-name="ListLabel_20_1"><text:span text:style-name="T9">Villers-lès-Nancy</text:span></text:a><text:span text:style-name="T11"> : </text:span><text:a xlink:type="simple" xlink:href="http://www.sudoc.abes.fr/xslt/DB=2.1/SET=9/TTL=36/CLK?IKT=1018&amp;TRM=Conservatoire" text:style-name="ListLabel_20_1" text:visited-style-name="ListLabel_20_1"><text:span text:style-name="T9">Conservatoire</text:span></text:a><text:span text:style-name="T11"> et </text:span><text:a xlink:type="simple" xlink:href="http://www.sudoc.abes.fr/xslt/DB=2.1/SET=9/TTL=36/CLK?IKT=1018&amp;TRM=Jardins" text:style-name="ListLabel_20_1" text:visited-style-name="ListLabel_20_1"><text:span text:style-name="T9">Jardins</text:span></text:a><text:span text:style-name="T11"> </text:span><text:a xlink:type="simple" xlink:href="http://www.sudoc.abes.fr/xslt/DB=2.1/SET=9/TTL=36/CLK?IKT=1018&amp;TRM=botaniques" text:style-name="ListLabel_20_1" text:visited-style-name="ListLabel_20_1"><text:span text:style-name="T9">botaniques</text:span></text:a><text:span text:style-name="T11"> de </text:span><text:a xlink:type="simple" xlink:href="http://www.sudoc.abes.fr/xslt/DB=2.1/SET=9/TTL=36/CLK?IKT=1018&amp;TRM=Nancy," text:style-name="ListLabel_20_1" text:visited-style-name="ListLabel_20_1"><text:span text:style-name="T9">Nancy,</text:span></text:a><text:span text:style-name="T11">[</text:span><text:a xlink:type="simple" xlink:href="http://www.sudoc.abes.fr/xslt/DB=2.1/SET=9/TTL=36/CLK?IKT=1018&amp;TRM=1996" text:style-name="ListLabel_20_1" text:visited-style-name="ListLabel_20_1"><text:span text:style-name="T9">1996</text:span></text:a><text:span text:style-name="T11">?]</text:span></text:p>
          </table:table-cell>
        </table:table-row>
        <table:table-row table:style-name="Tableau9.1">
          <table:table-cell table:style-name="Tableau9.A1" office:value-type="string">
            <text:p text:style-name="P10">Description : </text:p>
          </table:table-cell>
          <table:table-cell table:style-name="Tableau9.A1" office:value-type="string">
            <text:p text:style-name="P9"><text:span text:style-name="T12">1</text:span><text:span text:style-name="T11"> vol. (46 p.) : ill., couv. ill. en coul. ; 21 cm</text:span></text:p>
            <text:p text:style-name="P8"> </text:p>
          </table:table-cell>
        </table:table-row>
        <table:table-row table:style-name="Tableau9.1">
          <table:table-cell table:style-name="Tableau9.A1" office:value-type="string">
            <text:p text:style-name="P10">Annexes : </text:p>
          </table:table-cell>
          <table:table-cell table:style-name="Tableau9.A1" office:value-type="string">
            <text:p text:style-name="P8">Bibliogr. p. 46</text:p>
            <text:p text:style-name="P8"> </text:p>
          </table:table-cell>
        </table:table-row>
      </table:table>
      <text:p text:style-name="P3"/>
      <table:table table:name="Tableau10" table:style-name="Tableau10">
        <table:table-column table:style-name="Tableau10.A"/>
        <table:table-column table:style-name="Tableau10.B"/>
        <table:table-row table:style-name="Tableau10.1">
          <table:table-cell table:style-name="Tableau10.A1" office:value-type="string">
            <text:p text:style-name="P10">Titre : </text:p>
          </table:table-cell>
          <table:table-cell table:style-name="Tableau10.A1" office:value-type="string">
            <text:p text:style-name="P9"><text:a xlink:type="simple" xlink:href="http://www.sudoc.abes.fr/xslt/DB=2.1/SET=9/TTL=45/CLK?IKT=1016&amp;TRM=Le+café+à+Bourbon" text:style-name="ListLabel_20_1" text:visited-style-name="ListLabel_20_1"><text:span text:style-name="T9">Le </text:span></text:a><text:a xlink:type="simple" xlink:href="http://www.sudoc.abes.fr/xslt/DB=2.1/SET=9/TTL=45/CLK?IKT=1016&amp;TRM=Le+café+à+Bourbon" text:style-name="ListLabel_20_2" text:visited-style-name="ListLabel_20_2"><text:span text:style-name="T10">café</text:span></text:a><text:a xlink:type="simple" xlink:href="http://www.sudoc.abes.fr/xslt/DB=2.1/SET=9/TTL=45/CLK?IKT=1016&amp;TRM=Le+café+à+Bourbon" text:style-name="ListLabel_20_1" text:visited-style-name="ListLabel_20_1"><text:span text:style-name="T9"> à Bourbon</text:span></text:a><text:span text:style-name="T11"> : 1708-1946, des origines à la départementalisation : [exposition, Saint-Louis, Domaine de Maison rouge, 20 décembre 2008-</text:span><text:soft-page-break/><text:span text:style-name="T11">30 juin 2009] / [organisée par le Musée des arts décoratifs de l'océan Indien] ; textes, Thierry Nicolas C. Tchakaloff, Patrice Pongérard, Denis Lamy</text:span></text:p>
          </table:table-cell>
        </table:table-row>
        <table:table-row table:style-name="Tableau10.1">
          <table:table-cell table:style-name="Tableau10.A1" office:value-type="string">
            <text:p text:style-name="P10">Alphabet du titre : </text:p>
          </table:table-cell>
          <table:table-cell table:style-name="Tableau10.A1" office:value-type="string">
            <text:p text:style-name="P8">latin</text:p>
          </table:table-cell>
        </table:table-row>
        <table:table-row table:style-name="Tableau10.1">
          <table:table-cell table:style-name="Tableau10.A1" office:value-type="string">
            <text:p text:style-name="P10">Auteur(s) : </text:p>
          </table:table-cell>
          <table:table-cell table:style-name="Tableau10.A1" office:value-type="string">
            <text:p text:style-name="P9"><text:a xlink:type="simple" xlink:href="http://www.sudoc.abes.fr/xslt/DB=2.1/SET=9/TTL=45/REL?PPN=085971154" text:style-name="ListLabel_20_1" text:visited-style-name="ListLabel_20_1"><text:span text:style-name="T9">Tchakaloff, Thierry-Nicolas C.</text:span></text:a><text:span text:style-name="T11">. Rédacteur</text:span></text:p>
            <text:p text:style-name="P9"><text:a xlink:type="simple" xlink:href="http://www.sudoc.abes.fr/xslt/DB=2.1/SET=9/TTL=45/REL?PPN=085610232" text:style-name="ListLabel_20_1" text:visited-style-name="ListLabel_20_1"><text:span text:style-name="T9">Pongérard, Patrice</text:span></text:a><text:span text:style-name="T11">. Rédacteur</text:span></text:p>
            <text:p text:style-name="P9"><text:a xlink:type="simple" xlink:href="http://www.sudoc.abes.fr/xslt/DB=2.1/SET=9/TTL=45/REL?PPN=050303570" text:style-name="ListLabel_20_1" text:visited-style-name="ListLabel_20_1"><text:span text:style-name="T9">Lamy, Denis (1948-....)</text:span></text:a><text:span text:style-name="T11">. Rédacteur</text:span></text:p>
            <text:p text:style-name="P9"><text:a xlink:type="simple" xlink:href="http://www.sudoc.abes.fr/xslt/DB=2.1/SET=9/TTL=45/REL?PPN=148468098" text:style-name="ListLabel_20_1" text:visited-style-name="ListLabel_20_1"><text:span text:style-name="T9">Musée des arts décoratifs de l'océan Indien (Saint-Louis, Réunion)</text:span></text:a><text:span text:style-name="T11">. Éditeur scientifique</text:span></text:p>
          </table:table-cell>
        </table:table-row>
        <table:table-row table:style-name="Tableau10.1">
          <table:table-cell table:style-name="Tableau10.A1" office:value-type="string">
            <text:p text:style-name="P10">Date(s) : </text:p>
          </table:table-cell>
          <table:table-cell table:style-name="Tableau10.A1" office:value-type="string">
            <text:p text:style-name="P8">2008</text:p>
          </table:table-cell>
        </table:table-row>
        <table:table-row table:style-name="Tableau10.1">
          <table:table-cell table:style-name="Tableau10.A1" office:value-type="string">
            <text:p text:style-name="P10">Langue(s) : </text:p>
          </table:table-cell>
          <table:table-cell table:style-name="Tableau10.A1" office:value-type="string">
            <text:p text:style-name="P8">français</text:p>
          </table:table-cell>
        </table:table-row>
        <table:table-row table:style-name="Tableau10.1">
          <table:table-cell table:style-name="Tableau10.A1" office:value-type="string">
            <text:p text:style-name="P10">Pays : </text:p>
          </table:table-cell>
          <table:table-cell table:style-name="Tableau10.A1" office:value-type="string">
            <text:p text:style-name="P8">Réunion</text:p>
          </table:table-cell>
        </table:table-row>
        <table:table-row table:style-name="Tableau10.1">
          <table:table-cell table:style-name="Tableau10.A1" office:value-type="string">
            <text:p text:style-name="P10">Publication :</text:p>
          </table:table-cell>
          <table:table-cell table:style-name="Tableau10.A1" office:value-type="string">
            <text:p text:style-name="P9"><text:span text:style-name="T11">[</text:span><text:a xlink:type="simple" xlink:href="http://www.sudoc.abes.fr/xslt/DB=2.1/SET=9/TTL=45/CLK?IKT=1018&amp;TRM=Saint-Louis" text:style-name="ListLabel_20_1" text:visited-style-name="ListLabel_20_1"><text:span text:style-name="T9">Saint-Louis</text:span></text:a><text:span text:style-name="T11"> (</text:span><text:a xlink:type="simple" xlink:href="http://www.sudoc.abes.fr/xslt/DB=2.1/SET=9/TTL=45/CLK?IKT=1018&amp;TRM=Réunion" text:style-name="ListLabel_20_1" text:visited-style-name="ListLabel_20_1"><text:span text:style-name="T9">Réunion</text:span></text:a><text:span text:style-name="T11">)] : </text:span><text:a xlink:type="simple" xlink:href="http://www.sudoc.abes.fr/xslt/DB=2.1/SET=9/TTL=45/CLK?IKT=1018&amp;TRM=Musée" text:style-name="ListLabel_20_1" text:visited-style-name="ListLabel_20_1"><text:span text:style-name="T9">Musée</text:span></text:a><text:span text:style-name="T11"> des </text:span><text:a xlink:type="simple" xlink:href="http://www.sudoc.abes.fr/xslt/DB=2.1/SET=9/TTL=45/CLK?IKT=1018&amp;TRM=arts" text:style-name="ListLabel_20_1" text:visited-style-name="ListLabel_20_1"><text:span text:style-name="T9">arts</text:span></text:a><text:span text:style-name="T11"> </text:span><text:a xlink:type="simple" xlink:href="http://www.sudoc.abes.fr/xslt/DB=2.1/SET=9/TTL=45/CLK?IKT=1018&amp;TRM=décoratifs" text:style-name="ListLabel_20_1" text:visited-style-name="ListLabel_20_1"><text:span text:style-name="T9">décoratifs</text:span></text:a><text:span text:style-name="T11"> de </text:span><text:a xlink:type="simple" xlink:href="http://www.sudoc.abes.fr/xslt/DB=2.1/SET=9/TTL=45/CLK?IKT=1018&amp;TRM=l" text:style-name="ListLabel_20_1" text:visited-style-name="ListLabel_20_1"><text:span text:style-name="T9">l</text:span></text:a><text:span text:style-name="T11">'</text:span><text:a xlink:type="simple" xlink:href="http://www.sudoc.abes.fr/xslt/DB=2.1/SET=9/TTL=45/CLK?IKT=1018&amp;TRM=océan" text:style-name="ListLabel_20_1" text:visited-style-name="ListLabel_20_1"><text:span text:style-name="T9">océan</text:span></text:a><text:span text:style-name="T11"> </text:span><text:a xlink:type="simple" xlink:href="http://www.sudoc.abes.fr/xslt/DB=2.1/SET=9/TTL=45/CLK?IKT=1018&amp;TRM=Indien," text:style-name="ListLabel_20_1" text:visited-style-name="ListLabel_20_1">Indien,</text:a><text:a xlink:type="simple" xlink:href="http://www.sudoc.abes.fr/xslt/DB=2.1/SET=9/TTL=45/CLK?IKT=1018&amp;TRM=DL" text:style-name="ListLabel_20_1" text:visited-style-name="ListLabel_20_1">DL</text:a><text:span text:style-name="T11"> </text:span><text:a xlink:type="simple" xlink:href="http://www.sudoc.abes.fr/xslt/DB=2.1/SET=9/TTL=45/CLK?IKT=1018&amp;TRM=2008" text:style-name="ListLabel_20_1" text:visited-style-name="ListLabel_20_1"><text:span text:style-name="T9">2008</text:span></text:a></text:p>
          </table:table-cell>
        </table:table-row>
        <table:table-row table:style-name="Tableau10.1">
          <table:table-cell table:style-name="Tableau10.A1" office:value-type="string">
            <text:p text:style-name="P10">Description : </text:p>
          </table:table-cell>
          <table:table-cell table:style-name="Tableau10.A1" office:value-type="string">
            <text:p text:style-name="P9"><text:span text:style-name="T12">1</text:span><text:span text:style-name="T11"> vol. (160 p.) : ill. en noir et en coul., couv. ill. en coul. ; 30 cm</text:span></text:p>
          </table:table-cell>
        </table:table-row>
        <table:table-row table:style-name="Tableau10.1">
          <table:table-cell table:style-name="Tableau10.A1" office:value-type="string">
            <text:p text:style-name="P10">ISBN : </text:p>
          </table:table-cell>
          <table:table-cell table:style-name="Tableau10.A1" office:value-type="string">
            <text:p text:style-name="P8">978-2-909945-10-1 (rel.) : 30 EUR. - 2-909945-10-3 (rel.)</text:p>
          </table:table-cell>
        </table:table-row>
        <table:table-row table:style-name="Tableau10.1">
          <table:table-cell table:style-name="Tableau10.A1" office:value-type="string">
            <text:p text:style-name="P10">EAN : </text:p>
          </table:table-cell>
          <table:table-cell table:style-name="Tableau10.A1" office:value-type="string">
            <text:p text:style-name="P8">9782909945101</text:p>
            <text:p text:style-name="P8"> </text:p>
          </table:table-cell>
        </table:table-row>
        <table:table-row table:style-name="Tableau10.1">
          <table:table-cell table:style-name="Tableau10.A1" office:value-type="string">
            <text:p text:style-name="P10">Annexes : </text:p>
          </table:table-cell>
          <table:table-cell table:style-name="Tableau10.A1" office:value-type="string">
            <text:p text:style-name="P8">Bibliogr. p. 158-159</text:p>
          </table:table-cell>
        </table:table-row>
      </table:table>
      <text:p text:style-name="P3"/>
      <text:p text:style-name="P3"/>
      <table:table table:name="Tableau11" table:style-name="Tableau11">
        <table:table-column table:style-name="Tableau11.A"/>
        <table:table-column table:style-name="Tableau11.B"/>
        <table:table-row table:style-name="Tableau11.1">
          <table:table-cell table:style-name="Tableau11.A1" office:value-type="string">
            <text:p text:style-name="P10">Type(s) de contenu (modes de consultation) :</text:p>
          </table:table-cell>
          <table:table-cell table:style-name="Tableau11.A1" office:value-type="string">
            <text:p text:style-name="P8">Texte</text:p>
          </table:table-cell>
        </table:table-row>
        <table:table-row table:style-name="Tableau11.1">
          <table:table-cell table:style-name="Tableau11.A1" office:value-type="string">
            <text:p text:style-name="P10">Titre : </text:p>
          </table:table-cell>
          <table:table-cell table:style-name="Tableau11.A1" office:value-type="string">
            <text:p text:style-name="P9"><text:a xlink:type="simple" xlink:href="http://www.sudoc.abes.fr/xslt/DB=2.1/SET=11/TTL=28/CLK?IKT=1016&amp;TRM=Histoire+des+cafés+et+des+cafetiers" text:style-name="ListLabel_20_2" text:visited-style-name="ListLabel_20_2"><text:span text:style-name="T10">Histoire</text:span></text:a><text:a xlink:type="simple" xlink:href="http://www.sudoc.abes.fr/xslt/DB=2.1/SET=11/TTL=28/CLK?IKT=1016&amp;TRM=Histoire+des+cafés+et+des+cafetiers" text:style-name="ListLabel_20_1" text:visited-style-name="ListLabel_20_1"><text:span text:style-name="T9"> des cafés et des cafetiers</text:span></text:a><text:span text:style-name="T11"> / Jean-Claude Bologne</text:span></text:p>
          </table:table-cell>
        </table:table-row>
        <table:table-row table:style-name="Tableau11.1">
          <table:table-cell table:style-name="Tableau11.A1" office:value-type="string">
            <text:p text:style-name="P10">Alphabet du titre : </text:p>
          </table:table-cell>
          <table:table-cell table:style-name="Tableau11.A1" office:value-type="string">
            <text:p text:style-name="P8">latin</text:p>
          </table:table-cell>
        </table:table-row>
        <table:table-row table:style-name="Tableau11.1">
          <table:table-cell table:style-name="Tableau11.A1" office:value-type="string">
            <text:p text:style-name="P10">Auteur(s) : </text:p>
          </table:table-cell>
          <table:table-cell table:style-name="Tableau11.A1" office:value-type="string">
            <text:p text:style-name="P9"><text:a xlink:type="simple" xlink:href="http://www.sudoc.abes.fr/xslt/DB=2.1/SET=11/TTL=28/REL?PPN=028320441" text:style-name="ListLabel_20_1" text:visited-style-name="ListLabel_20_1"><text:span text:style-name="T9">Bologne, Jean Claude (1956-....)</text:span></text:a><text:span text:style-name="T11">. Auteur</text:span></text:p>
          </table:table-cell>
        </table:table-row>
        <table:table-row table:style-name="Tableau11.1">
          <table:table-cell table:style-name="Tableau11.A1" office:value-type="string">
            <text:p text:style-name="P10">Date(s) : </text:p>
          </table:table-cell>
          <table:table-cell table:style-name="Tableau11.A1" office:value-type="string">
            <text:p text:style-name="P8">1993</text:p>
          </table:table-cell>
        </table:table-row>
        <table:table-row table:style-name="Tableau11.1">
          <table:table-cell table:style-name="Tableau11.A1" office:value-type="string">
            <text:p text:style-name="P10">Langue(s) : </text:p>
          </table:table-cell>
          <table:table-cell table:style-name="Tableau11.A1" office:value-type="string">
            <text:p text:style-name="P8">français</text:p>
          </table:table-cell>
        </table:table-row>
        <table:table-row table:style-name="Tableau11.1">
          <table:table-cell table:style-name="Tableau11.A1" office:value-type="string">
            <text:p text:style-name="P10">Pays : </text:p>
          </table:table-cell>
          <table:table-cell table:style-name="Tableau11.A1" office:value-type="string">
            <text:p text:style-name="P8">France</text:p>
          </table:table-cell>
        </table:table-row>
        <table:table-row table:style-name="Tableau11.1">
          <table:table-cell table:style-name="Tableau11.A1" office:value-type="string">
            <text:p text:style-name="P10">Editeur(s) :</text:p>
          </table:table-cell>
          <table:table-cell table:style-name="Tableau11.A1" office:value-type="string">
            <text:p text:style-name="P9"><text:a xlink:type="simple" xlink:href="http://www.sudoc.abes.fr/xslt/DB=2.1/SET=11/TTL=28/CLK?IKT=1018&amp;TRM=Paris" text:style-name="ListLabel_20_1" text:visited-style-name="ListLabel_20_1"><text:span text:style-name="T9">Paris</text:span></text:a><text:span text:style-name="T11"> : </text:span><text:a xlink:type="simple" xlink:href="http://www.sudoc.abes.fr/xslt/DB=2.1/SET=11/TTL=28/CLK?IKT=1018&amp;TRM=Larousse" text:style-name="ListLabel_20_1" text:visited-style-name="ListLabel_20_1"><text:span text:style-name="T9">Larousse</text:span></text:a><text:span text:style-name="T11">, 1993</text:span></text:p>
          </table:table-cell>
        </table:table-row>
        <table:table-row table:style-name="Tableau11.1">
          <table:table-cell table:style-name="Tableau11.A1" office:value-type="string">
            <text:p text:style-name="P10">Description : </text:p>
          </table:table-cell>
          <table:table-cell table:style-name="Tableau11.A1" office:value-type="string">
            <text:p text:style-name="P8">1 vol. (381 p.) : ill. en noir et en coul ; 34 cm</text:p>
          </table:table-cell>
        </table:table-row>
        <table:table-row table:style-name="Tableau11.1">
          <table:table-cell table:style-name="Tableau11.A1" office:value-type="string">
            <text:p text:style-name="P10">ISBN : </text:p>
          </table:table-cell>
          <table:table-cell table:style-name="Tableau11.A1" office:value-type="string">
            <text:p text:style-name="P8">2-03-523201-5 (rel.) : 495 F</text:p>
          </table:table-cell>
        </table:table-row>
        <table:table-row table:style-name="Tableau11.1">
          <table:table-cell table:style-name="Tableau11.A1" office:value-type="string">
            <text:p text:style-name="P10">EAN : </text:p>
          </table:table-cell>
          <table:table-cell table:style-name="Tableau11.A1" office:value-type="string">
            <text:p text:style-name="P8">9782035232014</text:p>
            <text:p text:style-name="P8"> </text:p>
          </table:table-cell>
        </table:table-row>
        <table:table-row table:style-name="Tableau11.1">
          <table:table-cell table:style-name="Tableau11.A1" office:value-type="string">
            <text:p text:style-name="P10">Notes : </text:p>
          </table:table-cell>
          <table:table-cell table:style-name="Tableau11.A1" office:value-type="string">
            <text:p text:style-name="P8">9782035232014</text:p>
          </table:table-cell>
        </table:table-row>
        <table:table-row table:style-name="Tableau11.1">
          <table:table-cell table:style-name="Tableau11.A1" office:value-type="string">
            <text:p text:style-name="P10">Annexes : </text:p>
          </table:table-cell>
          <table:table-cell table:style-name="Tableau11.A1" office:value-type="string">
            <text:p text:style-name="P8">Bibliogr. p. 380-381. Index</text:p>
          </table:table-cell>
        </table:table-row>
      </table:table>
      <text:p text:style-name="P3"/>
      <text:p text:style-name="P3"/>
      <table:table table:name="Tableau12" table:style-name="Tableau12">
        <table:table-column table:style-name="Tableau12.A"/>
        <table:table-column table:style-name="Tableau12.B"/>
        <table:table-row table:style-name="Tableau12.1">
          <table:table-cell table:style-name="Tableau12.A1" office:value-type="string">
            <text:p text:style-name="P10">Type(s) de contenu (modes de consultation) :</text:p>
          </table:table-cell>
          <table:table-cell table:style-name="Tableau12.A1" office:value-type="string">
            <text:p text:style-name="P8">Texte</text:p>
          </table:table-cell>
        </table:table-row>
        <table:table-row table:style-name="Tableau12.1">
          <table:table-cell table:style-name="Tableau12.A1" office:value-type="string">
            <text:p text:style-name="P10">Type de support matériel :</text:p>
          </table:table-cell>
          <table:table-cell table:style-name="Tableau12.A1" office:value-type="string">
            <text:p text:style-name="P8">Volume</text:p>
            <text:p text:style-name="P8"> </text:p>
          </table:table-cell>
        </table:table-row>
        <table:table-row table:style-name="Tableau12.1">
          <table:table-cell table:style-name="Tableau12.A1" office:value-type="string">
            <text:p text:style-name="P10">Titre : </text:p>
          </table:table-cell>
          <table:table-cell table:style-name="Tableau12.A1" office:value-type="string">
            <text:p text:style-name="P9"><text:a xlink:type="simple" xlink:href="http://www.sudoc.abes.fr/xslt/DB=2.1/SET=11/TTL=49/CLK?IKT=1016&amp;TRM=Histoire+du+café+et+des+cafés+les+plus+célèbres" text:style-name="ListLabel_20_2" text:visited-style-name="ListLabel_20_2"><text:span text:style-name="T10">Histoire</text:span></text:a><text:a xlink:type="simple" xlink:href="http://www.sudoc.abes.fr/xslt/DB=2.1/SET=11/TTL=49/CLK?IKT=1016&amp;TRM=Histoire+du+café+et+des+cafés+les+plus+célèbres" text:style-name="ListLabel_20_1" text:visited-style-name="ListLabel_20_1"><text:span text:style-name="T9"> du </text:span></text:a><text:a xlink:type="simple" xlink:href="http://www.sudoc.abes.fr/xslt/DB=2.1/SET=11/TTL=49/CLK?IKT=1016&amp;TRM=Histoire+du+café+et+des+cafés+les+plus+célèbres" text:style-name="ListLabel_20_2" text:visited-style-name="ListLabel_20_2"><text:span text:style-name="T10">café</text:span></text:a><text:a xlink:type="simple" xlink:href="http://www.sudoc.abes.fr/xslt/DB=2.1/SET=11/TTL=49/CLK?IKT=1016&amp;TRM=Histoire+du+café+et+des+cafés+les+plus+célèbres" text:style-name="ListLabel_20_1" text:visited-style-name="ListLabel_20_1"><text:span text:style-name="T9"> et des cafés les plus célèbres</text:span></text:a><text:span text:style-name="T11"> / Ulla Heise ; traduit de l'allemand par Sophie Alloyer</text:span></text:p>
          </table:table-cell>
        </table:table-row>
        <table:table-row table:style-name="Tableau12.1">
          <table:table-cell table:style-name="Tableau12.A1" office:value-type="string">
            <text:p text:style-name="P10">Alphabet du titre : </text:p>
          </table:table-cell>
          <table:table-cell table:style-name="Tableau12.A1" office:value-type="string">
            <text:p text:style-name="P8">latin</text:p>
          </table:table-cell>
        </table:table-row>
        <table:table-row table:style-name="Tableau12.1">
          <table:table-cell table:style-name="Tableau12.A1" office:value-type="string">
            <text:p text:style-name="P10">Auteur(s) : </text:p>
          </table:table-cell>
          <table:table-cell table:style-name="Tableau12.A1" office:value-type="string">
            <text:p text:style-name="P9"><text:a xlink:type="simple" xlink:href="http://www.sudoc.abes.fr/xslt/DB=2.1/SET=11/TTL=49/REL?PPN=029486238" text:style-name="ListLabel_20_1" text:visited-style-name="ListLabel_20_1"><text:span text:style-name="T9">Heise, Ulla (1946-....)</text:span></text:a><text:span text:style-name="T11">. Auteur</text:span></text:p>
            <text:p text:style-name="P9"><text:a xlink:type="simple" xlink:href="http://www.sudoc.abes.fr/xslt/DB=2.1/SET=11/TTL=49/REL?PPN=028856996" text:style-name="ListLabel_20_1" text:visited-style-name="ListLabel_20_1"><text:span text:style-name="T9">Alloyer, Sophie</text:span></text:a><text:span text:style-name="T11">. Traduction</text:span></text:p>
          </table:table-cell>
        </table:table-row>
        <table:table-row table:style-name="Tableau12.1">
          <table:table-cell table:style-name="Tableau12.A1" office:value-type="string">
            <text:p text:style-name="P10">Date(s) : </text:p>
          </table:table-cell>
          <table:table-cell table:style-name="Tableau12.A1" office:value-type="string">
            <text:p text:style-name="P8">1988</text:p>
          </table:table-cell>
        </table:table-row>
        <table:table-row table:style-name="Tableau12.1">
          <table:table-cell table:style-name="Tableau12.A1" office:value-type="string">
            <text:p text:style-name="P10">Langue(s) : </text:p>
          </table:table-cell>
          <table:table-cell table:style-name="Tableau12.A1" office:value-type="string">
            <text:p text:style-name="P8">français</text:p>
          </table:table-cell>
        </table:table-row>
        <table:table-row table:style-name="Tableau12.1">
          <table:table-cell table:style-name="Tableau12.A1" office:value-type="string">
            <text:p text:style-name="P10">Pays : </text:p>
          </table:table-cell>
          <table:table-cell table:style-name="Tableau12.A1" office:value-type="string">
            <text:p text:style-name="P8">France</text:p>
          </table:table-cell>
        </table:table-row>
        <table:table-row table:style-name="Tableau12.1">
          <table:table-cell table:style-name="Tableau12.A1" office:value-type="string">
            <text:p text:style-name="P10">Publication :</text:p>
          </table:table-cell>
          <table:table-cell table:style-name="Tableau12.A1" office:value-type="string">
            <text:p text:style-name="P9"><text:a xlink:type="simple" xlink:href="http://www.sudoc.abes.fr/xslt/DB=2.1/SET=11/TTL=49/CLK?IKT=1018&amp;TRM=Paris" text:style-name="ListLabel_20_1" text:visited-style-name="ListLabel_20_1"><text:span text:style-name="T9">Paris</text:span></text:a><text:span text:style-name="T11"> : </text:span><text:a xlink:type="simple" xlink:href="http://www.sudoc.abes.fr/xslt/DB=2.1/SET=11/TTL=49/CLK?IKT=1018&amp;TRM=Belfond" text:style-name="ListLabel_20_1" text:visited-style-name="ListLabel_20_1"><text:span text:style-name="T9">Belfond</text:span></text:a></text:p>
          </table:table-cell>
        </table:table-row>
        <text:soft-page-break/>
        <table:table-row table:style-name="Tableau12.1">
          <table:table-cell table:style-name="Tableau12.A1" office:value-type="string">
            <text:p text:style-name="P10">Copyright :</text:p>
          </table:table-cell>
          <table:table-cell table:style-name="Tableau12.A1" office:value-type="string">
            <text:p text:style-name="P9"><text:span text:style-name="T11">© </text:span><text:a xlink:type="simple" xlink:href="http://www.sudoc.abes.fr/xslt/DB=2.1/SET=11/TTL=49/CLK?IKT=1018&amp;TRM=1988" text:style-name="ListLabel_20_1" text:visited-style-name="ListLabel_20_1"><text:span text:style-name="T9">1988</text:span></text:a></text:p>
          </table:table-cell>
        </table:table-row>
        <table:table-row table:style-name="Tableau12.1">
          <table:table-cell table:style-name="Tableau12.A1" office:value-type="string">
            <text:p text:style-name="P10">Description : </text:p>
          </table:table-cell>
          <table:table-cell table:style-name="Tableau12.A1" office:value-type="string">
            <text:p text:style-name="P8">1 vol. (243 p.) : ill. en noir et en coul., jaquette ill. en coul. ; 28 cm</text:p>
          </table:table-cell>
        </table:table-row>
        <table:table-row table:style-name="Tableau12.1">
          <table:table-cell table:style-name="Tableau12.A1" office:value-type="string">
            <text:p text:style-name="P10">ISBN : </text:p>
          </table:table-cell>
          <table:table-cell table:style-name="Tableau12.A1" office:value-type="string">
            <text:p text:style-name="P8">2-7144-2132-6 (rel.)</text:p>
          </table:table-cell>
        </table:table-row>
        <table:table-row table:style-name="Tableau12.1">
          <table:table-cell table:style-name="Tableau12.A1" office:value-type="string">
            <text:p text:style-name="P10">EAN : </text:p>
          </table:table-cell>
          <table:table-cell table:style-name="Tableau12.A1" office:value-type="string">
            <text:p text:style-name="P8">9782714421326</text:p>
            <text:p text:style-name="P8"> </text:p>
          </table:table-cell>
        </table:table-row>
        <table:table-row table:style-name="Tableau12.1">
          <table:table-cell table:style-name="Tableau12.A1" office:value-type="string">
            <text:p text:style-name="P10">Notes : </text:p>
          </table:table-cell>
          <table:table-cell table:style-name="Tableau12.A1" office:value-type="string">
            <text:p text:style-name="P8">Traduit de : "Kaffee und Kaffeehaus"</text:p>
          </table:table-cell>
        </table:table-row>
        <table:table-row table:style-name="Tableau12.1">
          <table:table-cell table:style-name="Tableau12.A1" office:value-type="string">
            <text:p text:style-name="P10">Annexes : </text:p>
          </table:table-cell>
          <table:table-cell table:style-name="Tableau12.A1" office:value-type="string">
            <text:p text:style-name="P8">Bibliogr. p. 232-235. Notes bibliogr. Index</text:p>
          </table:table-cell>
        </table:table-row>
      </table:table>
      <text:p text:style-name="P3"/>
      <text:p text:style-name="P3"/>
      <table:table table:name="Tableau13" table:style-name="Tableau13">
        <table:table-column table:style-name="Tableau13.A"/>
        <table:table-column table:style-name="Tableau13.B"/>
        <table:table-row table:style-name="Tableau13.1">
          <table:table-cell table:style-name="Tableau13.A1" office:value-type="string">
            <text:p text:style-name="P10">Titre : </text:p>
          </table:table-cell>
          <table:table-cell table:style-name="Tableau13.A1" office:value-type="string">
            <text:p text:style-name="P9"><text:a xlink:type="simple" xlink:href="http://www.sudoc.abes.fr/xslt/DB=2.1/SET=11/TTL=56/CLK?IKT=1016&amp;TRM=Le+café+en+Méditerranée" text:style-name="ListLabel_20_1" text:visited-style-name="ListLabel_20_1"><text:span text:style-name="T9">Le </text:span></text:a><text:a xlink:type="simple" xlink:href="http://www.sudoc.abes.fr/xslt/DB=2.1/SET=11/TTL=56/CLK?IKT=1016&amp;TRM=Le+café+en+Méditerranée" text:style-name="ListLabel_20_2" text:visited-style-name="ListLabel_20_2"><text:span text:style-name="T10">café</text:span></text:a><text:a xlink:type="simple" xlink:href="http://www.sudoc.abes.fr/xslt/DB=2.1/SET=11/TTL=56/CLK?IKT=1016&amp;TRM=Le+café+en+Méditerranée" text:style-name="ListLabel_20_1" text:visited-style-name="ListLabel_20_1"><text:span text:style-name="T9"> en Méditerranée</text:span></text:a><text:span text:style-name="T11"> : </text:span><text:span text:style-name="T12">histoire,</text:span><text:span text:style-name="T11"> anthropologie, économie : XVIIIe-XXe siècle : sources et ressources de la Chambre de commerce de Marseille pour une </text:span><text:span text:style-name="T12">histoire</text:span><text:span text:style-name="T11"> du </text:span><text:span text:style-name="T12">café</text:span><text:span text:style-name="T11"> / P. Boulanger ; Maison de la Méditerranée</text:span></text:p>
          </table:table-cell>
        </table:table-row>
        <table:table-row table:style-name="Tableau13.1">
          <table:table-cell table:style-name="Tableau13.A1" office:value-type="string">
            <text:p text:style-name="P10">Alphabet du titre : </text:p>
          </table:table-cell>
          <table:table-cell table:style-name="Tableau13.A1" office:value-type="string">
            <text:p text:style-name="P8">latin</text:p>
          </table:table-cell>
        </table:table-row>
        <table:table-row table:style-name="Tableau13.1">
          <table:table-cell table:style-name="Tableau13.A1" office:value-type="string">
            <text:p text:style-name="P10">Auteur(s) : </text:p>
          </table:table-cell>
          <table:table-cell table:style-name="Tableau13.A1" office:value-type="string">
            <text:p text:style-name="P9"><text:a xlink:type="simple" xlink:href="http://www.sudoc.abes.fr/xslt/DB=2.1/SET=11/TTL=56/CLK?IKT=1&amp;TRM=Boulanger,P" text:style-name="ListLabel_20_1" text:visited-style-name="ListLabel_20_1"><text:span text:style-name="T9">Boulanger, P</text:span></text:a><text:span text:style-name="T11">. Auteur</text:span></text:p>
            <text:p text:style-name="P9"><text:a xlink:type="simple" xlink:href="http://www.sudoc.abes.fr/xslt/DB=2.1/SET=11/TTL=56/CLK?IKT=1016&amp;TRM=Maison" text:style-name="ListLabel_20_1" text:visited-style-name="ListLabel_20_1"><text:span text:style-name="T9">Maison</text:span></text:a><text:span text:style-name="T11"> de la </text:span><text:a xlink:type="simple" xlink:href="http://www.sudoc.abes.fr/xslt/DB=2.1/SET=11/TTL=56/CLK?IKT=1016&amp;TRM=Méditerranée" text:style-name="ListLabel_20_1" text:visited-style-name="ListLabel_20_1"><text:span text:style-name="T9">Méditerranée</text:span></text:a><text:span text:style-name="T11"> (</text:span><text:a xlink:type="simple" xlink:href="http://www.sudoc.abes.fr/xslt/DB=2.1/SET=11/TTL=56/CLK?IKT=1016&amp;TRM=Aix-en-Provence" text:style-name="ListLabel_20_1" text:visited-style-name="ListLabel_20_1"><text:span text:style-name="T9">Aix-en-Provence</text:span></text:a><text:span text:style-name="T11">). Collectivité éditrice</text:span></text:p>
          </table:table-cell>
        </table:table-row>
        <table:table-row table:style-name="Tableau13.1">
          <table:table-cell table:style-name="Tableau13.A1" office:value-type="string">
            <text:p text:style-name="P10">Date(s) : </text:p>
          </table:table-cell>
          <table:table-cell table:style-name="Tableau13.A1" office:value-type="string">
            <text:p text:style-name="P8">[1985?]</text:p>
          </table:table-cell>
        </table:table-row>
        <table:table-row table:style-name="Tableau13.1">
          <table:table-cell table:style-name="Tableau13.A1" office:value-type="string">
            <text:p text:style-name="P10">Langue(s) : </text:p>
          </table:table-cell>
          <table:table-cell table:style-name="Tableau13.A1" office:value-type="string">
            <text:p text:style-name="P8">français</text:p>
          </table:table-cell>
        </table:table-row>
        <table:table-row table:style-name="Tableau13.1">
          <table:table-cell table:style-name="Tableau13.A1" office:value-type="string">
            <text:p text:style-name="P10">Pays : </text:p>
          </table:table-cell>
          <table:table-cell table:style-name="Tableau13.A1" office:value-type="string">
            <text:p text:style-name="P8">France</text:p>
          </table:table-cell>
        </table:table-row>
        <table:table-row table:style-name="Tableau13.1">
          <table:table-cell table:style-name="Tableau13.A1" office:value-type="string">
            <text:p text:style-name="P10">Editeur(s) :</text:p>
          </table:table-cell>
          <table:table-cell table:style-name="Tableau13.A1" office:value-type="string">
            <text:p text:style-name="P9"><text:a xlink:type="simple" xlink:href="http://www.sudoc.abes.fr/xslt/DB=2.1/SET=11/TTL=56/CLK?IKT=1018&amp;TRM=Aix-en-Provence" text:style-name="ListLabel_20_1" text:visited-style-name="ListLabel_20_1"><text:span text:style-name="T9">Aix-en-Provence</text:span></text:a><text:span text:style-name="T11"> : </text:span><text:a xlink:type="simple" xlink:href="http://www.sudoc.abes.fr/xslt/DB=2.1/SET=11/TTL=56/CLK?IKT=1018&amp;TRM=Institut" text:style-name="ListLabel_20_1" text:visited-style-name="ListLabel_20_1"><text:span text:style-name="T9">Institut</text:span></text:a><text:span text:style-name="T11"> de </text:span><text:a xlink:type="simple" xlink:href="http://www.sudoc.abes.fr/xslt/DB=2.1/SET=11/TTL=56/CLK?IKT=1018&amp;TRM=recherches" text:style-name="ListLabel_20_1" text:visited-style-name="ListLabel_20_1"><text:span text:style-name="T9">recherches</text:span></text:a><text:span text:style-name="T11"> </text:span><text:a xlink:type="simple" xlink:href="http://www.sudoc.abes.fr/xslt/DB=2.1/SET=11/TTL=56/CLK?IKT=1018&amp;TRM=méditerranéennes" text:style-name="ListLabel_20_1" text:visited-style-name="ListLabel_20_1"><text:span text:style-name="T9">méditerranéennes</text:span></text:a><text:span text:style-name="T11">, [1985?]</text:span></text:p>
          </table:table-cell>
        </table:table-row>
        <table:table-row table:style-name="Tableau13.1">
          <table:table-cell table:style-name="Tableau13.A1" office:value-type="string">
            <text:p text:style-name="P10">Description : </text:p>
          </table:table-cell>
          <table:table-cell table:style-name="Tableau13.A1" office:value-type="string">
            <text:p text:style-name="P8">15 p ; 21 cm</text:p>
          </table:table-cell>
        </table:table-row>
      </table:table>
      <text:p text:style-name="P3"/>
      <text:p text:style-name="P3"/>
      <text:p text:style-name="P14"><text:span text:style-name="notice-label"><text:span text:style-name="T15">Type(s) de contenu et mode(s) de consultation : </text:span></text:span><text:span text:style-name="T16">Texte : sans médiation </text:span></text:p>
      <text:p text:style-name="P11"><text:span text:style-name="notice-label"><text:span text:style-name="T15">Auteur(s) : </text:span></text:span><text:a xlink:type="simple" xlink:href="https://catalogue.bnf.fr/ark:/12148/cb12228323m" text:style-name="ListLabel_20_3" text:visited-style-name="ListLabel_20_3"><text:span text:style-name="Internet_20_link"><text:span text:style-name="T18">Chevallier, Alphonse (1793-1879)</text:span></text:span></text:a><text:span text:style-name="T16"> </text:span><text:a xlink:type="simple" xlink:href="https://catalogue.bnf.fr/rechercher.do?index=AUT3&amp;numNotice=12228323" text:style-name="ListLabel_20_4" text:visited-style-name="ListLabel_20_4"><text:span text:style-name="hors-viewport"><text:span text:style-name="T17">Voir les notices liées en tant qu'auteur</text:span></text:span></text:a><text:span text:style-name="T16"> </text:span></text:p>
      <text:p text:style-name="P14"><text:span text:style-name="notice-label"><text:span text:style-name="T15">Titre(s) : </text:span></text:span><text:span text:style-name="T16">Du café [Texte imprimé] : son historique, son usage, son utilité, ses altérations, ses succédanés et ses falsifications... / par A. Chevallier,... </text:span></text:p>
      <text:p text:style-name="P14"><text:span text:style-name="notice-label"><text:span text:style-name="T15">Publication : </text:span></text:span><text:span text:style-name="T16">Paris : J.-B. Baillière, 1862 </text:span></text:p>
      <text:p text:style-name="P14"><text:span text:style-name="notice-label"><text:span text:style-name="T15">Description matérielle : </text:span></text:span><text:span text:style-name="T16">63 p. ; in-8 </text:span></text:p>
      <text:p text:style-name="P3"/>
      <text:p text:style-name="P14"><text:span text:style-name="notice-label"><text:span text:style-name="T15">Type(s) de contenu et mode(s) de consultation : </text:span></text:span><text:span text:style-name="T16">Texte : sans médiation </text:span></text:p>
      <text:p text:style-name="P11"><text:span text:style-name="notice-label"><text:span text:style-name="T15">Auteur(s) : </text:span></text:span><text:a xlink:type="simple" xlink:href="https://catalogue.bnf.fr/ark:/12148/cb105658131" text:style-name="ListLabel_20_3" text:visited-style-name="ListLabel_20_3"><text:span text:style-name="Internet_20_link"><text:span text:style-name="T18">Coubard d'Aulnay, Germain-Etienne (1804-1863)</text:span></text:span></text:a><text:span text:style-name="T16"> </text:span><text:a xlink:type="simple" xlink:href="https://catalogue.bnf.fr/rechercher.do?index=AUT3&amp;numNotice=10565813" text:style-name="ListLabel_20_4" text:visited-style-name="ListLabel_20_4"><text:span text:style-name="hors-viewport"><text:span text:style-name="T17">Voir les notices liées en tant qu'auteur</text:span></text:span></text:a><text:span text:style-name="T16"> </text:span></text:p>
      <text:p text:style-name="P14"><text:span text:style-name="notice-label"><text:span text:style-name="T15">Titre(s) : </text:span></text:span><text:span text:style-name="T16">Monographie du café, ou Manuel de l'amateur de café [Texte imprimé] : ouvrage contenant la description et la culture du cafier, l'histoire du café, ses caractères commerciaux, sa préparation et ses propriétés / par G.-E. Coubard d'Aulnay,... </text:span></text:p>
      <text:p text:style-name="P14"><text:span text:style-name="notice-label"><text:span text:style-name="T15">Publication : </text:span></text:span><text:span text:style-name="T16">Paris : Delaunay, 1832 </text:span></text:p>
      <text:p text:style-name="P14"><text:span text:style-name="notice-label"><text:span text:style-name="T15">Description matérielle : </text:span></text:span><text:span text:style-name="T16">1 vol. (215 p.) : pl. en coul. ; in-8 </text:span></text:p>
      <text:p text:style-name="P3"/>
      <text:p text:style-name="P3"/>
      <text:p text:style-name="P3"/>
      <text:p text:style-name="P2"/>
      <text:p text:style-name="P2"><text:soft-page-break/>Affiches</text:p>
      <text:p text:style-name="P2"/>
      <text:p text:style-name="P3">19<text:span text:style-name="T19">e</text:span> siècle</text:p>
      <text:p text:style-name="P3"><text:a xlink:type="simple" xlink:href="https://gallica.bnf.fr/ark:/12148/btv1b53015900n.r=café?rk=21459;2" text:style-name="ListLabel_20_5" text:visited-style-name="ListLabel_20_5"><text:span text:style-name="Internet_20_link">https://gallica.bnf.fr/ark:/12148/btv1b53015900n.r=caf%C3%A9?rk=21459;2</text:span></text:a></text:p>
      <text:p text:style-name="P3"><text:a xlink:type="simple" xlink:href="https://gallica.bnf.fr/ark:/12148/btv1b90142119.r=café?rk=278971;2" text:style-name="ListLabel_20_5" text:visited-style-name="ListLabel_20_5"><text:span text:style-name="Internet_20_link">https://gallica.bnf.fr/ark:/12148/btv1b90142119.r=caf%C3%A9?rk=278971;2</text:span></text:a></text:p>
      <text:p text:style-name="P3"><text:a xlink:type="simple" xlink:href="https://gallica.bnf.fr/ark:/12148/btv1b9017011j.r=café?rk=1480694;0" text:style-name="ListLabel_20_5" text:visited-style-name="ListLabel_20_5"><text:span text:style-name="Internet_20_link">https://gallica.bnf.fr/ark:/12148/btv1b9017011j.r=caf%C3%A9?rk=1480694;0</text:span></text:a></text:p>
      <text:p text:style-name="P3"><text:a xlink:type="simple" xlink:href="https://gallica.bnf.fr/ark:/12148/btv1b9012595d.r=café?rk=6309044;0" text:style-name="ListLabel_20_5" text:visited-style-name="ListLabel_20_5"><text:span text:style-name="Internet_20_link">https://gallica.bnf.fr/ark:/12148/btv1b9012595d.r=caf%C3%A9?rk=6309044;0</text:span></text:a></text:p>
      <text:p text:style-name="P3"/>
      <text:p text:style-name="P3">Autres</text:p>
      <text:p text:style-name="P3"><text:a xlink:type="simple" xlink:href="https://gallica.bnf.fr/ark:/12148/btv1b90171448.r=café?rk=343349;2" text:style-name="ListLabel_20_5" text:visited-style-name="ListLabel_20_5"><text:span text:style-name="Internet_20_link">https://gallica.bnf.fr/ark:/12148/btv1b90171448.r=caf%C3%A9?rk=343349;2</text:span></text:a></text:p>
      <text:p text:style-name="P3"><text:a xlink:type="simple" xlink:href="https://gallica.bnf.fr/ark:/12148/btv1b531277524.r=café?rk=278971;2" text:style-name="ListLabel_20_5" text:visited-style-name="ListLabel_20_5"><text:span text:style-name="Internet_20_link">https://gallica.bnf.fr/ark:/12148/btv1b531277524.r=caf%C3%A9?rk=278971;2</text:span></text:a></text:p>
      <text:p text:style-name="P3"><text:a xlink:type="simple" xlink:href="https://gallica.bnf.fr/ark:/12148/btv1b90059926" text:style-name="ListLabel_20_5" text:visited-style-name="ListLabel_20_5"><text:span text:style-name="Internet_20_link">https://gallica.bnf.fr/ark:/12148/btv1b90059926</text:span></text:a></text:p>
      <text:p text:style-name="P3"><text:a xlink:type="simple" xlink:href="https://gallica.bnf.fr/ark:/12148/btv1b9004967t.r=café?rk=10901341;2" text:style-name="ListLabel_20_5" text:visited-style-name="ListLabel_20_5"><text:span text:style-name="Internet_20_link">https://gallica.bnf.fr/ark:/12148/btv1b9004967t.r=caf%C3%A9?rk=10901341;2</text:span></text:a></text:p>
      <text:p text:style-name="P3"><text:a xlink:type="simple" xlink:href="https://gallica.bnf.fr/ark:/12148/btv1b9004966d.r=café?rk=10922800;4" text:style-name="ListLabel_20_5" text:visited-style-name="ListLabel_20_5"><text:span text:style-name="Internet_20_link">https://gallica.bnf.fr/ark:/12148/btv1b9004966d.r=caf%C3%A9?rk=10922800;4</text:span></text:a></text:p>
      <text:p text:style-name="P3"/>
      <text:p text:style-name="P3"/>
      <text:p text:style-name="P5"/>
      <text:p text:style-name="P13">Expositions :</text:p>
      <text:p text:style-name="P4">Exposition sur le café au Musée des Civilisations de l’Europe et de la Méditerranée, 26/10/16 au 23/01/17</text:p>
      <text:list xml:id="list181805860784178" text:continue-numbering="true" text:style-name="WWNum1">
        <text:list-header>
          <text:p text:style-name="P20">L’essor des boissons exotiques à Paris au XVIIIe siècle, Musée Cognacq-Jay, 26/05-27/09/15</text:p>
          <text:p text:style-name="P20">Musée du café, Guadeloupe : <text:a xlink:type="simple" xlink:href="http://www.cafe-chaulet.com/04_musee-cafe.php" text:style-name="Internet_20_link" text:visited-style-name="Visited_20_Internet_20_Link"><text:span text:style-name="Internet_20_link">http://www.cafe-chaulet.com/04_musee-cafe.php</text:span></text:a></text:p>
          <text:p text:style-name="P20">Cafés Henri, Hœrdt : <text:a xlink:type="simple" xlink:href="https://www.cafeshenri.fr/musee-du-cafe" text:style-name="ListLabel_20_2" text:visited-style-name="ListLabel_20_2"><text:span text:style-name="Internet_20_link">https://www.cafeshenri.fr/musee-du-cafe</text:span></text:a></text:p>
          <text:p text:style-name="P20">Cafés Chapuis, Le musée : <text:a xlink:type="simple" xlink:href="http://www.cafeschapuis.fr/musee" text:style-name="ListLabel_20_2" text:visited-style-name="ListLabel_20_2"><text:span text:style-name="Internet_20_link">http://www.cafeschapuis.fr/musee</text:span></text:a></text:p>
          <text:p text:style-name="P20"/>
        </text:list-header>
      </text:list>
      <text:p text:style-name="P4"/>
      <text:p text:style-name="P4">Sources Gallica :</text:p>
      <text:p text:style-name="P4"><text:a xlink:type="simple" xlink:href="https://gallica.bnf.fr/ark:/12148/btv1b85409898.r=cafetieres?rk=150215;2" text:style-name="ListLabel_20_2" text:visited-style-name="ListLabel_20_2"><text:span text:style-name="Internet_20_link">https://gallica.bnf.fr/ark:/12148/btv1b85409898.r=cafetieres?rk=150215;2</text:span></text:a> : Cafetière et tasses</text:p>
      <text:p text:style-name="P4"/>
      <text:p text:style-name="P4"><text:a xlink:type="simple" xlink:href="https://gallica.bnf.fr/ark:/12148/btv1b8496570s.r=tasse?rk=21459;2" text:style-name="ListLabel_20_2" text:visited-style-name="ListLabel_20_2"><text:span text:style-name="Internet_20_link">https://gallica.bnf.fr/ark:/12148/btv1b8496570s.r=tasse?rk=21459;2</text:span></text:a> : Tasses d’orfèvrerie asiatique</text:p>
      <text:p text:style-name="P4"/>
      <text:p text:style-name="P4"><text:a xlink:type="simple" xlink:href="https://gallica.bnf.fr/ark:/12148/btv1b8595080c.r=tasse?rk=815454;4" text:style-name="ListLabel_20_2" text:visited-style-name="ListLabel_20_2"><text:span text:style-name="Internet_20_link">https://gallica.bnf.fr/ark:/12148/btv1b8595080c.r=tasse?rk=815454;4</text:span></text:a> : Images de tasses de différents types</text:p>
      <text:p text:style-name="P4"/>
      <text:p text:style-name="P4"><text:a xlink:type="simple" xlink:href="https://gallica.bnf.fr/ark:/12148/btv1b10514635g.r=cafetière?rk=21459;2" text:style-name="ListLabel_20_2" text:visited-style-name="ListLabel_20_2"><text:span text:style-name="Internet_20_link">https://gallica.bnf.fr/ark:/12148/btv1b10514635g.r=cafetière?rk=21459;2</text:span></text:a></text:p>
      <text:p text:style-name="P4">Petite cafetière Charles Louis Balzac, 1798-1817</text:p>
      <text:p text:style-name="P4"/>
      <text:p text:style-name="P4"><text:a xlink:type="simple" xlink:href="https://gallica.bnf.fr/ark:/12148/btv1b53109890b.r=cafetière?rk=128756;0" text:style-name="ListLabel_20_2" text:visited-style-name="ListLabel_20_2"><text:span text:style-name="Internet_20_link">https://gallica.bnf.fr/ark:/12148/btv1b53109890b.r=cafetière?rk=128756;0</text:span></text:a> : Encrier et cafetière, Balzac, 1909</text:p>
      <text:p text:style-name="P4"/>
      <text:p text:style-name="P4"><text:a xlink:type="simple" xlink:href="https://gallica.bnf.fr/ark:/12148/btv1b102203090.r=moulin%20à%20café?rk=21459;2" text:style-name="ListLabel_20_2" text:visited-style-name="ListLabel_20_2"><text:span text:style-name="Internet_20_link">https://gallica.bnf.fr/ark:/12148/btv1b102203090.r=moulin%20à%20café?rk=21459;2</text:span></text:a> :</text:p>
      <text:p text:style-name="P24">Moulin à café, mouvement par la chaleur</text:p>
      <text:p text:style-name="P4"/>
      <text:p text:style-name="P4"><text:a xlink:type="simple" xlink:href="https://gallica.bnf.fr/ark:/12148/btv1b10220308j.r=moulin%20à%20café?rk=42918;4" text:style-name="ListLabel_20_2" text:visited-style-name="ListLabel_20_2"><text:span text:style-name="Internet_20_link">https://gallica.bnf.fr/ark:/12148/btv1b10220308j.r=moulin%20à%20café?rk=42918;4</text:span></text:a> :</text:p>
      <text:p text:style-name="P6">Moulin à café, mouvement par la chal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pictos" svg:font-family="pictos" style:font-family-generic="roman" style:font-pitch="variable"/>
    <style:font-face style:name="roboto_condensed" svg:font-family="roboto_condensed"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notice"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ListLabel_20_1" style:display-name="ListLabel 1" style:family="text">
      <style:text-properties style:font-name="Calibri" fo:font-family="Calibri" style:font-family-generic="roman" style:font-pitch="variable" fo:font-size="11pt" fo:language="fr" fo:country="FR"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ListLabel_20_2" style:display-name="ListLabel 2" style:family="text">
      <style:text-properties fo:color="#4172b8" style:font-name="Verdana" fo:font-family="Verdana" style:font-family-generic="roman" style:font-pitch="variable" fo:font-size="9.5pt" style:text-underline-style="solid" style:text-underline-width="auto" style:text-underline-color="font-color" fo:font-weight="bold" style:font-name-asian="Times New Roman1" style:font-family-asian="'Times New Roman'" style:font-family-generic-asian="system" style:font-pitch-asian="variable" style:font-size-asian="9.5pt" style:language-asian="fr" style:country-asian="FR" style:font-weight-asian="bold" style:font-name-complex="Times New Roman1" style:font-family-complex="'Times New Roman'" style:font-family-generic-complex="system" style:font-pitch-complex="variable" style:font-size-complex="9.5pt" style:font-weight-complex="bold"/>
    </style:style>
    <style:style style:name="notice-label" style:family="text" style:parent-style-name="Default_20_Paragraph_20_Font"/>
    <style:style style:name="ListLabel_20_3" style:display-name="ListLabel 3" style:family="text">
      <style:text-properties fo:color="#007e8b" style:font-name="roboto_condensed" fo:font-family="roboto_condensed" style:font-family-generic="roman" style:font-pitch="variable" fo:font-size="10.5pt" style:font-size-asian="10.5pt" style:font-size-complex="10.5pt"/>
    </style:style>
    <style:style style:name="hors-viewport" style:family="text" style:parent-style-name="Default_20_Paragraph_20_Font"/>
    <style:style style:name="ListLabel_20_4" style:display-name="ListLabel 4" style:family="text">
      <style:text-properties fo:color="#4e4e51" style:font-name="pictos" fo:font-family="pictos" style:font-family-generic="roman" style:font-pitch="variable" fo:font-size="13.5pt" style:text-underline-style="solid" style:text-underline-width="auto" style:text-underline-color="font-color" style:font-size-asian="13.5pt" style:font-size-complex="13.5pt"/>
    </style:style>
    <style:style style:name="ListLabel_20_5" style:display-name="ListLabel 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6:31:35.801134600</meta:creation-date>
    <dc:date>2018-11-29T18:18:03.207817620</dc:date>
    <meta:initial-creator>Marie Morillon</meta:initial-creator>
    <meta:generator>LibreOffice/5.3.7.2$MacOSX_X86_64 LibreOffice_project/6b8ed514a9f8b44d37a1b96673cbbdd077e24059</meta:generator>
    <meta:editing-duration>PT1H21M5S</meta:editing-duration>
    <meta:editing-cycles>2</meta:editing-cycles>
    <meta:document-statistic meta:table-count="13" meta:image-count="0" meta:object-count="0" meta:page-count="16" meta:paragraph-count="466" meta:word-count="4119" meta:character-count="29042" meta:non-whitespace-character-count="25206"/>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